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829544B3.png" manifest:media-type="image/png"/>
  <manifest:file-entry manifest:full-path="Pictures/10000000000001D7000000D520287B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6" style:family="table">
      <style:table-properties style:width="17.302cm" table:align="margins"/>
    </style:style>
    <style:style style:name="Таблица6.A" style:family="table-column">
      <style:table-column-properties style:column-width="0.714cm" style:rel-column-width="2705*"/>
    </style:style>
    <style:style style:name="Таблица6.B" style:family="table-column">
      <style:table-column-properties style:column-width="2.91cm" style:rel-column-width="11023*"/>
    </style:style>
    <style:style style:name="Таблица6.C" style:family="table-column">
      <style:table-column-properties style:column-width="4.895cm" style:rel-column-width="18540*"/>
    </style:style>
    <style:style style:name="Таблица6.D" style:family="table-column">
      <style:table-column-properties style:column-width="8.782cm" style:rel-column-width="33267*"/>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language="ru" fo:country="RU"/>
    </style:style>
    <style:style style:name="P8" style:family="paragraph" style:parent-style-name="Table_20_Contents">
      <style:text-properties fo:language="ru" fo:country="RU" fo:font-weight="bold" style:font-weight-asian="bold" style:font-weight-complex="bold"/>
    </style:style>
    <style:style style:name="P9" style:family="paragraph" style:parent-style-name="Standard">
      <style:text-properties fo:font-size="6pt" fo:language="ru" fo:country="RU" style:font-size-asian="5.25pt" style:font-size-complex="6pt"/>
    </style:style>
    <style:style style:name="P10" style:family="paragraph" style:parent-style-name="Standard">
      <style:text-properties fo:language="ru" fo:country="RU"/>
    </style:style>
    <style:style style:name="P11" style:family="paragraph" style:parent-style-name="Standard">
      <style:text-properties fo:font-weight="bold" style:font-weight-asian="bold" style:font-weight-complex="bold"/>
    </style:style>
    <style:style style:name="P12" style:family="paragraph" style:parent-style-name="Text_20_body">
      <style:text-properties fo:language="ru" fo:country="RU"/>
    </style:style>
    <style:style style:name="P13" style:family="paragraph" style:parent-style-name="Text_20_body">
      <style:text-properties fo:language="ru" fo:country="RU" fo:font-weight="bold" style:font-weight-asian="bold" style:font-weight-complex="bold"/>
    </style:style>
    <style:style style:name="P14" style:family="paragraph" style:parent-style-name="Text_20_body">
      <style:text-properties fo:language="ru" fo:country="RU" fo:font-weight="normal" style:font-weight-asian="normal" style:font-weight-complex="normal"/>
    </style:style>
    <style:style style:name="P15" style:family="paragraph" style:parent-style-name="Text_20_body">
      <style:text-properties fo:language="ru" fo:country="RU" style:text-underline-style="none"/>
    </style:style>
    <style:style style:name="P16" style:family="paragraph" style:parent-style-name="Text_20_body">
      <style:text-properties fo:language="ru" fo:country="RU" fo:font-style="italic" style:font-style-asian="italic" style:font-style-complex="italic"/>
    </style:style>
    <style:style style:name="P17"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8" style:family="paragraph" style:parent-style-name="Text_20_body">
      <style:paragraph-properties fo:text-align="center" style:justify-single-word="false"/>
      <style:text-properties fo:font-weight="bold" style:font-weight-asian="bold" style:font-weight-complex="bold"/>
    </style:style>
    <style:style style:name="P19" style:family="paragraph" style:parent-style-name="Text_20_body">
      <style:paragraph-properties fo:margin-top="0.199cm" fo:margin-bottom="0.21cm" style:contextual-spacing="false"/>
      <style:text-properties fo:language="ru" fo:country="RU"/>
    </style:style>
    <style:style style:name="P20" style:family="paragraph" style:parent-style-name="Text_20_body">
      <style:paragraph-properties fo:margin-top="0.101cm" fo:margin-bottom="0.101cm" style:contextual-spacing="false"/>
      <style:text-properties fo:color="#000080" style:font-name="DejaVu Sans Mono" fo:language="ru" fo:country="RU" fo:font-weight="normal" style:font-weight-asian="normal" style:font-weight-complex="normal"/>
    </style:style>
    <style:style style:name="P21" style:family="paragraph" style:parent-style-name="Drawing">
      <style:paragraph-properties fo:text-align="center" style:justify-single-word="false"/>
    </style:style>
    <style:style style:name="P22" style:family="paragraph" style:parent-style-name="Standard">
      <style:paragraph-properties fo:margin-top="0.199cm" fo:margin-bottom="0cm" style:contextual-spacing="false"/>
    </style:style>
    <style:style style:name="P23" style:family="paragraph" style:parent-style-name="Standard">
      <style:paragraph-properties fo:margin-top="0.199cm" fo:margin-bottom="0cm" style:contextual-spacing="false"/>
      <style:text-properties fo:language="ru" fo:country="RU"/>
    </style:style>
    <style:style style:name="P24" style:family="paragraph" style:parent-style-name="Text_20_body">
      <style:paragraph-properties fo:margin-top="0cm" fo:margin-bottom="0.3cm" style:contextual-spacing="false"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25" style:family="paragraph" style:parent-style-name="Standard">
      <style:paragraph-properties fo:margin-top="0cm" fo:margin-bottom="0.199cm" style:contextual-spacing="false"/>
    </style:style>
    <style:style style:name="P26"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27" style:family="paragraph" style:parent-style-name="Text_20_body">
      <style:paragraph-properties fo:margin-top="0cm" fo:margin-bottom="0.15cm" style:contextual-spacing="false"/>
      <style:text-properties fo:language="ru" fo:country="RU"/>
    </style:style>
    <style:style style:name="P28" style:family="paragraph" style:parent-style-name="Text_20_body">
      <style:paragraph-properties fo:margin-top="0cm" fo:margin-bottom="0.15cm" style:contextual-spacing="false"/>
      <style:text-properties fo:language="ru" fo:country="RU" fo:font-weight="bold" style:font-weight-asian="bold" style:font-weight-complex="bold"/>
    </style:style>
    <style:style style:name="P29" style:family="paragraph" style:parent-style-name="Text_20_body">
      <style:paragraph-properties fo:margin-top="0cm" fo:margin-bottom="0.15cm" style:contextual-spacing="false"/>
      <style:text-properties fo:language="ru" fo:country="RU" fo:font-weight="normal" style:font-weight-asian="normal" style:font-weight-complex="normal"/>
    </style:style>
    <style:style style:name="P30" style:family="paragraph" style:parent-style-name="Table_20_Contents">
      <style:paragraph-properties fo:margin-top="0cm" fo:margin-bottom="0.15cm" style:contextual-spacing="false"/>
    </style:style>
    <style:style style:name="P31" style:family="paragraph" style:parent-style-name="Table_20_Contents">
      <style:paragraph-properties fo:margin-top="0cm" fo:margin-bottom="0.15cm" style:contextual-spacing="false"/>
      <style:text-properties fo:language="ru" fo:country="RU"/>
    </style:style>
    <style:style style:name="P32" style:family="paragraph" style:parent-style-name="Table_20_Contents">
      <style:paragraph-properties fo:margin-top="0cm" fo:margin-bottom="0.15cm" style:contextual-spacing="false"/>
      <style:text-properties fo:language="ru" fo:country="RU" fo:font-weight="bold" style:font-weight-asian="bold" style:font-weight-complex="bold"/>
    </style:style>
    <style:style style:name="P33" style:family="paragraph" style:parent-style-name="Table_20_Contents">
      <style:paragraph-properties fo:margin-top="0cm" fo:margin-bottom="0.15cm" style:contextual-spacing="false"/>
      <style:text-properties fo:font-weight="bold" style:font-weight-asian="bold" style:font-weight-complex="bold"/>
    </style:style>
    <style:style style:name="P34" style:family="paragraph" style:parent-style-name="Table_20_Contents">
      <style:paragraph-properties fo:margin-top="0cm" fo:margin-bottom="0.15cm" style:contextual-spacing="false"/>
      <style:text-properties fo:font-size="13pt" fo:font-weight="bold" style:font-size-asian="13pt" style:font-weight-asian="bold" style:font-size-complex="13pt" style:font-weight-complex="bold"/>
    </style:style>
    <style:style style:name="P35" style:family="paragraph" style:parent-style-name="Table_20_Contents">
      <style:paragraph-properties fo:margin-top="0cm" fo:margin-bottom="0.15cm" style:contextual-spacing="false" fo:background-color="#cccccc">
        <style:background-image/>
      </style:paragraph-properties>
      <style:text-properties fo:language="ru" fo:country="RU"/>
    </style:style>
    <style:style style:name="P36"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37" style:family="paragraph" style:parent-style-name="Preformatted_20_Text">
      <style:paragraph-properties fo:margin-top="0cm" fo:margin-bottom="0cm" style:contextual-spacing="false"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38" style:family="paragraph" style:parent-style-name="Drawing">
      <style:paragraph-properties fo:margin-top="0cm" fo:margin-bottom="0cm" style:contextual-spacing="false" fo:text-align="center" style:justify-single-word="false"/>
    </style:style>
    <style:style style:name="P39" style:family="paragraph" style:parent-style-name="Drawing">
      <style:paragraph-properties fo:margin-top="0cm" fo:margin-bottom="0cm" style:contextual-spacing="false" fo:text-align="center" style:justify-single-word="false"/>
      <style:text-properties fo:font-style="italic" style:font-style-asian="italic" style:font-style-complex="italic"/>
    </style:style>
    <style:style style:name="P40" style:family="paragraph" style:parent-style-name="Drawing">
      <style:paragraph-properties fo:margin-top="0.6cm" fo:margin-bottom="0.21cm" style:contextual-spacing="false" fo:text-align="center" style:justify-single-word="false"/>
    </style:style>
    <style:style style:name="P41" style:family="paragraph" style:parent-style-name="Drawing">
      <style:paragraph-properties fo:margin-top="0.6cm" fo:margin-bottom="0.101cm" style:contextual-spacing="false" fo:text-align="center" style:justify-single-word="fals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Standard" style:list-style-name="L273"/>
    <style:style style:name="P44" style:family="paragraph" style:parent-style-name="Standard" style:list-style-name="L270">
      <style:paragraph-properties fo:margin-left="0cm" fo:margin-right="0cm" fo:text-indent="0cm" style:auto-text-indent="false">
        <style:tab-stops>
          <style:tab-stop style:position="-0.529cm"/>
        </style:tab-stops>
      </style:paragraph-properties>
    </style:style>
    <style:style style:name="P45" style:family="paragraph" style:parent-style-name="Heading_20_1">
      <style:text-properties fo:language="ru" fo:country="RU"/>
    </style:style>
    <style:style style:name="P46" style:family="paragraph" style:parent-style-name="Heading_20_1">
      <style:paragraph-properties fo:break-before="page"/>
      <style:text-properties fo:language="ru" fo:country="RU"/>
    </style:style>
    <style:style style:name="P47" style:family="paragraph" style:parent-style-name="Text_20_body" style:master-page-name="First_20_Page">
      <style:paragraph-properties fo:text-align="center" style:justify-single-word="false" style:page-number="auto"/>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48" style:family="paragraph" style:parent-style-name="Text_20_body" style:list-style-name="L269">
      <style:text-properties fo:language="ru" fo:country="RU"/>
    </style:style>
    <style:style style:name="P49" style:family="paragraph" style:parent-style-name="Text_20_body" style:list-style-name="L271">
      <style:text-properties fo:language="ru" fo:country="RU"/>
    </style:style>
    <style:style style:name="P50" style:family="paragraph" style:parent-style-name="Text_20_body" style:list-style-name="L274">
      <style:text-properties fo:language="ru" fo:country="RU"/>
    </style:style>
    <style:style style:name="P51" style:family="paragraph" style:parent-style-name="Text_20_body" style:list-style-name="L275">
      <style:text-properties fo:language="ru" fo:country="RU"/>
    </style:style>
    <style:style style:name="P52" style:family="paragraph" style:parent-style-name="Text_20_body" style:list-style-name="L272"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53" style:family="paragraph" style:parent-style-name="Text_20_body" style:list-style-name="L272">
      <style:paragraph-properties fo:margin-left="0cm" fo:margin-right="0cm" fo:text-indent="0cm" style:auto-text-indent="false">
        <style:tab-stops/>
      </style:paragraph-properties>
      <style:text-properties fo:language="ru" fo:country="RU"/>
    </style:style>
    <style:style style:name="P54" style:family="paragraph" style:parent-style-name="Text_20_body" style:list-style-name="L272">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55" style:family="paragraph" style:parent-style-name="Text_20_body" style:list-style-name="L272">
      <style:paragraph-properties fo:margin-left="-0.026cm" fo:margin-right="0cm" fo:text-indent="0.053cm" style:auto-text-indent="false">
        <style:tab-stops/>
      </style:paragraph-properties>
      <style:text-properties fo:language="ru" fo:country="RU"/>
    </style:style>
    <style:style style:name="P56" style:family="paragraph">
      <style:paragraph-properties fo:margin-left="0cm" fo:margin-right="0cm" fo:margin-top="0cm" fo:margin-bottom="0cm" fo:line-height="100%" fo:text-align="center" fo:text-indent="0cm">
        <style:tab-stops/>
      </style:paragraph-properties>
    </style:style>
    <style:style style:name="P5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indent="0cm">
        <style:tab-stops/>
      </style:paragraph-properties>
    </style:style>
    <style:style style:name="P60"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6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6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align="start" fo:text-indent="0cm">
        <style:tab-stops/>
      </style:paragraph-properties>
    </style:style>
    <style:style style:name="P67"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69"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indent="0cm">
        <style:tab-stops/>
      </style:paragraph-properties>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indent="0cm">
        <style:tab-stops/>
      </style:paragraph-properties>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indent="0cm">
        <style:tab-stops/>
      </style:paragraph-properties>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indent="0cm">
        <style:tab-stops/>
      </style:paragraph-properties>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indent="0cm">
        <style:tab-stops/>
      </style:paragraph-properties>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style:text-underline-style="none"/>
    </style:style>
    <style:style style:name="T10" style:family="text">
      <style:text-properties style:font-name="Liberation Serif1" fo:language="ru" fo:country="RU"/>
    </style:style>
    <style:style style:name="T11" style:family="text">
      <style:text-properties officeooo:rsid="00090a94"/>
    </style:style>
    <style:style style:name="T12"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text-line-through-typ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21"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2" style:family="text">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3" style:family="text">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4" style:family="text">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5" style:family="text">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6" style:family="text">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text-line-through-typ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 draw:marker-start-width="0.199cm" draw:marker-start-center="false" draw:marker-end=""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 draw:marker-start-width="0.199cm" draw:marker-start-center="false" draw:marker-end=""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 draw:marker-start-width="0.199cm" draw:marker-start-center="false" draw:marker-end=""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 draw:marker-start-width="0.245cm" draw:marker-start-center="false" draw:marker-end=""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 draw:marker-start-width="0.15cm" draw:marker-start-center="false" draw:marker-end=""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734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1.101cm" fo:min-width="0.986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11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004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 draw:marker-start-width="0.199cm" draw:marker-start-center="false" draw:marker-end=""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905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 draw:marker-start-width="0.25cm" draw:marker-start-center="false" draw:marker-end=""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cm" fo:min-width="0.75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002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 draw:marker-start-width="0.199cm" draw:marker-start-center="false" draw:marker-end=""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734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6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 draw:marker-start-width="0.199cm" draw:marker-start-center="false" draw:marker-end=""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 draw:marker-start-width="0.199cm" draw:marker-start-center="false" draw:marker-end=""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 draw:marker-start-width="0.199cm" draw:marker-start-center="false" draw:marker-end=""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 draw:marker-start-width="0.199cm" draw:marker-start-center="false" draw:marker-end=""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 draw:marker-start-width="0.199cm" draw:marker-start-center="false" draw:marker-end=""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 draw:marker-start-width="0.199cm" draw:marker-start-center="false" draw:marker-end=""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 draw:marker-start-width="0.199cm" draw:marker-start-center="false" draw:marker-end=""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 draw:marker-start-width="0.199cm" draw:marker-start-center="false" draw:marker-end=""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 draw:marker-start-width="0.199cm" draw:marker-start-center="false" draw:marker-end=""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 draw:marker-start-width="0.199cm" draw:marker-start-center="false" draw:marker-end=""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 draw:marker-start-width="0.199cm" draw:marker-start-center="false" draw:marker-end=""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 draw:marker-start-width="0.199cm" draw:marker-start-center="false" draw:marker-end=""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 draw:marker-start-width="0.199cm" draw:marker-start-center="false" draw:marker-end=""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 draw:marker-start-width="0.199cm" draw:marker-start-center="false" draw:marker-end=""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 draw:marker-start-width="0.199cm" draw:marker-start-center="false" draw:marker-end=""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P2P народная сеть Пандора</text:p>
      <text:p text:style-name="P24"><draw:frame draw:style-name="fr5" draw:name="Графический объект1" text:anchor-type="paragraph" svg:x="1cm" svg:y="0.831cm" svg:width="14.439cm" svg:height="6.5cm" draw:z-index="2"><draw:image xlink:href="Pictures/10000000000001D7000000D520287BC1.png" xlink:type="simple" xlink:show="embed" xlink:actuate="onLoad"/></draw:frame>Руководство пользователя и разработчика</text:p>
      <text:p text:style-name="P18">мир в твоих руках</text:p>
      <text:p text:style-name="P18"/>
      <text:p text:style-name="P18"/>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2">1. Введение<text:tab/>2</text:p>
          <text:p text:style-name="P42">2. Что такое Пандора?<text:tab/>3</text:p>
          <text:p text:style-name="P42">3. Кодекс пандорианца<text:tab/>4</text:p>
          <text:p text:style-name="P42">4. Установка<text:tab/>6</text:p>
          <text:p text:style-name="P42">5. Ключ<text:tab/>7</text:p>
          <text:p text:style-name="P42">6. Человек<text:tab/>7</text:p>
          <text:p text:style-name="P42">7. Идентификация записей<text:tab/>8</text:p>
          <text:p text:style-name="P42">8. Слушание<text:tab/>9</text:p>
          <text:p text:style-name="P42">9. Узел<text:tab/>9</text:p>
          <text:p text:style-name="P42">10. Сообщения и звонки<text:tab/>10</text:p>
          <text:p text:style-name="P42">11. Охота<text:tab/>10</text:p>
          <text:p text:style-name="P42">12. Доверие<text:tab/>10</text:p>
          <text:p text:style-name="P42">13. Рейтинг<text:tab/>12</text:p>
          <text:p text:style-name="P42">14. Мнение<text:tab/>13</text:p>
          <text:p text:style-name="P42">15. Задача<text:tab/>13</text:p>
          <text:p text:style-name="P42">16. Связь<text:tab/>13</text:p>
          <text:p text:style-name="P42">17. Правка и удаление<text:tab/>14</text:p>
          <text:p text:style-name="P42">18. Картинка и файл<text:tab/>15</text:p>
          <text:p text:style-name="P42">19. Cтатья<text:tab/>15</text:p>
          <text:p text:style-name="P42">20. Параметр<text:tab/>17</text:p>
          <text:p text:style-name="P42">21. Объявление<text:tab/>17</text:p>
          <text:p text:style-name="P42">22. Заказ<text:tab/>17</text:p>
          <text:p text:style-name="P42">23. Сделка<text:tab/>18</text:p>
          <text:p text:style-name="P42">24. Накладная<text:tab/>18</text:p>
          <text:p text:style-name="P42">25. Расписка<text:tab/>18</text:p>
          <text:p text:style-name="P42">26. Передача<text:tab/>19</text:p>
          <text:p text:style-name="P42">27. Биржа<text:tab/>19</text:p>
          <text:p text:style-name="P42">28. Загрузка данных<text:tab/>20</text:p>
          <text:p text:style-name="P42">29. Выгрузка данных<text:tab/>20</text:p>
          <text:p text:style-name="P42">30. Проект<text:tab/>20</text:p>
          <text:p text:style-name="P42">31. Постановление<text:tab/>20</text:p>
          <text:p text:style-name="P42">32. Закон<text:tab/>21</text:p>
          <text:p text:style-name="P42">33. Преступление<text:tab/>21</text:p>
          <text:p text:style-name="P42">34. Наказание<text:tab/>21</text:p>
          <text:p text:style-name="P42">35. Делегирование<text:tab/>21</text:p>
          <text:p text:style-name="P42">36. Регистр<text:tab/>22</text:p>
          <text:p text:style-name="P42">37. Обмен с внешними базами<text:tab/>22</text:p>
          <text:p text:style-name="P42">38. Настройка сети<text:tab/>22</text:p>
          <text:p text:style-name="P42">39. Компоненты<text:tab/>23</text:p>
          <text:p text:style-name="P42">40. Языковые файлы<text:tab/>24</text:p>
          <text:p text:style-name="P42">41. Модель Пандоры<text:tab/>24</text:p>
          <text:p text:style-name="P42">42. Средства разработки<text:tab/>25</text:p>
          <text:p text:style-name="P42">43. Адаптер баз данных<text:tab/>25</text:p>
          <text:p text:style-name="P42">44. Формат данных PSON<text:tab/>26</text:p>
          <text:p text:style-name="P42">45. Устройство узла<text:tab/>26</text:p>
          <text:p text:style-name="P42">46. Протокол Пандоры<text:tab/>27</text:p>
          <text:p text:style-name="P42">47. Авторизация<text:tab/>32</text:p>
          <text:p text:style-name="P42">48. Сессия<text:tab/>35</text:p>
          <text:p text:style-name="P42">49. Почемучка и ответчик<text:tab/>38</text:p>
          <text:p text:style-name="P42">50. Рыбалка<text:tab/>39</text:p>
          <text:p text:style-name="P42">51. Мультимедиа и GStreamer<text:tab/>40</text:p>
          <text:p text:style-name="P42">52. Передача блобов<text:tab/>41</text:p>
          <text:p text:style-name="P42">53. Доверие и рейтинг<text:tab/>41</text:p>
          <text:p text:style-name="P42">54. Графический интерфейс Gtk2<text:tab/>42</text:p>
          <text:p text:style-name="P42">55. Формы отчётов<text:tab/>42</text:p>
          <text:p text:style-name="P42">56. Криптогрфия через OpenSSL<text:tab/>42</text:p>
          <text:p text:style-name="P42">57. Мусорщик<text:tab/>44</text:p>
          <text:p text:style-name="P42">58. Ленточная координата<text:tab/>44</text:p>
          <text:p text:style-name="P42">59. Параметры<text:tab/>45</text:p>
          <text:p text:style-name="P42">60. Функции и их описание<text:tab/>49</text:p>
        </text:index-body>
      </text:table-of-content>
      <text:h text:style-name="P46" text:outline-level="1">Введение</text:h>
      <text:p text:style-name="P12">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12">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12">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12">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12"><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12">В трёх словах: <text:span text:style-name="T1">центры подвержены утечкам, цензуре и краху</text:span>.</text:p>
      <text:p text:style-name="P12">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12">Не слишком ли это, лишь для того чтобы:</text:p>
      <text:list xml:id="list3627347317067197041" text:style-name="L269">
        <text:list-item>
          <text:p text:style-name="P48">узнавать новое;</text:p>
        </text:list-item>
        <text:list-item>
          <text:p text:style-name="P48">общаться с близкими;</text:p>
        </text:list-item>
        <text:list-item>
          <text:p text:style-name="P48">заключать сделки;</text:p>
        </text:list-item>
        <text:list-item>
          <text:p text:style-name="P48">совместно разрабатывать проекты;</text:p>
        </text:list-item>
        <text:list-item>
          <text:p text:style-name="P48">контролировать процессы.</text:p>
        </text:list-item>
      </text:list>
      <text:p text:style-name="P12">Не слишком ли много порождено сущностей для наших простых задач?</text:p>
      <text:p text:style-name="P12">Не слишком ли дорогую цену мы платим?</text:p>
      <text:h text:style-name="P45" text:outline-level="1"><text:soft-page-break/>Что такое Пандора?</text:h>
      <text:p text:style-name="P12">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12">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12"><draw:frame draw:style-name="fr1" draw:name="Frame1" text:anchor-type="paragraph" svg:x="0.4cm" svg:y="0.169cm" style:rel-width="86%" svg:height="12.961cm" draw:z-index="5"><draw:text-box fo:min-height="53%" fo:min-width="15.032cm"><text:p text:style-name="P21"><draw:g text:anchor-type="paragraph" draw:z-index="6" draw:style-name="gr28"><draw:custom-shape draw:style-name="gr29" draw:text-style-name="P58" svg:width="0.929cm" svg:height="0.929cm" svg:x="1.376cm" svg:y="2.275cm"><text:p text:style-name="P56"><text:span text:style-name="T1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61" svg:width="0.93cm" svg:height="0.929cm" svg:x="3.6cm" svg:y="0.792cm"><text:p text:style-name="P56"><text:span text:style-name="T1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58" svg:width="0.93cm" svg:height="0.93cm" svg:x="6.382cm" svg:y="0.513cm"><text:p text:style-name="P56"><text:span text:style-name="T1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58" svg:width="0.929cm" svg:height="0.929cm" svg:x="3.694cm" svg:y="4.591cm"><text:p text:style-name="P56"><text:span text:style-name="T1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58" svg:width="0.929cm" svg:height="0.93cm" svg:x="6.29cm" svg:y="3.293cm"><text:p text:style-name="P56"><text:span text:style-name="T1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58" svg:width="0.929cm" svg:height="0.93cm" svg:x="9.257cm" svg:y="0.513cm"><text:p text:style-name="P56"><text:span text:style-name="T1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58" svg:width="0.929cm" svg:height="0.927cm" svg:x="11.668cm" svg:y="1.534cm"><text:p text:style-name="P56"><text:span text:style-name="T1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58" svg:width="0.929cm" svg:height="0.929cm" svg:x="13.428cm" svg:y="3.665cm"><text:p text:style-name="P56"><text:span text:style-name="T1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58" svg:width="0.929cm" svg:height="0.929cm" svg:x="13.522cm" svg:y="6.538cm"><text:p text:style-name="P56"><text:span text:style-name="T1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58" svg:width="0.93cm" svg:height="0.93cm" svg:x="12.686cm" svg:y="8.948cm"><text:p text:style-name="P56"><text:span text:style-name="T1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58" svg:width="0.93cm" svg:height="0.929cm" svg:x="1.468cm" svg:y="7.743cm"><text:p text:style-name="P56"><text:span text:style-name="T1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58" svg:width="0.93cm" svg:height="0.93cm" svg:x="9.534cm" svg:y="10.153cm"><text:p text:style-name="P56"><text:span text:style-name="T1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58" svg:width="0.93cm" svg:height="0.929cm" svg:x="0.448cm" svg:y="4.778cm"><text:p text:style-name="P56"><text:span text:style-name="T1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58" svg:width="0.93cm" svg:height="0.929cm" svg:x="3.415cm" svg:y="9.782cm"><text:p text:style-name="P56"><text:span text:style-name="T1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58" svg:width="0.93cm" svg:height="0.93cm" svg:x="6.473cm" svg:y="10.338cm"><text:p text:style-name="P56"><text:span text:style-name="T1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58" svg:width="0.93cm" svg:height="0.927cm" svg:x="5.918cm" svg:y="7.096cm"><text:p text:style-name="P56"><text:span text:style-name="T1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58" svg:width="0.93cm" svg:height="0.929cm" svg:x="9.627cm" svg:y="3.665cm"><text:p text:style-name="P56"><text:span text:style-name="T1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58" svg:width="0.93cm" svg:height="0.927cm" svg:x="9.627cm" svg:y="6.447cm"><text:p text:style-name="P56"><text:span text:style-name="T1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58" svg:x1="4.342cm" svg:y1="1.627cm" svg:x2="6.289cm" svg:y2="7.096cm"><text:p/></draw:line><draw:line draw:style-name="gr48" draw:text-style-name="P58" svg:x1="9.998cm" svg:y1="4.593cm" svg:x2="7.031cm" svg:y2="10.34cm"><text:p/></draw:line><draw:line draw:style-name="gr49" draw:text-style-name="P58" svg:x1="3.879cm" svg:y1="5.427cm" svg:x2="2.21cm" svg:y2="7.836cm"><text:p/></draw:line><draw:line draw:style-name="gr50" draw:text-style-name="P58" svg:x1="2.117cm" svg:y1="2.368cm" svg:x2="3.6cm" svg:y2="1.349cm"><text:p/></draw:line><draw:line draw:style-name="gr51" draw:text-style-name="P58" svg:x1="4.527cm" svg:y1="1.163cm" svg:x2="6.381cm" svg:y2="0.978cm"><text:p/></draw:line><draw:line draw:style-name="gr52" draw:text-style-name="P58" svg:x1="2.117cm" svg:y1="3.108cm" svg:x2="3.786cm" svg:y2="4.776cm"><text:p/></draw:line><draw:line draw:style-name="gr53" draw:text-style-name="P58" svg:x1="6.845cm" svg:y1="1.442cm" svg:x2="6.845cm" svg:y2="3.295cm"><text:p/></draw:line><draw:line draw:style-name="gr54" draw:text-style-name="P58" svg:x1="4.249cm" svg:y1="9.968cm" svg:x2="6.011cm" svg:y2="7.837cm"><text:p/></draw:line><draw:line draw:style-name="gr55" draw:text-style-name="P58" svg:x1="1.375cm" svg:y1="5.241cm" svg:x2="3.693cm" svg:y2="5.056cm"><text:p/></draw:line><draw:line draw:style-name="gr56" draw:text-style-name="P58" svg:x1="6.66cm" svg:y1="7.188cm" svg:x2="9.72cm" svg:y2="4.407cm"><text:p/></draw:line><draw:line draw:style-name="gr57" draw:text-style-name="P58" svg:x1="7.123cm" svg:y1="3.48cm" svg:x2="9.348cm" svg:y2="1.256cm"><text:p/></draw:line><draw:line draw:style-name="gr58" draw:text-style-name="P58" svg:x1="9.811cm" svg:y1="1.442cm" svg:x2="10.089cm" svg:y2="3.666cm"><text:p/></draw:line><draw:line draw:style-name="gr59" draw:text-style-name="P58" svg:x1="11.759cm" svg:y1="2.276cm" svg:x2="10.461cm" svg:y2="3.851cm"><text:p/></draw:line><draw:line draw:style-name="gr60" draw:text-style-name="P58" svg:x1="1.561cm" svg:y1="3.108cm" svg:x2="0.912cm" svg:y2="4.776cm"><text:p/></draw:line><draw:line draw:style-name="gr61" draw:text-style-name="P58" svg:x1="10.183cm" svg:y1="1.069cm" svg:x2="11.759cm" svg:y2="1.718cm"><text:p/></draw:line><draw:line draw:style-name="gr62" draw:text-style-name="P58" svg:x1="10.554cm" svg:y1="6.91cm" svg:x2="13.521cm" svg:y2="7.003cm"><text:p/></draw:line><draw:line draw:style-name="gr63" draw:text-style-name="P58" svg:x1="13.521cm" svg:y1="4.407cm" svg:x2="10.461cm" svg:y2="6.631cm"><text:p/></draw:line><draw:line draw:style-name="gr64" draw:text-style-name="P58" svg:x1="12.037cm" svg:y1="2.459cm" svg:x2="10.183cm" svg:y2="6.445cm"><text:p/></draw:line><draw:line draw:style-name="gr65" draw:text-style-name="P58" svg:x1="7.123cm" svg:y1="4.034cm" svg:x2="9.752cm" svg:y2="6.57cm"><text:p/></draw:line><draw:line draw:style-name="gr66" draw:text-style-name="P58" svg:x1="6.845cm" svg:y1="7.65cm" svg:x2="12.686cm" svg:y2="9.318cm"><text:p/></draw:line><draw:line draw:style-name="gr67" draw:text-style-name="P58" svg:x1="7.402cm" svg:y1="10.803cm" svg:x2="9.534cm" svg:y2="10.71cm"><text:p/></draw:line><draw:line draw:style-name="gr68" draw:text-style-name="P58" svg:x1="2.21cm" svg:y1="8.578cm" svg:x2="3.508cm" svg:y2="9.968cm"><text:p/></draw:line><draw:line draw:style-name="gr69" draw:text-style-name="P58" svg:x1="3.969cm" svg:y1="9.783cm" svg:x2="6.472cm" svg:y2="4.129cm"><text:p/></draw:line><draw:line draw:style-name="gr70" draw:text-style-name="P58" svg:x1="4.249cm" svg:y1="10.525cm" svg:x2="6.474cm" svg:y2="10.803cm"><text:p/></draw:line><draw:line draw:style-name="gr71" draw:text-style-name="P58" svg:x1="13.893cm" svg:y1="7.463cm" svg:x2="13.429cm" svg:y2="9.038cm"><text:p/></draw:line><draw:line draw:style-name="gr72" draw:text-style-name="P58" svg:x1="12.223cm" svg:y1="2.459cm" svg:x2="13.057cm" svg:y2="8.947cm"><text:p/></draw:line><draw:line draw:style-name="gr73" draw:text-style-name="P58" svg:x1="10.461cm" svg:y1="10.525cm" svg:x2="12.779cm" svg:y2="9.691cm"><text:p/></draw:line><draw:line draw:style-name="gr74" draw:text-style-name="P58" svg:x1="6.845cm" svg:y1="4.221cm" svg:x2="9.905cm" svg:y2="10.153cm"><text:p/></draw:line><draw:line draw:style-name="gr75" draw:text-style-name="P58" svg:x1="10.554cm" svg:y1="4.222cm" svg:x2="13.428cm" svg:y2="4.129cm"><text:p/></draw:line><draw:line draw:style-name="gr76" draw:text-style-name="P58" svg:x1="4.064cm" svg:y1="1.72cm" svg:x2="4.157cm" svg:y2="4.594cm"><text:p/></draw:line><draw:line draw:style-name="gr77" draw:text-style-name="P58" svg:x1="4.62cm" svg:y1="4.961cm" svg:x2="6.289cm" svg:y2="3.849cm"><text:p/></draw:line><draw:line draw:style-name="gr78" draw:text-style-name="P58" svg:x1="13.893cm" svg:y1="4.593cm" svg:x2="13.986cm" svg:y2="6.539cm"><text:p/></draw:line><draw:line draw:style-name="gr79" draw:text-style-name="P58" svg:x1="1.653cm" svg:y1="7.836cm" svg:x2="1.004cm" svg:y2="5.705cm"><text:p/></draw:line><draw:line draw:style-name="gr80" draw:text-style-name="P58" svg:x1="7.309cm" svg:y1="0.978cm" svg:x2="9.256cm" svg:y2="0.978cm"><text:p/></draw:line><draw:line draw:style-name="gr81" draw:text-style-name="P58" svg:x1="12.502cm" svg:y1="2.276cm" svg:x2="13.615cm" svg:y2="3.759cm"><text:p/></draw:line><draw:line draw:style-name="gr82" draw:text-style-name="P58" svg:x1="2.395cm" svg:y1="8.115cm" svg:x2="5.918cm" svg:y2="7.559cm"><text:p/></draw:line></draw:g></text:p><text:p text:style-name="P21">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12">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12"><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12">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12">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12">Пандора может работать на компьютере, ноутбуке, планшете под операционными системами Linux, Windows, Macosx и другими.</text:p>
      <text:p text:style-name="P12"/>
      <text:h text:style-name="Heading_20_1" text:outline-level="1">Кодекс пандорианца</text:h>
      <text:p text:style-name="P25">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25">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5">Создание идей и вещей, оказание услуг является положительным качеством, а разрушительное поведение является отрицательным качеством.</text:p>
      <text:p text:style-name="P25">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25">Тем не менее, помимо «<text:span text:style-name="T8">светлого» (ответственного)</text:span><text:span text:style-name="T6"> общения, конструктивного, открытого, с ясными личностями, с авторизацией, в ц</text:span><text:span text:style-name="T8">елях</text:span><text:span text:style-name="T6"> развлечения Пандора технически поддерживает</text:span><text:span text:style-name="T8"> «тёмное» (безответственное) общение, с виртуальными личностями в облаке добровольных анонимусов. Аноним</text:span><text:span text:style-name="T6">ное общение может быть частично ограничено или полностью заблокировано.</text:span></text:p>
      <text:p text:style-name="P25"><text:span text:style-name="T6">Для стабилизации работы народной сети Пандора разработан кодекс поведения</text:span>, который р<text:span text:style-name="T6">егулирует отношения реальных людей, виртуалов и анонимусов:</text:span></text:p>
      <text:list xml:id="list1729689181935094310" text:style-name="L270">
        <text:list-item>
          <text:p text:style-name="P44">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13602109381240" text:continue-numbering="true" text:style-name="L270">
        <text:list-item>
          <text:p text:style-name="P44">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44">анонимусы и виртуалы не имеют права:</text:p>
          <text:p text:style-name="P44">– выдавать себя за реальных людей</text:p>
          <text:p text:style-name="P44"><text:soft-page-break/>– вести деструктивную деятельность по отношению к реальным людям</text:p>
          <text:p text:style-name="P44">– задавать в своём профиле дату рождения</text:p>
        </text:list-item>
        <text:list-item>
          <text:p text:style-name="P44">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44">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44">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44">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44">люди не борятся с анонимусами и виртуалами пока те не лезут к ним </text:p>
        </text:list-item>
        <text:list-item>
          <text:p text:style-name="P44">все пандорианцы (анонимы, виртуалы и реальные люди) защищают сеть Пандору от подавления и блокирования</text:p>
        </text:list-item>
        <text:list-item>
          <text:p text:style-name="P44">каждый человек несёт личную ответственность за свои действия</text:p>
        </text:list-item>
        <text:list-item>
          <text:p text:style-name="P44">человек объясняет свои действия своим мировоззрением и моральными установками</text:p>
        </text:list-item>
        <text:list-item>
          <text:p text:style-name="P44">человек не может прятаться за государство, министерство или корпорацию</text:p>
        </text:list-item>
        <text:list-item>
          <text:p text:style-name="P44">если совершаются деструктивные действия, необходимо выявлять всех лиц персонально</text:p>
        </text:list-item>
        <text:list-item>
          <text:p text:style-name="P44">реальные люди ставят во главу угла созидание, конструктив и синтез</text:p>
        </text:list-item>
        <text:list-item>
          <text:p text:style-name="P44">реальные люди избегают сосредоточения на критике, анализе и деструктиве</text:p>
        </text:list-item>
        <text:list-item>
          <text:p text:style-name="P44">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44">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44">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44">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44">только созидание делает мартышку человеком (но не модная одежда или богатый папик)</text:p>
        </text:list-item>
        <text:list-item>
          <text:p text:style-name="P44">пандорианцы защищают друг друга, особенно конструктивных членов</text:p>
        </text:list-item>
        <text:list-item>
          <text:p text:style-name="P44">существует эволюция. существует революция</text:p>
        </text:list-item>
        <text:list-item>
          <text:p text:style-name="P44">эволюция лучше революции. революция – крайняя мера</text:p>
        </text:list-item>
        <text:list-item>
          <text:p text:style-name="P44">если есть выбор, лучше участвовать в эволюции, чем в революции</text:p>
        </text:list-item>
        <text:list-item>
          <text:p text:style-name="P44">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44">агрессия – форма страха. нападает, значит боится. хочешь, чтобы не нападал – развей его <text:soft-page-break/>страхи</text:p>
        </text:list-item>
        <text:list-item>
          <text:p text:style-name="P44">реальный мир очень простой. или очень сложный. но мы этого никогда не узнаем, потому что строим в уме свой мир, о котором и судим</text:p>
        </text:list-item>
        <text:list-item>
          <text:p text:style-name="P44">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44">сильные вашего умозрительного мира могут оказаться не такими уж и сильными в реальном мире. и наоборот</text:p>
        </text:list-item>
        <text:list-item>
          <text:p text:style-name="P44">но среди них есть опытные, и их опыт может пригодиться в созидании</text:p>
        </text:list-item>
        <text:list-item>
          <text:p text:style-name="P44">лучший способ прекратить безобразие – перестать кормить безобразников </text:p>
        </text:list-item>
        <text:list-item>
          <text:p text:style-name="P44">различай конструктивность, деструктивность и контрдеструктивность</text:p>
        </text:list-item>
        <text:list-item>
          <text:p text:style-name="P44">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13601082877965" text:continue-numbering="true" text:style-name="L270">
        <text:list-item>
          <text:p text:style-name="P44">группа (дом, улица, город, район, область, страна, планета) сама решает, что для неё легально, а что нет</text:p>
        </text:list-item>
        <text:list-item>
          <text:p text:style-name="P44">легальность всегда относительна и всегда ограничена группой людей</text:p>
        </text:list-item>
        <text:list-item>
          <text:p text:style-name="P44">легальность крупной группы определяется мелкими группами, из которых она состоит</text:p>
        </text:list-item>
        <text:list-item>
          <text:p text:style-name="P44">не спрашивай, что группа может сделать для тебя, спроси, что ты можешь сделать для группы</text:p>
        </text:list-item>
        <text:list-item>
          <text:p text:style-name="P44">если после долгих попыток группа не оценила твоего созидания, попробуй себя в другой деятельности. или в другой группе</text:p>
        </text:list-item>
        <text:list-item>
          <text:p text:style-name="P44">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44">оголтелые критики с нарушенным балансом поведения должны подвергаться ВКД</text:p>
        </text:list-item>
        <text:list-item>
          <text:p text:style-name="P44">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44">отсюда следует, что деструктивные действия анонимусов и виртуалов по отношению к реальным людям должны жёстко пресекаться.</text:p>
        </text:list-item>
      </text:list>
      <text:p text:style-name="P10"/>
      <text:p text:style-name="P10"/>
      <text:h text:style-name="P45" text:outline-level="1">Установка</text:h>
      <text:p text:style-name="P12">Используйте соответствующий способ для вашей операционной системы.</text:p>
      <text:p text:style-name="P17">Ubuntu</text:p>
      <text:p text:style-name="P12">Выполните три команды в терминале:</text:p>
      <text:p text:style-name="P36">sudo apt-add-repository -y ppa:pandora-net/ppa</text:p>
      <text:p text:style-name="P37">sudo apt-get update</text:p>
      <text:p text:style-name="P37">sudo apt-get install -y pandora-net</text:p>
      <text:p text:style-name="Text_20_body"/>
      <text:p text:style-name="P17">Windows</text:p>
      <text:p text:style-name="P12"><text:soft-page-break/>Скачайте инсталлятор и запустите под правами Администратора:</text:p>
      <text:p text:style-name="Text_20_body"><text:a xlink:type="simple" xlink:href="http://sourceforge.net/projects/pandora-net/files/pandora_setup.exe/download"><text:span text:style-name="T6">http://sourceforge.net/projects/pandora-net/files/pandora_setup.exe/download</text:span></text:a></text:p>
      <text:p text:style-name="Text_20_body"/>
      <text:p text:style-name="P17">Debian</text:p>
      <text:p text:style-name="P12">Скачайте пакет и установите под root'ом:</text:p>
      <text:p text:style-name="Text_20_body"><text:a xlink:type="simple" xlink:href="http://sourceforge.net/projects/pandora-net/files/pandora-net_0.1-1ubuntu_all.deb/download"><text:span text:style-name="T6">http://sourceforge.net/projects/pandora-net/files/pandora-net_0.1-1ubuntu_all.deb/download</text:span></text:a></text:p>
      <text:p text:style-name="P26">dpkg -i pandora-net_0.1-1ubuntu_all.deb</text:p>
      <text:p text:style-name="Text_20_body"/>
      <text:p text:style-name="P17">Unix/Bsd/Macosx</text:p>
      <text:p text:style-name="Text_20_body"><text:span text:style-name="T6">1) </text:span><text:span text:style-name="T8">скачайте </text:span><text:span text:style-name="T6">архив </text:span><text:a xlink:type="simple" xlink:href="https://github.com/Novator/Pandora/archive/master.zip"><text:span text:style-name="T6">https://github.com/Novator/Pandora/archive/master.zip</text:span></text:a><text:span text:style-name="T6">, распакуете в папку </text:span><text:span text:style-name="T7">/opt/Pandora/</text:span></text:p>
      <text:p text:style-name="P12">2) <text:span text:style-name="T2">установите </text:span>пакеты <text:span text:style-name="T1">ruby, ruby-sqlite3, ruby-gtk2, openssl, ruby-gstreamer, gstreamer0.10-ffmpeg, gstreamer0.10-x</text:span></text:p>
      <text:p text:style-name="P12">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12"/>
      <text:h text:style-name="P45" text:outline-level="1">Ключ</text:h>
      <text:p text:style-name="P12">Электронная подпись и шифрование лежат в основе безопасной работы Пандоры, но для этого нужен электронный ключ. Точнее говоря, комплект ключей: открытый и закрытый.</text:p>
      <text:p text:style-name="P12">При первом запуске, Пандора сама предложит создать новый ключ. Также вы можете использовать ранее созданные ключи.</text:p>
      <text:p text:style-name="P12">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12">Использовать ранее созданный ключ можно командой «<text:span text:style-name="T1">Загрузить</text:span>».</text:p>
      <text:p text:style-name="P12">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45" text:outline-level="1">Человек</text:h>
      <text:p text:style-name="P12">Для просмотра анкет откройте список <text:span text:style-name="T1">Мир-Люди</text:span>.</text:p>
      <text:p text:style-name="P12">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3">уникальный идентификатор – панхэш</text:span><text:span text:style-name="T5">, а анкета человека и 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12"/>
      <text:h text:style-name="P45" text:outline-level="1"><text:soft-page-break/>Идентификация записей</text:h>
      <text:p text:style-name="P14">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14">Панхэш человека состоит из следующих блоков: </text:p>
      <text:p text:style-name="P14">[type/lang:FirstName/LastName/BirthDate/BirthCity/FatherFN/MotherFN] </text:p>
      <text:p text:style-name="P14">Панхэш может быть записан «сырыми» данными через слэш: </text:p>
      <text:p text:style-name="P14">[person/ru: Линус/Торвальдс/28.12.1969/Хельсинки/Нильс/Анна] </text:p>
      <text:p text:style-name="P14">Здесь байтовая формула и длина панхэша равны: </text:p>
      <text:p text:style-name="P14">FLDCFM, 3+6+3+4+2+2 (+2 на тип и язык) = 22 байта</text:p>
      <text:p text:style-name="P14">или в 16-ричной кодировке, слитно или группировкой блоков через пробел: </text:p>
      <text:p text:style-name="P14">[0105: a78e3c 0d38fe3da470 0063c9 d59bab8c f573 435a] </text:p>
      <text:p text:style-name="P14">Здесь: </text:p>
      <text:p text:style-name="P14">01 – тип записи «персона» </text:p>
      <text:p text:style-name="P14">05 – русский язык </text:p>
      <text:p text:style-name="P14">a78e3c, 0d38fe3da470, f573 и 435a – усеченный sha1 от «Линус» и «Торвальдс», «Нильс» и «Анна» </text:p>
      <text:p text:style-name="P14">0063c9 – закодированная в 3 байта дата </text:p>
      <text:p text:style-name="P14">d59bab8c – ленточная координата города «Хельсинки».</text:p>
      <text:p text:style-name="P14">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4">[0105: a78e3c 0d38fe3da470 0063c9 00000000 0000 0000] </text:p>
      <text:p text:style-name="P14">концевые нули можно не указывать: </text:p>
      <text:p text:style-name="P14">[0105: a78e3c 0d38fe3da470 0063c9] </text:p>
      <text:p text:style-name="P14">Сокращенный панхэш в человеко читаемом виде может выглядеть так: </text:p>
      <text:p text:style-name="P14">[персона: Линус/Торвальдс]</text:p>
      <text:p text:style-name="P14">или в виде гиперссылки:</text:p>
      <text:p text:style-name="P14">pandora://person.ru/Линус/Торвальдс</text:p>
      <text:p text:style-name="P14">pandora://0105a78e3c0d38fe3da470</text:p>
      <text:p text:style-name="P14">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4">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4"><text:soft-page-break/>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4">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4">[партнер: Иван/Иванов/////менеджер] </text:p>
      <text:p text:style-name="P14">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4">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4">Пандора вычисляет бинарные (байтовые) панхэши, и в своей работе оперирует ими при идентификации и поиске объектов.</text:p>
      <text:p text:style-name="P14"/>
      <text:h text:style-name="P45" text:outline-level="1">Слушание</text:h>
      <text:p text:style-name="P12">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4">Теперь вы можете сообщить друзьям свой IP-адрес, чтобы они добавили вас в свой список.</text:p>
      <text:p text:style-name="P12">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12">Сразу после установки Пандоры заданы минимальные разрешения. Как изменить разрешения описано ниже в главе «Доверие, разрешения и подписки».</text:p>
      <text:p text:style-name="P12"/>
      <text:h text:style-name="P45" text:outline-level="1">Узел</text:h>
      <text:p text:style-name="P12">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12">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45" text:outline-level="1"><text:soft-page-break/>Сообщения и звонки</text:h>
      <text:p text:style-name="P12">Пандора поддерживает обмен сообщениями, голосовой разговор, видео звонок и игры. Есть несколько способов начать живой разговор.</text:p>
      <text:p text:style-name="P12">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12">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12">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12">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12">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пример в «Морской бой» или «Шахматы».</text:p>
      <text:p text:style-name="P12"/>
      <text:h text:style-name="P45" text:outline-level="1">Охота</text:h>
      <text:p text:style-name="P12">Режим охоты включается командой <text:span text:style-name="T1">Пандора-Охотиться</text:span>.</text:p>
      <text:p text:style-name="P12">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12">Хотя подключение всегда инициирует «охотник», обмен данными между «охотником» и «слушателем» идёт в обе стороны.</text:p>
      <text:p text:style-name="P12"><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12">Соединение или разрывается сразу после обмена данными, или остаётся подключенным, если было запрошено живое общение (чат, звонок или игра).</text:p>
      <text:p text:style-name="P12">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45" text:outline-level="1">Доверие</text:h>
      <text:p text:style-name="P12">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12">Доверие равное 0.0 означает, что вы видели эту запись и считаете её нейтральной.</text:p>
      <text:p text:style-name="P12">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12">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12">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12">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12">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12">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12">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3"/>
      <text:p text:style-name="P12"/>
      <text:p text:style-name="P13"><text:soft-page-break/>Разрешения</text:p>
      <text:p text:style-name="P12">Разрешения задают доступ к записям и складывается на пересечении условий:</text:p>
      <text:p text:style-name="P12">1) доверие человеку или сообществу</text:p>
      <text:p text:style-name="P12">2) указание маски типов записей, котрые могут быть доступны</text:p>
      <text:p text:style-name="P12"/>
      <text:p text:style-name="P13">Подписки</text:p>
      <text:p text:style-name="P12">Подписки определяют данные какого типа необходимо запрашивать у заданных сообществ, людей или узлов.</text:p>
      <text:p text:style-name="P12">Подписки задаются связями типа «следит за».</text:p>
      <text:p text:style-name="P12">Примеры подписок Ивана Иванова:</text:p>
      <text:p text:style-name="P12">[связь: [персона:Иван Иванов]/«следит за»/[персона:Пётр Петров]]</text:p>
      <text:p text:style-name="P12">[связь: [персона:Иван Иванов]/«следит за»/[сообщество:Клуб любителей кошек]]</text:p>
      <text:p text:style-name="P12"/>
      <text:p text:style-name="P12"/>
      <text:p text:style-name="P12"/>
      <text:h text:style-name="P45" text:outline-level="1">Рейтинг</text:h>
      <text:p text:style-name="P12">В Пандоре люди оказывают положительное или отрицательное доверие записям.</text:p>
      <text:p text:style-name="P12">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8403759892599558589" text:style-name="L271">
        <text:list-item>
          <text:p text:style-name="P49">простая сумма доверия валидных подписей</text:p>
        </text:list-item>
        <text:list-item>
          <text:p text:style-name="P49">сумма с весовыми коэффициентами, расчитанными с учётом личных веток доверия (или веток доверия заданного пользователя).</text:p>
        </text:list-item>
      </text:list>
      <text:p text:style-name="P12">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12">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12">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12">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12"/>
      <text:p text:style-name="P12"/>
      <text:h text:style-name="P45" text:outline-level="1"><text:soft-page-break/>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10"/>
      <text:p text:style-name="P12"/>
      <text:p text:style-name="P12"/>
      <text:h text:style-name="P45" text:outline-level="1">Задача</text:h>
      <text:p text:style-name="P10">Пандора может служить в качестве планировщика заданий и надпоминателя.</text:p>
      <text:p text:style-name="P10">Укажите «Время» в которое должно начаться задание.</text:p>
      <text:p text:style-name="P10">Задайте «Режим» выполнения:</text:p>
      <text:p text:style-name="P10">1 – один раз вывести сообщение на экран.</text:p>
      <text:p text:style-name="P10">2 – повторять сообщение с интервалом 5 минут.</text:p>
      <text:p text:style-name="P10">3 – выполнить код, указанный в сообщении.</text:p>
      <text:p text:style-name="P10">По умолчанию «Исполнителем» являетесь вы, но можно изменить исполнителя, если вы даёте задание другому человеку или группе.</text:p>
      <text:p text:style-name="P10">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10">1 – задание для «почемучки» (управляет сбором данных)</text:p>
      <text:p text:style-name="P10">2 – задание для «ответчика» (управляет рассылкой данных)</text:p>
      <text:p text:style-name="P10">3 – последовательность действий на узле в виде заданных команд меню.</text:p>
      <text:p text:style-name="P10"/>
      <text:h text:style-name="P45"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text:soft-page-break/>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10"/>
      <text:p text:style-name="P14"/>
      <text:h text:style-name="P45" text:outline-level="1">Правка и удаление</text:h>
      <text:p text:style-name="P12">Обычное изменение записи происходит по-разному, в случаях если запись:</text:p>
      <text:list xml:id="list7283683320623284929" text:style-name="L272">
        <text:list-header>
          <text:p text:style-name="P52">не была отправлена</text:p>
        </text:list-header>
        <text:list-item>
          <text:p text:style-name="P53">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53">при редактированиии изменяется непосредственно сама запись.</text:p>
          <text:p text:style-name="P54">была отправлена</text:p>
        </text:list-item>
        <text:list-item>
          <text:p text:style-name="P55">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55">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12">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12"><text:soft-page-break/>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12">Если вы хотите удалить запись минуя кэширование, то устанавливайте галочку «физически».</text:p>
      <text:p text:style-name="P12">Если при редактировании вы гарантированно хотите сохранить старую запись, то выбирайте команду «Копировать», вместо «Редактировать».</text:p>
      <text:p text:style-name="P12">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12">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12">Сборщик мусора работает сам по себе, без участия пользователя.</text:p>
      <text:p text:style-name="P12"/>
      <text:h text:style-name="P45" text:outline-level="1">Картинка и файл</text:h>
      <text:p text:style-name="P12">Файлы, в том числе фотографии, публикуются в списке <text:span text:style-name="T1">Мир-Файлы</text:span>.</text:p>
      <text:p text:style-name="P12">Пример:</text:p>
      <text:p text:style-name="P12">1) название файла: «Мой кот Барсик»</text:p>
      <text:p text:style-name="P12">2) тип файла: «JPG» (обычно определяется автоматически)</text:p>
      <text:p text:style-name="P12">3) путь к файлу: /home/user/Pictures/cat_barsik.jpg</text:p>
      <text:p text:style-name="P12"/>
      <text:h text:style-name="P45" text:outline-level="1">Cтатья</text:h>
      <text:p text:style-name="P12">Статьи публикуются в списке <text:span text:style-name="T1">Мир-Статьи</text:span>.</text:p>
      <text:p text:style-name="P12">Поддерживается четыре формата: text, org-mode, wiki, html.</text:p>
      <text:p text:style-name="P12">Формат text — это простой текст в кодировке UTF-8.</text:p>
      <text:p text:style-name="P12">Форматы org-mode поддерживает следующие теги:</text:p>
      <text:p text:style-name="P12">*выделенный*</text:p>
      <text:p text:style-name="P12">/наклонный/</text:p>
      <text:p text:style-name="P12">_подчёркнутый_</text:p>
      <text:p text:style-name="P12">-зачёркнутый-</text:p>
      <text:p text:style-name="P12"><text:s text:c="4"/>моноширинный</text:p>
      <text:p text:style-name="P12">+тоже моноширинный+</text:p>
      <text:p text:style-name="P12">`текст *без* /форматирования/`</text:p>
      <text:p text:style-name="P12">&gt; цитата</text:p>
      <text:p text:style-name="P12">Читать далее -&gt;</text:p>
      <text:p text:style-name="P12"><text:soft-page-break/>* Список</text:p>
      <text:p text:style-name="P12">- Список</text:p>
      <text:p text:style-name="P12"># Список нумерованный</text:p>
      <text:p text:style-name="P12">=== Глава</text:p>
      <text:p text:style-name="P12">== Заголовок</text:p>
      <text:p text:style-name="P12">= Подзаголовок</text:p>
      <text:p text:style-name="P12">===# Глава с номером</text:p>
      <text:p text:style-name="P12">[Выравнивание</text:p>
      <text:p text:style-name="P12">по центру]&lt;&gt;</text:p>
      <text:p text:style-name="P12">[Выравнивание по ширине]&lt;=&gt;</text:p>
      <text:p text:style-name="P12">[Выравнивание вправо]&gt;</text:p>
      <text:p text:style-name="P12">[Выравнивание влево]&lt;</text:p>
      <text:p text:style-name="P12">[]&gt;</text:p>
      <text:p text:style-name="P12">С этой строки -- выравнивание вправо</text:p>
      <text:p text:style-name="P12">После этой строки --- влево (начиная с таблицы)</text:p>
      <text:p text:style-name="P12">[]&lt;</text:p>
      <text:p text:style-name="P12">|=№|=Фамилия|=Рост|</text:p>
      <text:p text:style-name="P12">|1|Иванов|175|</text:p>
      <text:p text:style-name="P12">|2|Петров|180|</text:p>
      <text:p text:style-name="P12">----</text:p>
      <text:p text:style-name="P12">[Развернуть или свернуть ссылки]-&gt;</text:p>
      <text:p text:style-name="P12">http://robux.biz/pandora.html</text:p>
      <text:p text:style-name="P12">mailto://ironsoft@mail.ru</text:p>
      <text:p text:style-name="P15">pandora://person/Linus/Torvalds</text:p>
      <text:p text:style-name="P15">pandora://персона/Линус/Торвальдс</text:p>
      <text:p text:style-name="P15">pandora://article.ru/Народная сеть Pandora/0xfd94e3a95c12</text:p>
      <text:p text:style-name="P12">[http:robux.biz/pandora.html|Страница с реквизитами]</text:p>
      <text:p text:style-name="P12">[mailto:ironsoft@mail.ru|Ironsoft Lab]</text:p>
      <text:p text:style-name="P12">[pandora:person.ru/<text:span text:style-name="T9">Линус/Торвальдс</text:span>]</text:p>
      <text:p text:style-name="P12">[person.ru/<text:span text:style-name="T9">Линус/Торвальдс|Клёвый чувак</text:span>]</text:p>
      <text:p text:style-name="P12">[персона/<text:span text:style-name="T9">Линус/Торвальдс</text:span>]</text:p>
      <text:p text:style-name="P12">[статья/Народная<text:span text:style-name="T9"> сеть Pandora/[Михаил/Галюк]]</text:span></text:p>
      <text:p text:style-name="P12">[персона/<text:span text:style-name="T9">0x1d71e3a95c45</text:span>]:<text:span text:style-name="T9">the_mark1:</text:span></text:p>
      <text:p text:style-name="P12">[<text:span text:style-name="T9">0x01051d71e3a95c45</text:span>]</text:p>
      <text:p text:style-name="P12">[file:/etc/crontab.conf@size]&lt;&gt;</text:p>
      <text:p text:style-name="P12"><text:soft-page-break/>[file:pandora/pandora.rb|Главный файл@ruby]-&gt;</text:p>
      <text:p text:style-name="P12">[file:files/download_by_pandora.png@image]</text:p>
      <text:p text:style-name="P12">[file:home/facepalm.jpg@image/640x480|Лицо ладонь]</text:p>
      <text:p text:style-name="P12">[]</text:p>
      <text:p text:style-name="P12">[@ruby]</text:p>
      <text:p text:style-name="P12">puts 'Hello World'</text:p>
      <text:p text:style-name="P12"># Форматирование завершится пустыми квадратными скобками</text:p>
      <text:p text:style-name="P12">[]</text:p>
      <text:p text:style-name="P12">[#the_mark1|Перейти к метке]</text:p>
      <text:p text:style-name="P12">{+red,black}красный текст на черном фоне{-}</text:p>
      <text:p text:style-name="P12">{:Сноска внизу страницы}</text:p>
      <text:p text:style-name="P12">{:[http:google.ru/search?&amp;q=p2p+сеть|Сноска с ссылкой на источник]}</text:p>
      <text:p text:style-name="P12"/>
      <text:p text:style-name="P12"/>
      <text:h text:style-name="P45" text:outline-level="1">Параметр</text:h>
      <text:p text:style-name="P12">Параметры задают работу Пандоры и доступны в списке <text:span text:style-name="T1">Пандора-Параметры</text:span>.</text:p>
      <text:p text:style-name="P12">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12">При запросе по имени параметра значение берётся у параметра с максимальным доверием для текущего пользователя и текущего узла.</text:p>
      <text:p text:style-name="P12">Когда пользователь не задан, считается, что параметр предназначен для всех людей.</text:p>
      <text:p text:style-name="P12">Когда узел не задан, считается, что это параметр по умолчанию для всех узлов.</text:p>
      <text:p text:style-name="P12"/>
      <text:h text:style-name="P45" text:outline-level="1">Объявление</text:h>
      <text:p text:style-name="P12">Добавьте своё объявление в списке <text:span text:style-name="T1">Дело-Объявления</text:span>.</text:p>
      <text:p text:style-name="P12">Укажите «Название», например «Продаётся ноутбук Acer PN-2000» и «Суть» объявления, например «Монитор: 15'', процессор AMD, жёсткий диск 500Гб. Цена 10 000 руб.».</text:p>
      <text:p text:style-name="P12">Если простой «Формат» объявления не устраивает, выберите «Табличный». Здесь вы сможете указать список товаров и их цены.</text:p>
      <text:p text:style-name="P12"/>
      <text:h text:style-name="P45" text:outline-level="1">Заказ</text:h>
      <text:p text:style-name="P12">Щелкнув по нужному объявлению правой кнопкой мыши, выберите «Заказать».</text:p>
      <text:p text:style-name="P12"><text:soft-page-break/>В закладке «Блага» укажите что именно вы хотите заказать и в каком количестве.</text:p>
      <text:p text:style-name="P12">Здесь также поддерживается «Простой» формат и «Таблица».</text:p>
      <text:p text:style-name="P12"/>
      <text:h text:style-name="P45" text:outline-level="1">Сделка</text:h>
      <text:p text:style-name="P12">Щелкнув по нужному заказу правой кнопкой мыши, выберите «Оформить».</text:p>
      <text:p text:style-name="P12">В открывшейся «Сделке» выберите «Договор».</text:p>
      <text:p text:style-name="P12">На базе этой сделки вы можете распечатать «Счет для оплаты».</text:p>
      <text:p text:style-name="P12"/>
      <text:p text:style-name="P12"/>
      <text:h text:style-name="P45" text:outline-level="1">Накладная</text:h>
      <text:p text:style-name="P12">Щелкните правой кнопкой мыши на Сделке и выберите «Отгрузить».</text:p>
      <text:p text:style-name="P12"/>
      <text:p text:style-name="P12"/>
      <text:p text:style-name="P12"/>
      <text:h text:style-name="P45" text:outline-level="1">Расписка</text:h>
      <text:p text:style-name="P12">В основе платежей в Пандоре заложена «Распределённая электронная доверенная энергетическая система» (Distributed electronic trust energy payment system, или DETEPS).</text:p>
      <text:p text:style-name="P12">Оплата в Пандоре совершается передачей расписок. О Передаче будет сказано ниже.</text:p>
      <text:p text:style-name="P12">Расписка – это обязательство кого-либо предоставить услуги или товары в указанном объёме.</text:p>
      <text:p text:style-name="P12">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12">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12">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12">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12"><text:soft-page-break/>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12"/>
      <text:h text:style-name="P45" text:outline-level="1">Передача</text:h>
      <text:p text:style-name="P12">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12">Щекните правой кнопкой мыши по Сделке и выберите «Оплатить».</text:p>
      <text:p text:style-name="P12">Выберите «Расписку», которую вы хотите передать.</text:p>
      <text:p text:style-name="P12">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12">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12">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12">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12">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12">На стороне получателя Передачу может принять также биржевой робот получателя, если он расценил предлагаему расписку как ликвидную.</text:p>
      <text:h text:style-name="P45" text:outline-level="1">Биржа</text:h>
      <text:p text:style-name="P12">Биржа работает в автоматическом или полуавтоматическом режиме. В автоматическом режиме 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12">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text:soft-page-break/>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12">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12">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12">Работу биржи определяет владелец активного ключа.</text:p>
      <text:p text:style-name="P12"/>
      <text:h text:style-name="P45" text:outline-level="1">Загрузка данных</text:h>
      <text:p text:style-name="P12">Вы можете загружать записи из внешних файлов (например из xls-таблиц) или баз данных (например из баз CRM-систем или интернет-магазинов).</text:p>
      <text:p text:style-name="P12">Щелкните правой кнопкой по любому списку и выберите «Загрузить».</text:p>
      <text:p text:style-name="P12"/>
      <text:h text:style-name="P45" text:outline-level="1">Выгрузка данных</text:h>
      <text:p text:style-name="P12">Вы можете выгружать записи во внешние файлы (например в xls-таблицы) или в базы данных (например базы CRM-систем или интернет-магазинов).</text:p>
      <text:p text:style-name="P12">Щелкните правой кнопкой по любому списку и выберите «Выгрузить».</text:p>
      <text:p text:style-name="P12"/>
      <text:p text:style-name="P12"/>
      <text:p text:style-name="P12"/>
      <text:h text:style-name="P45" text:outline-level="1">Проект</text:h>
      <text:p text:style-name="P12">Вы можете разработать новый проект в списке <text:span text:style-name="T1">Регион-Проекты</text:span>.</text:p>
      <text:p text:style-name="P12">Это может быть проект детского сада, электромобиля, бытового прибора, нового моста через реку и так далее.</text:p>
      <text:p text:style-name="P12"/>
      <text:p text:style-name="P12"/>
      <text:h text:style-name="P45" text:outline-level="1">Постановление</text:h>
      <text:p text:style-name="P12">Щёлкните правой кнопкой по Проекту и выберите «Реализовать», чтобы создать новое постановление.</text:p>
      <text:p text:style-name="P12">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text:soft-page-break/>подрядчики.</text:p>
      <text:p text:style-name="P12">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12">Процедура утверждения постановлений может различаться для разных регионов.</text:p>
      <text:p text:style-name="P12"/>
      <text:h text:style-name="P45" text:outline-level="1">Закон</text:h>
      <text:p text:style-name="P12">Вы можете предложить новый закон в списке <text:span text:style-name="T1">Регион-Законы</text:span>.</text:p>
      <text:p text:style-name="P12">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12">Процедура принятия законов может различаться для разных регионов.</text:p>
      <text:p text:style-name="P12"/>
      <text:p text:style-name="P12"/>
      <text:h text:style-name="P45" text:outline-level="1">Преступление</text:h>
      <text:p text:style-name="P12">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12">Преступлением может также являться невыполнение эммитентом обязательств по Расписке.</text:p>
      <text:p text:style-name="P12"/>
      <text:h text:style-name="P45" text:outline-level="1">Наказание</text:h>
      <text:p text:style-name="P12">Наказание – это реакция на Преступление, согласно принятым Законам.</text:p>
      <text:p text:style-name="P12">Щелкните правой кнопкой на Преступлении и выберите «Наказать».</text:p>
      <text:p text:style-name="P12">Выберите «Исполнителя» и срок исполнения. Также укажите ссылки на законы.</text:p>
      <text:p text:style-name="P12">Процедура запуска наказаний может различаться для разных регионов.</text:p>
      <text:p text:style-name="P12"/>
      <text:p text:style-name="Text_20_body"/>
      <text:p text:style-name="P12"/>
      <text:h text:style-name="P45" text:outline-level="1">Делегирование</text:h>
      <text:p text:style-name="P12">Делегирование – это передача права голосовать по какому-либо Постановлению, Закону или Наказанию другому лицу (делегату).</text:p>
      <text:p text:style-name="P12">Укажите срок, задав в поле «Истекает» конечную дату. Начальной датой служит время создания Делегирования.</text:p>
      <text:p text:style-name="P12"><text:soft-page-break/>Учёт делегирования при голосовании может учитываться по-разному для разных регионов.</text:p>
      <text:p text:style-name="P12"/>
      <text:p text:style-name="P12"/>
      <text:p text:style-name="P12"/>
      <text:h text:style-name="P45" text:outline-level="1">Регистр</text:h>
      <text:p text:style-name="P12">Регистры используются для регистрации номеров каких-либо объектов: автомобилей, вагонов и другое.</text:p>
      <text:p text:style-name="P12">Созданием регистров обычно занимается узел общественной организации, которую утвердили соответсвующим Постановлением.</text:p>
      <text:p text:style-name="P12"/>
      <text:p text:style-name="P12"/>
      <text:p text:style-name="P12"/>
      <text:h text:style-name="P45" text:outline-level="1">Обмен с внешними базами</text:h>
      <text:p text:style-name="P12">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12">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12">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12">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12"/>
      <text:p text:style-name="P12"/>
      <text:h text:style-name="P45" text:outline-level="1">Настройка сети</text:h>
      <text:p text:style-name="P12">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12">Если ваш IP-адрес «белый», но динамический, то можно воспользоваться любым сервисом DDNS для получения постоянного доменного имени. </text:p>
      <text:p text:style-name="P12">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12">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text:soft-page-break/>сервис Teredo. Для его запуска в линуксе достаточно поставить пакет «miredo».</text:p>
      <text:p text:style-name="P12"/>
      <text:p text:style-name="P12"/>
      <text:h text:style-name="P45" text:outline-level="1">Компоненты</text:h>
      <text:p text:style-name="P12">Компоненты Пандоры удовлетворяют обязательным критериям:</text:p>
      <text:p text:style-name="P12">1) свободная и чистая лицензия</text:p>
      <text:p text:style-name="P12">2) независимость от вендора</text:p>
      <text:p text:style-name="P12">3) кросс платформенность</text:p>
      <text:p text:style-name="P12">4) популярность и актуальность</text:p>
      <text:p text:style-name="P12">5) ясность</text:p>
      <text:p text:style-name="P12">6) документированность</text:p>
      <text:p text:style-name="P12">7) простота развертывания</text:p>
      <text:p text:style-name="P12">8) малый размер</text:p>
      <text:p text:style-name="P12">Вот текущий список: ruby, gtk, sqlite, openssl, gstreamer.</text:p>
      <text:p text:style-name="P12">Форматы: txt, xml, odf.</text:p>
      <text:p text:style-name="P12">Протокол бинарный на порту tcp/udp — 5577.</text:p>
      <text:p text:style-name="P12">Ниже описаны только те критерии, которые стали ключевыми при выборе компонента:</text:p>
      <text:p text:style-name="P12">1. Ruby.</text:p>
      <text:p text:style-name="P12">Код на Ruby эстетичен и лаконичен. Написано множество библиотек: пользовательские интерфейсы (gtk, ncursed, web, qt, fox, wx).</text:p>
      <text:p text:style-name="P12">2. GTK</text:p>
      <text:p text:style-name="P12">Хорошая документированность по отношению к другим графическим библиотекам. По умолчанию присутствует в любом Linux.</text:p>
      <text:p text:style-name="P12">3. SQLite</text:p>
      <text:p text:style-name="P12">Простота использования. Фактически не нужно устанавливать.</text:p>
      <text:p text:style-name="P12">4. OpenSSL</text:p>
      <text:p text:style-name="P12">По умолчанию присутствует в любом Linux.</text:p>
      <text:p text:style-name="P12">5. GStreamer</text:p>
      <text:p text:style-name="P12">Гибкость. Простота использования.</text:p>
      <text:p text:style-name="P12">6. XML</text:p>
      <text:p text:style-name="P12">Удобство редактирования.</text:p>
      <text:p text:style-name="P12">7. ODF</text:p>
      <text:p text:style-name="P12">Свободный стандарт.</text:p>
      <text:p text:style-name="P12">8. GPL</text:p>
      <text:p text:style-name="P12"><text:soft-page-break/>Гарантия свободы и открытости. Защита от притязаний.</text:p>
      <text:p text:style-name="P12">9. Бинарный протокол</text:p>
      <text:p text:style-name="P12">Компактный трафик. Высокая скорость обмена.</text:p>
      <text:p text:style-name="P12">10. Порт 5577</text:p>
      <text:p text:style-name="P12">Красивые цифры 5 и 7. По статистике активности, порт 5577 в интернете не используется никакими другими службами. </text:p>
      <text:p text:style-name="P12"/>
      <text:p text:style-name="P12"/>
      <text:p text:style-name="P12"/>
      <text:h text:style-name="Heading_20_1" text:outline-level="1">Языковы<text:span text:style-name="T6">е файлы</text:span></text:h>
      <text:p text:style-name="P12">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12">1) задать переменную среды LANG=ru_RU (или запуск с параметром --lang=ru)</text:p>
      <text:p text:style-name="P12">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0">Pandora=&gt;Пандора</text:p>
            <text:p text:style-name="P20">Folk network of trust=&gt;Народная сеть доверия</text:p>
            <text:p text:style-name="P20">"Warning! \"Evil Empire\" wants</text:p>
            <text:p text:style-name="P20">to own the World!"=&gt;"Внимание! \"Империя Зла\" хочет</text:p>
            <text:p text:style-name="P20">владеть Миром!"</text:p>
          </table:table-cell>
        </table:table-row>
      </table:table>
      <text:p text:style-name="P19">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12">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12"/>
      <text:p text:style-name="P12"/>
      <text:h text:style-name="Heading_20_1" text:outline-level="1">Модель Пандоры</text:h>
      <text:p text:style-name="P12">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12"><text:soft-page-break/>1. Мир</text:p>
      <text:p text:style-name="P12">Человек, Сообщество, Город, Страна и др.</text:p>
      <text:p text:style-name="P12">2. Дело</text:p>
      <text:p text:style-name="P12">Товары, Услуги, Сделки и др.</text:p>
      <text:p text:style-name="P12">3. Регион</text:p>
      <text:p text:style-name="P12">Проекты, Законы, Ресурсы и др.</text:p>
      <text:p text:style-name="P12">4. Пандора</text:p>
      <text:p text:style-name="P12">Узлы, Ключи, Подписи и др.</text:p>
      <text:p text:style-name="P12">Вы можете дополнять базовые типы, или создавать новые типы, унаследованные от базовых.</text:p>
      <text:p text:style-name="P12"/>
      <text:p text:style-name="P12">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12"/>
      <text:p text:style-name="P12"/>
      <text:p text:style-name="P12"/>
      <text:h text:style-name="Heading_20_1" text:outline-level="1">Средства разработки</text:h>
      <text:p text:style-name="P12">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12">В качестве текстового редактора рекомендую Geany: лёгкий, эстетичный, кроссплатформенный с подстветкой синтаксиса ruby, xml и многих других.</text:p>
      <text:p text:style-name="P12">В Linux Ubuntu он устанавливается командой:</text:p>
      <text:p text:style-name="P12">apt-get -y install geany</text:p>
      <text:p text:style-name="P12">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12">Адаптер является посредником между базой данных и бизнес-логикой, он позволяет абстрагироваться от особенностей базы.</text:p>
      <text:p text:style-name="P12"/>
      <text:p text:style-name="P12"/>
      <text:p text:style-name="P12"/>
      <text:h text:style-name="Heading_20_1" text:outline-level="1"><text:soft-page-break/>Формат данных PSON</text:h>
      <text:p text:style-name="P12">Для подписывания и передачи данных по сети используется формат Pandora Simple Object Notation (PSON), или «Простое представление объекта Пандоры».</text:p>
      <text:p text:style-name="P12">Бинарный блок данных PSON состоит из перечисления полей.</text:p>
      <text:p text:style-name="P12">Каждое поле содержит две или три компоненты:</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6">N</text:p>
          </table:table-cell>
          <table:table-cell table:style-name="Таблица6.A1" office:value-type="string">
            <text:p text:style-name="P6">Компон<text:span text:style-name="T6">ента</text:span></text:p>
          </table:table-cell>
          <table:table-cell table:style-name="Таблица6.A1" office:value-type="string">
            <text:p text:style-name="P6">Названи<text:span text:style-name="T6">е и длина компоненты</text:span></text:p>
          </table:table-cell>
          <table:table-cell table:style-name="Таблица6.D1" office:value-type="string">
            <text:p text:style-name="P8">Содержимое компоненты</text:p>
          </table:table-cell>
        </table:table-row>
        <table:table-row>
          <table:table-cell table:style-name="Таблица6.A2" office:value-type="string">
            <text:p text:style-name="Table_20_Contents">1</text:p>
          </table:table-cell>
          <table:table-cell table:style-name="Таблица6.A2" office:value-type="string">
            <text:p text:style-name="P4">Type</text:p>
          </table:table-cell>
          <table:table-cell table:style-name="Таблица6.A2" office:value-type="string">
            <text:p text:style-name="Table_20_Contents">Признак типа [1 байт]</text:p>
          </table:table-cell>
          <table:table-cell table:style-name="Таблица6.D2" office:value-type="string">
            <text:p text:style-name="Table_20_Contents">Задаёт тип данных (4 бита<text:span text:style-name="T6">)</text:span>, знак (1 бит<text:span text:style-name="T6">)</text:span>, длину длины (3 бита<text:span text:style-name="T6">)</text:span></text:p>
          </table:table-cell>
        </table:table-row>
        <table:table-row>
          <table:table-cell table:style-name="Таблица6.A2" office:value-type="string">
            <text:p text:style-name="Table_20_Contents">2</text:p>
          </table:table-cell>
          <table:table-cell table:style-name="Таблица6.A2" office:value-type="string">
            <text:p text:style-name="P7">Length</text:p>
          </table:table-cell>
          <table:table-cell table:style-name="Таблица6.A2" office:value-type="string">
            <text:p text:style-name="Table_20_Contents">Длина данных <text:span text:style-name="T6">[0..7]</text:span></text:p>
          </table:table-cell>
          <table:table-cell table:style-name="Таблица6.D2" office:value-type="string">
            <text:p text:style-name="Table_20_Contents">Задаёт длину (или ц<text:span text:style-name="T6">е</text:span>ло<text:span text:style-name="T6">е</text:span> значeни<text:span text:style-name="T6">е)</text:span> данных</text:p>
          </table:table-cell>
        </table:table-row>
        <table:table-row>
          <table:table-cell table:style-name="Таблица6.A2" office:value-type="string">
            <text:p text:style-name="P12">3</text:p>
          </table:table-cell>
          <table:table-cell table:style-name="Таблица6.A2" office:value-type="string">
            <text:p text:style-name="Table_20_Contents">[Da<text:span text:style-name="T6">ta]</text:span></text:p>
          </table:table-cell>
          <table:table-cell table:style-name="Таблица6.A2" office:value-type="string">
            <text:p text:style-name="Table_20_Contents">Данны<text:span text:style-name="T6">е [0..7,2*10</text:span><text:span text:style-name="T10">^</text:span><text:span text:style-name="T6">16]</text:span></text:p>
          </table:table-cell>
          <table:table-cell table:style-name="Таблица6.D2" office:value-type="string">
            <text:p text:style-name="Table_20_Contents">Сами данны<text:span text:style-name="T6">е</text:span>. Для типов PT_Int, PT_Bool, PT_Time эта компон<text:span text:style-name="T6">ента пропущена, т.к.</text:span> данны<text:span text:style-name="T6">е</text:span> сод<text:span text:style-name="T6">ержатся в компоненте Length</text:span></text:p>
          </table:table-cell>
        </table:table-row>
      </table:table>
      <text:p text:style-name="P12"/>
      <text:p text:style-name="P12">Допустимые типы данных: целое (PT_Int=0), строка (PT_Str=1), логическое (PT_Bool=2), время (PT_Time=3), массив (PT_Array=4), хэш (PT_Hash=5), символьное (PT_Sym=6), дробное (PT_Real=7), зарезервировано для других типов (8-14), неизвестное (PT_Unknown=15).</text:p>
      <text:p text:style-name="P12">PSON получается простым, в отличие от BSON, и компактным форматом, так как хранит данные в бинарном виде, в отличие от JSON или XML, требующих преобразования данных как минимум в формат Base64. PSON строго структурирован и легко разбирается. За счёт отсутствия преобразования и парсинга, PSON работает мгновенно. Недостатком является только отсутствие человекочитаемости, но это не имеет значения при машинной обработке (подписывании, проверке подписи и передаче по сети). PSON экономит трафик, дисковое пространство и процессорные<text:span text:style-name="T2"> мощности.</text:span></text:p>
      <text:p text:style-name="P14"/>
      <text:p text:style-name="P14"/>
      <text:h text:style-name="Heading_20_1" text:outline-level="1">Устройство узла</text:h>
      <text:p text:style-name="P12">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14"><draw:frame draw:style-name="fr2" draw:name="Frame2" text:anchor-type="paragraph" svg:x="0.519cm" svg:y="0.217cm" style:rel-width="94%" svg:height="13.596cm" draw:z-index="7"><draw:text-box fo:min-height="55%" fo:min-width="16.355cm"><text:p text:style-name="P21"/><text:p text:style-name="P40"><draw:g text:anchor-type="paragraph" draw:z-index="8" draw:style-name="gr28"><draw:custom-shape draw:style-name="gr83" draw:text-style-name="P62" svg:width="2.119cm" svg:height="1.994cm" svg:x="10.603cm" svg:y="7.239cm"><text:p text:style-name="P56"><text:span text:style-name="T16">слушатель</text:span></text:p><draw:enhanced-geometry svg:viewBox="0 0 21600 21600" draw:type="rectangle" draw:enhanced-path="M 0 0 L 21600 0 21600 21600 0 21600 0 0 Z N"/></draw:custom-shape><draw:custom-shape draw:style-name="gr84" draw:text-style-name="P63" svg:width="12.359cm" svg:height="11.96cm" svg:x="0.676cm" svg:y="-0.095cm"><text:p text:style-name="P56"><text:span text:style-name="T17">Узел1</text:span></text:p><draw:enhanced-geometry svg:viewBox="0 0 21600 21600" draw:type="rectangle" draw:enhanced-path="M 0 0 L 21600 0 21600 21600 0 21600 0 0 Z N"/></draw:custom-shape><draw:custom-shape draw:style-name="gr85" draw:text-style-name="P62" svg:width="1.648cm" svg:height="0.957cm" svg:x="10.841cm" svg:y="3.673cm"><text:p text:style-name="P56"><text:span text:style-name="T16">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58" svg:x1="12.487cm" svg:y1="4.128cm" svg:x2="13.742cm" svg:y2="4.128cm"><text:p/></draw:line><draw:custom-shape draw:style-name="gr87" draw:text-style-name="P62" svg:width="1.962cm" svg:height="1.595cm" svg:x="2.6cm" svg:y="7.892cm"><text:p text:style-name="P56"><text:span text:style-name="T16">gstreamer</text:span></text:p><draw:enhanced-geometry svg:viewBox="0 0 21600 21600" draw:type="rectangle" draw:enhanced-path="M 0 0 L 21600 0 21600 21600 0 21600 0 0 Z N"/></draw:custom-shape><draw:line draw:style-name="gr88" draw:text-style-name="P58" svg:x1="2.577cm" svg:y1="2.958cm" svg:x2="6.368cm" svg:y2="4.049cm"><text:p/></draw:line><draw:line draw:style-name="gr89" draw:text-style-name="P58" svg:x1="8.487cm" svg:y1="4.152cm" svg:x2="10.841cm" svg:y2="4.128cm"><text:p/></draw:line><draw:custom-shape draw:style-name="gr90" draw:text-style-name="P64" svg:width="1.724cm" svg:height="0.957cm" svg:x="5.583cm" svg:y="10.501cm"><text:p text:style-name="P56"><text:span text:style-name="T18">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57" svg:width="1.728cm" svg:height="0.957cm" svg:x="1.11cm" svg:y="10.501cm"><text:p text:style-name="P56"><text:span text:style-name="T12">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65" svg:width="1.728cm" svg:height="0.957cm" svg:x="3.276cm" svg:y="10.501cm"><text:p text:style-name="P56"><text:span text:style-name="T19">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58" svg:x1="3.96cm" svg:y1="9.488cm" svg:x2="5.74cm" svg:y2="10.668cm"><text:p/></draw:line><draw:line draw:style-name="gr94" draw:text-style-name="P58" svg:x1="1.973cm" svg:y1="10.525cm" svg:x2="2.915cm" svg:y2="9.488cm"><text:p/></draw:line><draw:line draw:style-name="gr95" draw:text-style-name="P58" svg:x1="4.251cm" svg:y1="9.488cm" svg:x2="7.86cm" svg:y2="10.748cm"><text:p/></draw:line><draw:custom-shape draw:style-name="gr96" draw:text-style-name="P65" svg:width="1.726cm" svg:height="0.957cm" svg:x="7.781cm" svg:y="10.501cm"><text:p text:style-name="P56"><text:span text:style-name="T19">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58" svg:x1="3.856cm" svg:y1="10.525cm" svg:x2="3.228cm" svg:y2="9.488cm"><text:p/></draw:line><draw:custom-shape draw:style-name="gr98" draw:text-style-name="P57" svg:width="1.885cm" svg:height="1.597cm" svg:x="0.953cm" svg:y="5.324cm"><text:p text:style-name="P56"><text:span text:style-name="T12">буферы</text:span></text:p><draw:enhanced-geometry svg:viewBox="0 0 21600 21600" draw:type="rectangle" draw:enhanced-path="M 0 0 L 21600 0 21600 21600 0 21600 0 0 Z N"/></draw:custom-shape><draw:line draw:style-name="gr99" draw:text-style-name="P58" svg:x1="2.055cm" svg:y1="6.935cm" svg:x2="3.075cm" svg:y2="7.892cm"><text:p/></draw:line><draw:custom-shape draw:style-name="gr100" draw:text-style-name="P62" svg:width="1.652cm" svg:height="0.957cm" svg:x="13.741cm" svg:y="3.65cm"><text:p text:style-name="P56"><text:span text:style-name="T16">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65" svg:width="2.119cm" svg:height="1.276cm" svg:x="10.603cm" svg:y="0.54cm"><text:p text:style-name="P56"><text:span text:style-name="T19">список</text:span></text:p><text:p text:style-name="P56"><text:span text:style-name="T19">активных</text:span></text:p><text:p text:style-name="P56"><text:span text:style-name="T19">узлов</text:span></text:p><draw:enhanced-geometry svg:viewBox="0 0 21600 21600" draw:type="rectangle" draw:enhanced-path="M 0 0 L 21600 0 21600 21600 0 21600 0 0 Z N"/></draw:custom-shape><draw:line draw:style-name="gr102" draw:text-style-name="P58" svg:x1="6.366cm" svg:y1="1.257cm" svg:x2="2.6cm" svg:y2="2.613cm"><text:p/></draw:line><draw:custom-shape draw:style-name="gr103" draw:text-style-name="P57" svg:width="2.119cm" svg:height="0.8cm" svg:x="6.368cm" svg:y="0.858cm"><text:p text:style-name="P56"><text:span text:style-name="T12">охотник</text:span></text:p><draw:enhanced-geometry svg:viewBox="0 0 21600 21600" draw:type="rectangle" draw:enhanced-path="M 0 0 L 21600 0 21600 21600 0 21600 0 0 Z N"/></draw:custom-shape><draw:line draw:style-name="gr104" draw:text-style-name="P58" svg:x1="1.345cm" svg:y1="2.417cm" svg:x2="1.345cm" svg:y2="1.257cm"><text:p/></draw:line><draw:line draw:style-name="gr105" draw:text-style-name="P58" svg:x1="10.605cm" svg:y1="1.418cm" svg:x2="8.487cm" svg:y2="3.97cm"><text:p/></draw:line><draw:custom-shape draw:style-name="gr106" draw:text-style-name="P62" svg:width="1.65cm" svg:height="0.957cm" svg:x="10.838cm" svg:y="5.428cm"><text:p text:style-name="P56"><text:span text:style-name="T16">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58" svg:x1="12.486cm" svg:y1="5.882cm" svg:x2="13.741cm" svg:y2="5.882cm"><text:p/></draw:line><draw:line draw:style-name="gr108" draw:text-style-name="P58" svg:x1="8.487cm" svg:y1="5.906cm" svg:x2="10.841cm" svg:y2="5.882cm"><text:p/></draw:line><draw:custom-shape draw:style-name="gr109" draw:text-style-name="P62" svg:width="1.65cm" svg:height="0.957cm" svg:x="13.741cm" svg:y="5.405cm"><text:p text:style-name="P56"><text:span text:style-name="T16">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62" svg:width="1.65cm" svg:height="0.959cm" svg:x="10.838cm" svg:y="7.5cm"><text:p text:style-name="P56"><text:span text:style-name="T16">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58" svg:x1="12.486cm" svg:y1="7.955cm" svg:x2="13.741cm" svg:y2="7.955cm"><text:p/></draw:line><draw:line draw:style-name="gr112" draw:text-style-name="P58" svg:x1="8.487cm" svg:y1="7.979cm" svg:x2="10.841cm" svg:y2="7.955cm"><text:p/></draw:line><draw:custom-shape draw:style-name="gr113" draw:text-style-name="P62" svg:width="1.65cm" svg:height="0.959cm" svg:x="13.741cm" svg:y="7.477cm"><text:p text:style-name="P56"><text:span text:style-name="T16">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58" svg:x1="2.839cm" svg:y1="6.122cm" svg:x2="6.37cm" svg:y2="5.883cm"><text:p/></draw:line><draw:line draw:style-name="gr115" draw:text-style-name="P58" svg:x1="2.839cm" svg:y1="6.202cm" svg:x2="6.37cm" svg:y2="7.957cm"><text:p/></draw:line><draw:line draw:style-name="gr116" draw:text-style-name="P58" svg:x1="2.577cm" svg:y1="2.958cm" svg:x2="6.369cm" svg:y2="5.725cm"><text:p/></draw:line><draw:line draw:style-name="gr117" draw:text-style-name="P58" svg:x1="10.605cm" svg:y1="1.496cm" svg:x2="8.487cm" svg:y2="5.643cm"><text:p/></draw:line><draw:line draw:style-name="gr118" draw:text-style-name="P58" svg:x1="10.605cm" svg:y1="1.658cm" svg:x2="8.487cm" svg:y2="7.719cm"><text:p/></draw:line><draw:line draw:style-name="gr119" draw:text-style-name="P58" svg:x1="2.577cm" svg:y1="2.958cm" svg:x2="6.448cm" svg:y2="7.878cm"><text:p/></draw:line><draw:custom-shape draw:style-name="gr120" draw:text-style-name="P65" svg:width="2.119cm" svg:height="0.798cm" svg:x="6.393cm" svg:y="3.729cm"><text:p text:style-name="P56"><text:span text:style-name="T19">обработчик</text:span></text:p><draw:enhanced-geometry svg:viewBox="0 0 21600 21600" draw:type="rectangle" draw:enhanced-path="M 0 0 L 21600 0 21600 21600 0 21600 0 0 Z N"/></draw:custom-shape><draw:custom-shape draw:style-name="gr121" draw:text-style-name="P65" svg:width="2.117cm" svg:height="0.8cm" svg:x="6.393cm" svg:y="5.482cm"><text:p text:style-name="P56"><text:span text:style-name="T19">обработчик</text:span></text:p><draw:enhanced-geometry svg:viewBox="0 0 21600 21600" draw:type="rectangle" draw:enhanced-path="M 0 0 L 21600 0 21600 21600 0 21600 0 0 Z N"/></draw:custom-shape><draw:custom-shape draw:style-name="gr122" draw:text-style-name="P65" svg:width="2.117cm" svg:height="0.798cm" svg:x="6.393cm" svg:y="7.557cm"><text:p text:style-name="P56"><text:span text:style-name="T19">обработчик</text:span></text:p><draw:enhanced-geometry svg:viewBox="0 0 21600 21600" draw:type="rectangle" draw:enhanced-path="M 0 0 L 21600 0 21600 21600 0 21600 0 0 Z N"/></draw:custom-shape><draw:custom-shape draw:style-name="gr123" draw:text-style-name="P58"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65" svg:width="1.964cm" svg:height="0.798cm" svg:x="2.209cm" svg:y="0.379cm"><text:p text:style-name="P56"><text:span text:style-name="T19">импорт</text:span></text:p><text:p text:style-name="P56"><text:span text:style-name="T19">экспорт</text:span></text:p><draw:enhanced-geometry svg:viewBox="0 0 21600 21600" draw:type="rectangle" draw:enhanced-path="M 0 0 L 21600 0 21600 21600 0 21600 0 0 Z N"/></draw:custom-shape><draw:line draw:style-name="gr125" draw:text-style-name="P58" svg:x1="8.487cm" svg:y1="1.177cm" svg:x2="10.605cm" svg:y2="1.177cm"><text:p/></draw:line><draw:line draw:style-name="gr126" draw:text-style-name="P58" svg:x1="2.443cm" svg:y1="1.177cm" svg:x2="2.443cm" svg:y2="2.482cm"><text:p/></draw:line><draw:custom-shape draw:style-name="gr127" draw:text-style-name="P64" svg:width="1.569cm" svg:height="1.833cm" svg:x="1.032cm" svg:y="2.362cm"><text:p text:style-name="P56"><text:span text:style-name="T18">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67" svg:width="2.117cm" svg:height="4.941cm" svg:x="13.351cm" svg:y="-0.095cm"><text:p text:style-name="P66"><text:span text:style-name="T17">Узел2</text:span></text:p><draw:enhanced-geometry svg:viewBox="0 0 21600 21600" draw:type="rectangle" draw:enhanced-path="M 0 0 L 21600 0 21600 21600 0 21600 0 0 Z N"/></draw:custom-shape><draw:custom-shape draw:style-name="gr129" draw:text-style-name="P63" svg:width="2.119cm" svg:height="1.835cm" svg:x="13.351cm" svg:y="5.165cm"><text:p text:style-name="P56"><text:span text:style-name="T17">Узел3</text:span></text:p><draw:enhanced-geometry svg:viewBox="0 0 21600 21600" draw:type="rectangle" draw:enhanced-path="M 0 0 L 21600 0 21600 21600 0 21600 0 0 Z N"/></draw:custom-shape><draw:custom-shape draw:style-name="gr129" draw:text-style-name="P63" svg:width="2.119cm" svg:height="4.546cm" svg:x="13.351cm" svg:y="7.287cm"><text:p text:style-name="P56"><text:span text:style-name="T17">Узел4</text:span></text:p><draw:enhanced-geometry svg:viewBox="0 0 21600 21600" draw:type="rectangle" draw:enhanced-path="M 0 0 L 21600 0 21600 21600 0 21600 0 0 Z N"/></draw:custom-shape><draw:line draw:style-name="gr130" draw:text-style-name="P58" svg:x1="8.33cm" svg:y1="1.658cm" svg:x2="10.919cm" svg:y2="3.971cm"><text:p/></draw:line><draw:line draw:style-name="gr130" draw:text-style-name="P58" svg:x1="8.33cm" svg:y1="1.655cm" svg:x2="10.92cm" svg:y2="5.644cm"><text:p/></draw:line><draw:custom-shape draw:style-name="gr131" draw:text-style-name="P65" svg:width="2.121cm" svg:height="1.04cm" svg:x="4.091cm" svg:y="2.212cm"><text:p text:style-name="P56"><text:span text:style-name="T19">поисковый</text:span></text:p><text:p text:style-name="P56"><text:span text:style-name="T19">диспетчер</text:span></text:p><draw:enhanced-geometry svg:viewBox="0 0 21600 21600" draw:type="rectangle" draw:enhanced-path="M 0 0 L 21600 0 21600 21600 0 21600 0 0 Z N"/></draw:custom-shape><draw:line draw:style-name="gr132" draw:text-style-name="P58" svg:x1="5.896cm" svg:y1="3.251cm" svg:x2="6.367cm" svg:y2="3.969cm"><text:p/></draw:line><draw:line draw:style-name="gr133" draw:text-style-name="P58" svg:x1="5.582cm" svg:y1="3.251cm" svg:x2="6.367cm" svg:y2="5.644cm"><text:p/></draw:line><draw:line draw:style-name="gr134" draw:text-style-name="P58" svg:x1="5.268cm" svg:y1="3.251cm" svg:x2="6.366cm" svg:y2="7.638cm"><text:p/></draw:line><draw:line draw:style-name="gr135" draw:text-style-name="P58" svg:x1="2.6cm" svg:y1="2.852cm" svg:x2="4.091cm" svg:y2="2.772cm"><text:p/></draw:line><draw:line draw:style-name="gr136" draw:text-style-name="P58" svg:x1="6.21cm" svg:y1="2.772cm" svg:x2="10.604cm" svg:y2="1.257cm"><text:p/></draw:line><draw:line draw:style-name="gr137" draw:text-style-name="P58" svg:x1="1.584cm" svg:y1="1.177cm" svg:x2="4.095cm" svg:y2="2.613cm"><text:p/></draw:line><draw:custom-shape draw:style-name="gr138" draw:text-style-name="P62" svg:width="1.726cm" svg:height="0.959cm" svg:x="7.779cm" svg:y="9.303cm"><text:p text:style-name="P56"><text:span text:style-name="T16">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58" svg:x1="4.565cm" svg:y1="9.232cm" svg:x2="7.782cm" svg:y2="9.79cm"><text:p/></draw:line></draw:g>Рисунок <text:sequence text:ref-name="refDrawing1" text:name="Drawing" text:formula="ooow:Drawing+1" style:num-format="1">2</text:sequence>: <text:s/>Устройство узла</text:p></draw:text-box></draw:frame><text:soft-page-break/></text:p>
      <text:p text:style-name="P14"/>
      <text:h text:style-name="Heading_20_1" text:outline-level="1">Протокол Пандоры</text:h>
      <text:p text:style-name="P13">Суть протокола</text:p>
      <text:p text:style-name="P12"><text:span text:style-name="T2">Обмен</text:span> между двумя узлами (охотник и слушатель) выглядит примерно так:</text:p>
      <text:p text:style-name="P12">О1: Привет! Требую протокол 1. Прошу сжатие, но не требую. [Отмычка a2c5df] </text:p>
      <text:p text:style-name="P12">С1: Привет! Работаем на протоколе 1, без сжатия. [Работаем на отмычке]</text:p>
      <text:p text:style-name="P12">О2:+ Дай мне статьи Михаила Михайлова? </text:p>
      <text:p text:style-name="P12">С2:+ А ты кто? </text:p>
      <text:p text:style-name="P12">С3:+ У тебя есть вакансии "Программист"? </text:p>
      <text:p text:style-name="P12">О3:-С2 Я Иван Иванов. </text:p>
      <text:p text:style-name="P12">О4:+ А ты кто? </text:p>
      <text:p text:style-name="P12">С4:-О4 Я Петя Петров. </text:p>
      <text:p text:style-name="P12">О2:+ Повтор1. Дай мне статьи Михаила Михайлова? </text:p>
      <text:p text:style-name="P12"><text:soft-page-break/>С5:-О2 Статей нет. </text:p>
      <text:p text:style-name="P12">О5:-С3 Лови две вакансии. </text:p>
      <text:p text:style-name="P12">О6:+ Примешь канал1 звука и канал2 видео? </text:p>
      <text:p text:style-name="P12">С6:-О6 Давай канал1 и канал2. </text:p>
      <text:p text:style-name="P12">О-1:= Канал1. Лови кусок звука! </text:p>
      <text:p text:style-name="P12">С7:-O5 Ловлю вакансии. </text:p>
      <text:p text:style-name="P12">О-2:= Канал2. Лови кусок видео! </text:p>
      <text:p text:style-name="P12">О-3:= Канал2. Лови кусок видео! </text:p>
      <text:p text:style-name="P12">О7:+ Вакансия 1. </text:p>
      <text:p text:style-name="P12">С8:+ У тебя есть файлы Федора Федорова? </text:p>
      <text:p text:style-name="P12">С9:-О7 Поймал вакансию. </text:p>
      <text:p text:style-name="P12">О8:+ Вакансия 2. </text:p>
      <text:p text:style-name="P12">О-4:= Канал2. Лови кусок видео! </text:p>
      <text:p text:style-name="P12">О9:-С7 Лови список файлов. </text:p>
      <text:p text:style-name="P12">О-5:= Канал2. Лови кусок видео! </text:p>
      <text:p text:style-name="P12"/>
      <text:p text:style-name="P12">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3">Сегменты</text:p>
      <text:p text:style-name="P10">Структура сегмента: индекс, код команды, уточняющий код, данные.</text:p>
      <text:p text:style-name="P12">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12"><draw:frame draw:style-name="fr3" draw:name="Frame13" text:anchor-type="char" svg:x="-0.041cm" svg:y="0.316cm" svg:height="2.916cm" draw:z-index="28"><draw:text-box fo:min-height="11%" fo:min-width="17.351cm"><text:p text:style-name="P41"><draw:g text:anchor-type="paragraph" draw:z-index="29" draw:style-name="gr28"><draw:custom-shape draw:style-name="gr479" draw:text-style-name="P65" svg:width="0.899cm" svg:height="0.5cm" svg:x="0.416cm" svg:y="0.304cm"><text:p text:style-name="P56"><text:span text:style-name="T19">Init 1</text:span></text:p><draw:enhanced-geometry svg:viewBox="0 0 21600 21600" draw:type="rectangle" draw:enhanced-path="M 0 0 L 21600 0 21600 21600 0 21600 0 0 Z N"/></draw:custom-shape><draw:custom-shape draw:style-name="gr480" draw:text-style-name="P65" svg:width="1.172cm" svg:height="0.502cm" svg:x="1.312cm" svg:y="0.803cm"><text:p text:style-name="P56"><text:span text:style-name="T19">Init 1/1</text:span></text:p><draw:enhanced-geometry svg:viewBox="0 0 21600 21600" draw:type="rectangle" draw:enhanced-path="M 0 0 L 21600 0 21600 21600 0 21600 0 0 Z N"/></draw:custom-shape><draw:custom-shape draw:style-name="gr481" draw:text-style-name="P65" svg:width="1.036cm" svg:height="0.502cm" svg:x="2.483cm" svg:y="0.302cm"><text:p text:style-name="P56"><text:span text:style-name="T19">Init 2</text:span></text:p><draw:enhanced-geometry svg:viewBox="0 0 21600 21600" draw:type="rectangle" draw:enhanced-path="M 0 0 L 21600 0 21600 21600 0 21600 0 0 Z N"/></draw:custom-shape><draw:custom-shape draw:style-name="gr482" draw:text-style-name="P65" svg:width="0.899cm" svg:height="0.5cm" svg:x="3.519cm" svg:y="0.803cm"><text:p text:style-name="P56"><text:span text:style-name="T19">Init 2/2</text:span></text:p><draw:enhanced-geometry svg:viewBox="0 0 21600 21600" draw:type="rectangle" draw:enhanced-path="M 0 0 L 21600 0 21600 21600 0 21600 0 0 Z N"/></draw:custom-shape><draw:custom-shape draw:style-name="gr483" draw:text-style-name="P65" svg:width="1.308cm" svg:height="0.5cm" svg:x="4.418cm" svg:y="0.304cm"><text:p text:style-name="P56"><text:span text:style-name="T19">message 3</text:span></text:p><draw:enhanced-geometry svg:viewBox="0 0 21600 21600" draw:type="rectangle" draw:enhanced-path="M 0 0 L 21600 0 21600 21600 0 21600 0 0 Z N"/></draw:custom-shape><draw:custom-shape draw:style-name="gr484" draw:text-style-name="P65" svg:width="1.176cm" svg:height="0.502cm" svg:x="5.173cm" svg:y="0.803cm"><text:p text:style-name="P56"><text:span text:style-name="T19">request 3</text:span></text:p><draw:enhanced-geometry svg:viewBox="0 0 21600 21600" draw:type="rectangle" draw:enhanced-path="M 0 0 L 21600 0 21600 21600 0 21600 0 0 Z N"/></draw:custom-shape><draw:custom-shape draw:style-name="gr485" draw:text-style-name="P65" svg:width="1.588cm" svg:height="0.502cm" svg:x="9.244cm" svg:y="0.302cm"><text:p text:style-name="P56"><text:span text:style-name="T19">media -1</text:span></text:p><draw:enhanced-geometry svg:viewBox="0 0 21600 21600" draw:type="rectangle" draw:enhanced-path="M 0 0 L 21600 0 21600 21600 0 21600 0 0 Z N"/></draw:custom-shape><draw:custom-shape draw:style-name="gr486" draw:text-style-name="P65" svg:width="1.796cm" svg:height="0.5cm" svg:x="7.106cm" svg:y="0.304cm"><text:p text:style-name="P56"><text:span text:style-name="T19">record 5/3</text:span></text:p><draw:enhanced-geometry svg:viewBox="0 0 21600 21600" draw:type="rectangle" draw:enhanced-path="M 0 0 L 21600 0 21600 21600 0 21600 0 0 Z N"/></draw:custom-shape><draw:custom-shape draw:style-name="gr487" draw:text-style-name="P65" svg:width="1.31cm" svg:height="0.502cm" svg:x="10.969cm" svg:y="0.302cm"><text:p text:style-name="P56"><text:span text:style-name="T19">request 6</text:span></text:p><draw:enhanced-geometry svg:viewBox="0 0 21600 21600" draw:type="rectangle" draw:enhanced-path="M 0 0 L 21600 0 21600 21600 0 21600 0 0 Z N"/></draw:custom-shape><draw:custom-shape draw:style-name="gr488" draw:text-style-name="P65" svg:width="1.243cm" svg:height="0.5cm" svg:x="5.865cm" svg:y="0.302cm"><text:p text:style-name="P56"><text:span text:style-name="T19">channel 4</text:span></text:p><draw:enhanced-geometry svg:viewBox="0 0 21600 21600" draw:type="rectangle" draw:enhanced-path="M 0 0 L 21600 0 21600 21600 0 21600 0 0 Z N"/></draw:custom-shape><draw:custom-shape draw:style-name="gr489" draw:text-style-name="P65" svg:width="1.449cm" svg:height="0.502cm" svg:x="7.173cm" svg:y="0.799cm"><text:p text:style-name="P56"><text:span text:style-name="T19">channel 4/4</text:span></text:p><draw:enhanced-geometry svg:viewBox="0 0 21600 21600" draw:type="rectangle" draw:enhanced-path="M 0 0 L 21600 0 21600 21600 0 21600 0 0 Z N"/></draw:custom-shape><draw:custom-shape draw:style-name="gr490" draw:text-style-name="P65" svg:width="1.588cm" svg:height="0.5cm" svg:x="8.622cm" svg:y="0.801cm"><text:p text:style-name="P56"><text:span text:style-name="T19">media -1</text:span></text:p><draw:enhanced-geometry svg:viewBox="0 0 21600 21600" draw:type="rectangle" draw:enhanced-path="M 0 0 L 21600 0 21600 21600 0 21600 0 0 Z N"/></draw:custom-shape><draw:custom-shape draw:style-name="gr491" draw:text-style-name="P65" svg:width="1.934cm" svg:height="0.5cm" svg:x="12.278cm" svg:y="0.803cm"><text:p text:style-name="P56"><text:span text:style-name="T19">record 5/6</text:span></text:p><draw:enhanced-geometry svg:viewBox="0 0 21600 21600" draw:type="rectangle" draw:enhanced-path="M 0 0 L 21600 0 21600 21600 0 21600 0 0 Z N"/></draw:custom-shape><draw:custom-shape draw:style-name="gr492" draw:text-style-name="P65" svg:width="1.378cm" svg:height="0.502cm" svg:x="14.211cm" svg:y="0.302cm"><text:p text:style-name="P56"><text:span text:style-name="T19">sync 6:5</text:span></text:p><draw:enhanced-geometry svg:viewBox="0 0 21600 21600" draw:type="rectangle" draw:enhanced-path="M 0 0 L 21600 0 21600 21600 0 21600 0 0 Z N"/></draw:custom-shape><draw:custom-shape draw:style-name="gr493" draw:text-style-name="P65" svg:width="1.38cm" svg:height="0.502cm" svg:x="15.797cm" svg:y="0.799cm"><text:p text:style-name="P56"><text:span text:style-name="T19">sync 5:6</text:span></text:p><draw:enhanced-geometry svg:viewBox="0 0 21600 21600" draw:type="rectangle" draw:enhanced-path="M 0 0 L 21600 0 21600 21600 0 21600 0 0 Z N"/></draw:custom-shape><draw:custom-shape draw:style-name="gr494" draw:text-style-name="P65" svg:width="1.587cm" svg:height="0.5cm" svg:x="14.211cm" svg:y="0.803cm"><text:p text:style-name="P56"><text:span text:style-name="T19">media -2</text:span></text:p><draw:enhanced-geometry svg:viewBox="0 0 21600 21600" draw:type="rectangle" draw:enhanced-path="M 0 0 L 21600 0 21600 21600 0 21600 0 0 Z N"/></draw:custom-shape></draw:g></text:p><text:p text:style-name="P38">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12"><draw:frame draw:style-name="fr3" draw:name="Frame5" text:anchor-type="char" svg:x="-0.041cm" svg:y="0.316cm" svg:height="16.63cm" draw:z-index="12"><draw:text-box fo:min-height="68%" fo:min-width="17.406cm"><text:p text:style-name="P41"><draw:g text:anchor-type="char" draw:z-index="13" draw:style-name="gr190"><draw:custom-shape draw:style-name="gr191" draw:text-style-name="P65" svg:width="2.167cm" svg:height="0.71cm" svg:x="3.936cm" svg:y="2.642cm"><text:p text:style-name="P56"><text:span text:style-name="T19">чат</text:span></text:p><draw:enhanced-geometry svg:viewBox="0 0 21600 21600" draw:type="rectangle" draw:enhanced-path="M 0 0 L 21600 0 21600 21600 0 21600 0 0 Z N"/></draw:custom-shape><draw:custom-shape draw:style-name="gr192" draw:text-style-name="P65" svg:width="2.347cm" svg:height="0.712cm" svg:x="0.505cm" svg:y="2.64cm"><text:p text:style-name="P56"><text:span text:style-name="T19">камера</text:span></text:p><draw:enhanced-geometry svg:viewBox="0 0 21600 21600" draw:type="rectangle" draw:enhanced-path="M 0 0 L 21600 0 21600 21600 0 21600 0 0 Z N"/></draw:custom-shape><draw:custom-shape draw:style-name="gr193" draw:text-style-name="P65" svg:width="2.528cm" svg:height="0.71cm" svg:x="7.091cm" svg:y="2.64cm"><text:p text:style-name="P56"><text:span text:style-name="T19">поиск</text:span></text:p><draw:enhanced-geometry svg:viewBox="0 0 21600 21600" draw:type="rectangle" draw:enhanced-path="M 0 0 L 21600 0 21600 21600 0 21600 0 0 Z N"/></draw:custom-shape><draw:custom-shape draw:style-name="gr194" draw:text-style-name="P65" svg:width="6.679cm" svg:height="0.71cm" svg:x="5.109cm" svg:y="4.591cm"><text:p text:style-name="P56"><text:span text:style-name="T19">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65" svg:width="2.349cm" svg:height="0.71cm" svg:x="0.503cm" svg:y="4.589cm"><text:p text:style-name="P56"><text:span text:style-name="T19">медиа-буфер</text:span></text:p><draw:enhanced-geometry svg:viewBox="0 0 21600 21600" draw:type="rectangle" draw:enhanced-path="M 0 0 L 21600 0 21600 21600 0 21600 0 0 Z N"/></draw:custom-shape><draw:custom-shape draw:style-name="gr196" draw:text-style-name="P65" svg:width="9.205cm" svg:height="5.585cm" svg:x="1.859cm" svg:y="6.358cm"><text:p text:style-name="P56"><text:span text:style-name="T19">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65" svg:width="5.779cm" svg:height="2.662cm" svg:x="4.835cm" svg:y="7.687cm"><text:p text:style-name="P56"><text:span text:style-name="T19">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65" svg:width="3.7cm" svg:height="0.71cm" svg:x="4.205cm" svg:y="6.803cm"><text:p text:style-name="P56"><text:span text:style-name="T19">медиа циклы</text:span></text:p><draw:enhanced-geometry svg:viewBox="0 0 21600 21600" draw:mirror-horizontal="false" draw:mirror-vertical="false" draw:type="rectangle" draw:enhanced-path="M 0 0 L 21600 0 21600 21600 0 21600 0 0 Z N"/></draw:custom-shape><draw:custom-shape draw:style-name="gr199" draw:text-style-name="P65" svg:width="3.791cm" svg:height="0.71cm" svg:x="5.195cm" svg:y="7.953cm"><text:p text:style-name="P56"><text:span text:style-name="T19">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65" svg:width="4.063cm" svg:height="0.708cm" svg:x="6.28cm" svg:y="8.93cm"><text:p text:style-name="P56"><text:span text:style-name="T19">плановые циклы</text:span></text:p><draw:enhanced-geometry svg:viewBox="0 0 21600 21600" draw:mirror-horizontal="false" draw:mirror-vertical="false" draw:type="rectangle" draw:enhanced-path="M 0 0 L 21600 0 21600 21600 0 21600 0 0 Z N"/></draw:custom-shape><draw:line draw:style-name="gr201" draw:text-style-name="P58" svg:x1="1.681cm" svg:y1="5.3cm" svg:x2="4.659cm" svg:y2="6.806cm"><text:p/></draw:line><draw:line draw:style-name="gr202" draw:text-style-name="P58" svg:x1="8.176cm" svg:y1="5.3cm" svg:x2="8.176cm" svg:y2="7.957cm"><text:p/></draw:line><draw:line draw:style-name="gr203" draw:text-style-name="P58" svg:x1="1.681cm" svg:y1="3.351cm" svg:x2="1.681cm" svg:y2="4.591cm"><text:p/></draw:line><draw:line draw:style-name="gr204" draw:text-style-name="P58" svg:x1="5.739cm" svg:y1="3.346cm" svg:x2="5.739cm" svg:y2="4.586cm"><text:p/></draw:line><draw:line draw:style-name="gr205" draw:text-style-name="P58" svg:x1="8.266cm" svg:y1="3.346cm" svg:x2="8.266cm" svg:y2="4.586cm"><text:p/></draw:line><draw:line draw:style-name="gr206" draw:text-style-name="P58" svg:x1="12.688cm" svg:y1="7.336cm" svg:x2="9.981cm" svg:y2="8.93cm"><text:p/></draw:line><draw:line draw:style-name="gr207" draw:text-style-name="P58" svg:x1="14.493cm" svg:y1="1.755cm" svg:x2="14.493cm" svg:y2="2.643cm"><text:p/></draw:line><draw:custom-shape draw:style-name="gr208" draw:text-style-name="P65" svg:width="3.34cm" svg:height="0.71cm" svg:x="5.92cm" svg:y="14.777cm"><text:p text:style-name="P56"><text:span text:style-name="T19">отправка пакетов</text:span></text:p><draw:enhanced-geometry svg:viewBox="0 0 21600 21600" draw:type="rectangle" draw:enhanced-path="M 0 0 L 21600 0 21600 21600 0 21600 0 0 Z N"/></draw:custom-shape><draw:line draw:style-name="gr209" draw:text-style-name="P58" svg:x1="7.544cm" svg:y1="13.536cm" svg:x2="7.544cm" svg:y2="14.776cm"><text:p/></draw:line><draw:custom-shape draw:style-name="gr210" draw:text-style-name="P58"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65" svg:width="1.897cm" svg:height="1.684cm" svg:x="13.501cm" svg:y="2.642cm"><text:p text:style-name="P56"><text:span text:style-name="T19">база</text:span></text:p><text:p text:style-name="P56"><text:span text:style-name="T19">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58" svg:x1="14.405cm" svg:y1="4.325cm" svg:x2="10.615cm" svg:y2="6.54cm"><text:p/></draw:line><draw:custom-shape draw:style-name="gr213" draw:text-style-name="P65" svg:width="2.528cm" svg:height="0.708cm" svg:x="12.688cm" svg:y="8.135cm"><text:p text:style-name="P56"><text:span text:style-name="T19">ответы</text:span></text:p><draw:enhanced-geometry svg:viewBox="0 0 21600 21600" draw:type="rectangle" draw:enhanced-path="M 0 0 L 21600 0 21600 21600 0 21600 0 0 Z N"/></draw:custom-shape><draw:line draw:style-name="gr214" draw:text-style-name="P58" svg:x1="12.688cm" svg:y1="9.995cm" svg:x2="10.883cm" svg:y2="11.147cm"><text:p/></draw:line><draw:custom-shape draw:style-name="gr215" draw:text-style-name="P65" svg:width="1.899cm" svg:height="1.511cm" svg:x="13.591cm" svg:y="0.25cm"><text:p text:style-name="P56"><text:span text:style-name="T19">подписки</text:span></text:p><text:p text:style-name="P56"><text:span text:style-name="T19">на охоту</text:span></text:p><draw:enhanced-geometry svg:viewBox="0 0 21600 21600" draw:type="rectangle" draw:enhanced-path="M 0 0 L 21600 0 21600 21600 0 21600 0 0 Z N"/></draw:custom-shape><draw:custom-shape draw:style-name="gr216" draw:text-style-name="P65" svg:width="3.34cm" svg:height="1.239cm" svg:x="12.688cm" svg:y="11.059cm"><text:p text:style-name="P56"><text:span text:style-name="T19">соседние циклы</text:span></text:p><text:p text:style-name="P56"><text:span text:style-name="T19">рыбаков</text:span></text:p><draw:enhanced-geometry svg:viewBox="0 0 21600 21600" draw:mirror-horizontal="false" draw:mirror-vertical="false" draw:type="rectangle" draw:enhanced-path="M 0 0 L 21600 0 21600 21600 0 21600 0 0 Z N"/></draw:custom-shape><draw:line draw:style-name="gr217" draw:text-style-name="P58" svg:x1="12.688cm" svg:y1="11.676cm" svg:x2="11.064cm" svg:y2="11.676cm"><text:p/></draw:line><draw:custom-shape draw:style-name="gr218" draw:text-style-name="P65" svg:width="2.528cm" svg:height="0.886cm" svg:x="12.688cm" svg:y="6.715cm"><text:p text:style-name="P56"><text:span text:style-name="T19">исходящие</text:span></text:p><text:p text:style-name="P56"><text:span text:style-name="T19">запросы</text:span></text:p><draw:enhanced-geometry svg:viewBox="0 0 21600 21600" draw:mirror-horizontal="false" draw:mirror-vertical="false" draw:type="rectangle" draw:enhanced-path="M 0 0 L 21600 0 21600 21600 0 21600 0 0 Z N"/></draw:custom-shape><draw:line draw:style-name="gr219" draw:text-style-name="P58" svg:x1="10.883cm" svg:y1="6.894cm" svg:x2="12.688cm" svg:y2="6.894cm"><text:p/></draw:line><draw:custom-shape draw:style-name="gr220" draw:text-style-name="P65" svg:width="2.347cm" svg:height="1.068cm" svg:x="2.131cm" svg:y="7.953cm"><text:p text:style-name="P56"><text:span text:style-name="T19">балансировка</text:span></text:p><text:p text:style-name="P56"><text:span text:style-name="T19">нагрузки</text:span></text:p><draw:enhanced-geometry svg:viewBox="0 0 21600 21600" draw:mirror-horizontal="false" draw:mirror-vertical="false" draw:type="rectangle" draw:enhanced-path="M 0 0 L 21600 0 21600 21600 0 21600 0 0 Z N"/></draw:custom-shape><draw:line draw:style-name="gr221" draw:text-style-name="P58" svg:x1="2.129cm" svg:y1="8.486cm" svg:x2="1.046cm" svg:y2="8.486cm"><text:p/></draw:line><draw:custom-shape draw:style-name="gr222" draw:text-style-name="P65" svg:width="1.899cm" svg:height="1.511cm" svg:x="10.342cm" svg:y="2.199cm"><text:p text:style-name="P56"><text:span text:style-name="T19">заявки на</text:span></text:p><text:p text:style-name="P56"><text:span text:style-name="T19">рыбалку</text:span></text:p><draw:enhanced-geometry svg:viewBox="0 0 21600 21600" draw:type="rectangle" draw:enhanced-path="M 0 0 L 21600 0 21600 21600 0 21600 0 0 Z N"/></draw:custom-shape><draw:custom-shape draw:style-name="gr223" draw:text-style-name="P65" svg:width="2.528cm" svg:height="0.712cm" svg:x="8.358cm" svg:y="6.538cm"><text:p text:style-name="P56"><text:span text:style-name="T19">опросник</text:span></text:p><draw:enhanced-geometry svg:viewBox="0 0 21600 21600" draw:type="rectangle" draw:enhanced-path="M 0 0 L 21600 0 21600 21600 0 21600 0 0 Z N"/></draw:custom-shape><draw:line draw:style-name="gr224" draw:text-style-name="P58" svg:x1="11.244cm" svg:y1="3.704cm" svg:x2="11.244cm" svg:y2="4.588cm"><text:p/></draw:line><draw:custom-shape draw:style-name="gr225" draw:text-style-name="P65" svg:width="5.234cm" svg:height="0.708cm" svg:x="4.927cm" svg:y="12.83cm"><text:p text:style-name="P56"><text:span text:style-name="T19">реестр отправленных пакетов</text:span></text:p><draw:enhanced-geometry svg:viewBox="0 0 21600 21600" draw:type="rectangle" draw:enhanced-path="M 0 0 L 21600 0 21600 21600 0 21600 0 0 Z N"/></draw:custom-shape><draw:line draw:style-name="gr226" draw:text-style-name="P58" svg:x1="10.883cm" svg:y1="10.703cm" svg:x2="12.688cm" svg:y2="8.666cm"><text:p/></draw:line><draw:custom-shape draw:style-name="gr227" draw:text-style-name="P65" svg:width="2.528cm" svg:height="0.712cm" svg:x="8.358cm" svg:y="10.613cm"><text:p text:style-name="P56"><text:span text:style-name="T19">ответчик</text:span></text:p><draw:enhanced-geometry svg:viewBox="0 0 21600 21600" draw:type="rectangle" draw:enhanced-path="M 0 0 L 21600 0 21600 21600 0 21600 0 0 Z N"/></draw:custom-shape><draw:custom-shape draw:style-name="gr228" draw:text-style-name="P65" svg:width="2.53cm" svg:height="0.886cm" svg:x="12.686cm" svg:y="9.375cm"><text:p text:style-name="P56"><text:span text:style-name="T19">принятые</text:span></text:p><text:p text:style-name="P56"><text:span text:style-name="T19">запросы</text:span></text:p><draw:enhanced-geometry svg:viewBox="0 0 21600 21600" draw:type="rectangle" draw:enhanced-path="M 0 0 L 21600 0 21600 21600 0 21600 0 0 Z N"/></draw:custom-shape><draw:line draw:style-name="gr229" draw:text-style-name="P58" svg:x1="7.544cm" svg:y1="11.938cm" svg:x2="7.545cm" svg:y2="12.825cm"><text:p/></draw:line><draw:line draw:style-name="gr230" draw:text-style-name="P58" svg:x1="12.688cm" svg:y1="8.396cm" svg:x2="10.342cm" svg:y2="9.282cm"><text:p/></draw:line><draw:custom-shape draw:style-name="gr231" draw:text-style-name="P65" svg:width="2.527cm" svg:height="0.886cm" svg:x="2.039cm" svg:y="13.361cm"><text:p text:style-name="P56"><text:span text:style-name="T19">флаг</text:span></text:p><text:p text:style-name="P56"><text:span text:style-name="T19">синхронизации</text:span></text:p><draw:enhanced-geometry svg:viewBox="0 0 21600 21600" draw:type="rectangle" draw:enhanced-path="M 0 0 L 21600 0 21600 21600 0 21600 0 0 Z N"/></draw:custom-shape><draw:line draw:style-name="gr232" draw:text-style-name="P58" svg:x1="3.844cm" svg:y1="13.36cm" svg:x2="3.844cm" svg:y2="11.943cm"><text:p/></draw:line><draw:line draw:style-name="gr233" draw:text-style-name="P58" svg:x1="3.302cm" svg:y1="11.943cm" svg:x2="3.302cm" svg:y2="13.36cm"><text:p/></draw:line><draw:custom-shape draw:style-name="gr234" draw:text-style-name="P65" svg:width="2.347cm" svg:height="0.71cm" svg:x="2.219cm" svg:y="14.866cm"><text:p text:style-name="P56"><text:span text:style-name="T19">таймер</text:span></text:p><draw:enhanced-geometry svg:viewBox="0 0 21600 21600" draw:type="rectangle" draw:enhanced-path="M 0 0 L 21600 0 21600 21600 0 21600 0 0 Z N"/></draw:custom-shape><draw:line draw:style-name="gr235" draw:text-style-name="P58" svg:x1="3.302cm" svg:y1="14.865cm" svg:x2="3.302cm" svg:y2="14.245cm"><text:p/></draw:line><draw:line draw:style-name="gr236" draw:text-style-name="P58" svg:x1="5.92cm" svg:y1="15.132cm" svg:x2="4.566cm" svg:y2="15.132cm"><text:p/></draw:line><draw:line draw:style-name="gr237" draw:text-style-name="P58" svg:x1="5.017cm" svg:y1="1.576cm" svg:x2="5.017cm" svg:y2="2.641cm"><text:p/></draw:line><draw:line draw:style-name="gr238" draw:text-style-name="P58" svg:x1="4.926cm" svg:y1="1.576cm" svg:x2="2.58cm" svg:y2="2.642cm"><text:p/></draw:line><draw:line draw:style-name="gr239" draw:text-style-name="P58" svg:x1="5.11cm" svg:y1="1.576cm" svg:x2="7.276cm" svg:y2="2.642cm"><text:p/></draw:line><draw:line draw:style-name="gr240" draw:text-style-name="P58" svg:x1="5.11cm" svg:y1="1.576cm" svg:x2="10.344cm" svg:y2="2.462cm"><text:p/></draw:line></draw:g></text:p><text:p text:style-name="P38">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2">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12"/>
      <text:p text:style-name="P12">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12">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text:soft-page-break/>бит означают номер канала (0..31), а оставшиеся 10 бит — номер мультимедиа сегмента (0..1023).</text:p>
      <text:p text:style-name="P12">Код и параметр присутствуют только в запросных сегментах и отсутствуют в мультимедиа сегментах.</text:p>
      <text:p text:style-name="P12">Код команды (0..255) определяет суть запросного сегмента, например «инициализация».</text:p>
      <text:p text:style-name="P12">Параметр команды (0..255) расширяет код команды, например «приветствие».</text:p>
      <text:p text:style-name="P12"><draw:frame draw:style-name="fr3" draw:name="Frame6" text:anchor-type="char" svg:x="-0.041cm" svg:y="0.316cm" svg:height="12.718cm" draw:z-index="14"><draw:text-box fo:min-height="52%" fo:min-width="17.406cm"><text:p text:style-name="P41"><draw:g text:anchor-type="paragraph" draw:z-index="30" draw:style-name="gr28"><draw:custom-shape draw:style-name="gr495" draw:text-style-name="P65" svg:width="9.55cm" svg:height="3.982cm" svg:x="1.424cm" svg:y="2.166cm"><text:p text:style-name="P56"><text:span text:style-name="T19">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65" svg:width="2.389cm" svg:height="0.664cm" svg:x="0.14cm" svg:y="8.385cm"><text:p text:style-name="P56"><text:span text:style-name="T19">экран</text:span></text:p><draw:enhanced-geometry svg:viewBox="0 0 21600 21600" draw:mirror-horizontal="false" draw:mirror-vertical="false" draw:type="rectangle" draw:enhanced-path="M 0 0 L 21600 0 21600 21600 0 21600 0 0 Z N"/></draw:custom-shape><draw:custom-shape draw:style-name="gr497" draw:text-style-name="P65" svg:width="1.93cm" svg:height="0.666cm" svg:x="5.463cm" svg:y="8.218cm"><text:p text:style-name="P56"><text:span text:style-name="T19">поиск</text:span></text:p><draw:enhanced-geometry svg:viewBox="0 0 21600 21600" draw:mirror-horizontal="false" draw:mirror-vertical="false" draw:type="rectangle" draw:enhanced-path="M 0 0 L 21600 0 21600 21600 0 21600 0 0 Z N"/></draw:custom-shape><draw:custom-shape draw:style-name="gr498" draw:text-style-name="P65" svg:width="2.391cm" svg:height="0.666cm" svg:x="0.138cm" svg:y="6.558cm"><text:p text:style-name="P56"><text:span text:style-name="T19">медиа-буфер</text:span></text:p><draw:enhanced-geometry svg:viewBox="0 0 21600 21600" draw:mirror-horizontal="false" draw:mirror-vertical="false" draw:type="rectangle" draw:enhanced-path="M 0 0 L 21600 0 21600 21600 0 21600 0 0 Z N"/></draw:custom-shape><draw:custom-shape draw:style-name="gr499" draw:text-style-name="P65" svg:width="2.573cm" svg:height="0.826cm" svg:x="14.276cm" svg:y="4.489cm"><text:p text:style-name="P56"><text:span text:style-name="T19">исходящие</text:span></text:p><text:p text:style-name="P56"><text:span text:style-name="T19">запросы</text:span></text:p><draw:enhanced-geometry svg:viewBox="0 0 21600 21600" draw:mirror-horizontal="false" draw:mirror-vertical="false" draw:type="rectangle" draw:enhanced-path="M 0 0 L 21600 0 21600 21600 0 21600 0 0 Z N"/></draw:custom-shape><draw:line draw:style-name="gr500" draw:text-style-name="P58" svg:x1="7.115cm" svg:y1="2.912cm" svg:x2="9.596cm" svg:y2="1.423cm"><text:p/></draw:line><draw:line draw:style-name="gr501" draw:text-style-name="P58" svg:x1="1.333cm" svg:y1="7.225cm" svg:x2="1.333cm" svg:y2="8.385cm"><text:p/></draw:line><draw:custom-shape draw:style-name="gr502" draw:text-style-name="P65" svg:width="3.398cm" svg:height="0.664cm" svg:x="4.364cm" svg:y="0.178cm"><text:p text:style-name="P56"><text:span text:style-name="T19">прием пакетов</text:span></text:p><draw:enhanced-geometry svg:viewBox="0 0 21600 21600" draw:mirror-horizontal="false" draw:mirror-vertical="false" draw:type="rectangle" draw:enhanced-path="M 0 0 L 21600 0 21600 21600 0 21600 0 0 Z N"/></draw:custom-shape><draw:line draw:style-name="gr503" draw:text-style-name="P58" svg:x1="6.015cm" svg:y1="0.838cm" svg:x2="6.017cm" svg:y2="2.914cm"><text:p/></draw:line><draw:custom-shape draw:style-name="gr504" draw:text-style-name="P58"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65" svg:width="3.4cm" svg:height="0.999cm" svg:x="4.364cm" svg:y="2.91cm"><text:p text:style-name="P56"><text:span text:style-name="T19">разбор сегментов</text:span></text:p><draw:enhanced-geometry svg:viewBox="0 0 21600 21600" draw:mirror-horizontal="false" draw:mirror-vertical="false" draw:type="rectangle" draw:enhanced-path="M 0 0 L 21600 0 21600 21600 0 21600 0 0 Z N"/></draw:custom-shape><draw:line draw:style-name="gr506" draw:text-style-name="P58" svg:x1="14.736cm" svg:y1="3.491cm" svg:x2="15.562cm" svg:y2="4.486cm"><text:p/></draw:line><draw:custom-shape draw:style-name="gr507" draw:text-style-name="P65" svg:width="3.49cm" svg:height="0.913cm" svg:x="9.596cm" svg:y="0.922cm"><text:p text:style-name="P56"><text:span text:style-name="T19">соседние циклы</text:span></text:p><text:p text:style-name="P56"><text:span text:style-name="T19">рыбаков</text:span></text:p><draw:enhanced-geometry svg:viewBox="0 0 21600 21600" draw:mirror-horizontal="false" draw:mirror-vertical="false" draw:type="rectangle" draw:enhanced-path="M 0 0 L 21600 0 21600 21600 0 21600 0 0 Z N"/></draw:custom-shape><draw:custom-shape draw:style-name="gr508" draw:text-style-name="P65" svg:width="6.245cm" svg:height="0.662cm" svg:x="4.361cm" svg:y="5.068cm"><text:p text:style-name="P56"><text:span text:style-name="T19">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58" svg:x1="6.015cm" svg:y1="3.908cm" svg:x2="6.016cm" svg:y2="5.069cm"><text:p/></draw:line><draw:custom-shape draw:style-name="gr510" draw:text-style-name="P65" svg:width="2.662cm" svg:height="0.997cm" svg:x="7.763cm" svg:y="2.91cm"><text:p text:style-name="P56"><text:span text:style-name="T19">контроль</text:span></text:p><text:p text:style-name="P56"><text:span text:style-name="T19">нумерации</text:span></text:p><draw:enhanced-geometry svg:viewBox="0 0 21600 21600" draw:mirror-horizontal="false" draw:mirror-vertical="false" draw:type="rectangle" draw:enhanced-path="M 0 0 L 21600 0 21600 21600 0 21600 0 0 Z N"/></draw:custom-shape><draw:line draw:style-name="gr511" draw:text-style-name="P58" svg:x1="9.047cm" svg:y1="3.908cm" svg:x2="9.048cm" svg:y2="5.069cm"><text:p/></draw:line><draw:line draw:style-name="gr512" draw:text-style-name="P58" svg:x1="5.464cm" svg:y1="3.908cm" svg:x2="1.882cm" svg:y2="6.558cm"><text:p/></draw:line><draw:custom-shape draw:style-name="gr513" draw:text-style-name="P65" svg:width="2.662cm" svg:height="0.999cm" svg:x="1.699cm" svg:y="2.909cm"><text:p text:style-name="P56"><text:span text:style-name="T19">анализатор</text:span></text:p><text:p text:style-name="P56"><text:span text:style-name="T19">потерь</text:span></text:p><draw:enhanced-geometry svg:viewBox="0 0 21600 21600" draw:mirror-horizontal="false" draw:mirror-vertical="false" draw:type="rectangle" draw:enhanced-path="M 0 0 L 21600 0 21600 21600 0 21600 0 0 Z N"/></draw:custom-shape><draw:custom-shape draw:style-name="gr514" draw:text-style-name="P65" svg:width="2.204cm" svg:height="0.664cm" svg:x="5.186cm" svg:y="6.974cm"><text:p text:style-name="P56"><text:span text:style-name="T19">чат</text:span></text:p><draw:enhanced-geometry svg:viewBox="0 0 21600 21600" draw:mirror-horizontal="false" draw:mirror-vertical="false" draw:type="rectangle" draw:enhanced-path="M 0 0 L 21600 0 21600 21600 0 21600 0 0 Z N"/></draw:custom-shape><draw:line draw:style-name="gr515" draw:text-style-name="P58" svg:x1="6.291cm" svg:y1="5.731cm" svg:x2="6.291cm" svg:y2="6.975cm"><text:p/></draw:line><draw:custom-shape draw:style-name="gr516" draw:text-style-name="P65" svg:width="2.756cm" svg:height="1.158cm" svg:x="11.984cm" svg:y="2.75cm"><text:p text:style-name="P56"><text:span text:style-name="T19">запрос</text:span></text:p><text:p text:style-name="P56"><text:span text:style-name="T19">потерянных</text:span></text:p><text:p text:style-name="P56"><text:span text:style-name="T19">сегментов</text:span></text:p><draw:enhanced-geometry svg:viewBox="0 0 21600 21600" draw:mirror-horizontal="false" draw:mirror-vertical="false" draw:type="rectangle" draw:enhanced-path="M 0 0 L 21600 0 21600 21600 0 21600 0 0 Z N"/></draw:custom-shape><draw:line draw:style-name="gr517" draw:text-style-name="P58" svg:x1="11.981cm" svg:y1="3.408cm" svg:x2="10.422cm" svg:y2="3.411cm"><text:p/></draw:line><draw:custom-shape draw:style-name="gr518" draw:text-style-name="P65" svg:width="2.571cm" svg:height="0.83cm" svg:x="11.34cm" svg:y="8.299cm"><text:p text:style-name="P56"><text:span text:style-name="T19">принятые</text:span></text:p><text:p text:style-name="P56"><text:span text:style-name="T19">запросы</text:span></text:p><draw:enhanced-geometry svg:viewBox="0 0 21600 21600" draw:mirror-horizontal="false" draw:mirror-vertical="false" draw:type="rectangle" draw:enhanced-path="M 0 0 L 21600 0 21600 21600 0 21600 0 0 Z N"/></draw:custom-shape><draw:custom-shape draw:style-name="gr519" draw:text-style-name="P65" svg:width="2.938cm" svg:height="0.662cm" svg:x="7.668cm" svg:y="6.976cm"><text:p text:style-name="P56"><text:span text:style-name="T19">принят ответ</text:span></text:p><draw:enhanced-geometry svg:viewBox="0 0 21600 21600" draw:mirror-horizontal="false" draw:mirror-vertical="false" draw:type="rectangle" draw:enhanced-path="M 0 0 L 21600 0 21600 21600 0 21600 0 0 Z N"/></draw:custom-shape><draw:line draw:style-name="gr520" draw:text-style-name="P58" svg:x1="8.862cm" svg:y1="5.731cm" svg:x2="8.862cm" svg:y2="6.975cm"><text:p/></draw:line><draw:line draw:style-name="gr521" draw:text-style-name="P58" svg:x1="9.966cm" svg:y1="5.731cm" svg:x2="11.709cm" svg:y2="8.297cm"><text:p/></draw:line><draw:custom-shape draw:style-name="gr522" draw:text-style-name="P65" svg:width="1.93cm" svg:height="1.576cm" svg:x="8.31cm" svg:y="8.883cm"><text:p text:style-name="P56"><text:span text:style-name="T19">база</text:span></text:p><text:p text:style-name="P56"><text:span text:style-name="T19">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58" svg:x1="9.229cm" svg:y1="7.636cm" svg:x2="9.229cm" svg:y2="8.88cm"><text:p/></draw:line><draw:line draw:style-name="gr524" draw:text-style-name="P58" svg:x1="10.604cm" svg:y1="5.313cm" svg:x2="11.522cm" svg:y2="5.977cm"><text:p/></draw:line><draw:line draw:style-name="gr525" draw:text-style-name="P58" svg:x1="8.314cm" svg:y1="7.636cm" svg:x2="7.396cm" svg:y2="8.549cm"><text:p/></draw:line><draw:line draw:style-name="gr221" draw:text-style-name="P58" svg:x1="1.7cm" svg:y1="3.408cm" svg:x2="0.598cm" svg:y2="3.408cm"><text:p/></draw:line><draw:line draw:style-name="gr206" draw:text-style-name="P58" svg:x1="15.562cm" svg:y1="5.313cm" svg:x2="15.562cm" svg:y2="6.059cm"><text:p/></draw:line><draw:line draw:style-name="gr214" draw:text-style-name="P58" svg:x1="12.626cm" svg:y1="9.128cm" svg:x2="12.626cm" svg:y2="9.791cm"><text:p/></draw:line><draw:custom-shape draw:style-name="gr526" draw:text-style-name="P65" svg:width="5.326cm" svg:height="0.664cm" svg:x="11.522cm" svg:y="6.973cm"><text:p text:style-name="P56"><text:span text:style-name="T19">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65" svg:width="2.573cm" svg:height="0.83cm" svg:x="11.522cm" svg:y="5.729cm"><text:p text:style-name="P56"><text:span text:style-name="T19">флаг</text:span></text:p><text:p text:style-name="P56"><text:span text:style-name="T19">синхронизации</text:span></text:p><draw:enhanced-geometry svg:viewBox="0 0 21600 21600" draw:mirror-horizontal="false" draw:mirror-vertical="false" draw:type="rectangle" draw:enhanced-path="M 0 0 L 21600 0 21600 21600 0 21600 0 0 Z N"/></draw:custom-shape><draw:line draw:style-name="gr528" draw:text-style-name="P58" svg:x1="10.975cm" svg:y1="4.901cm" svg:x2="11.709cm" svg:y2="4.901cm"><text:p/></draw:line><draw:custom-shape draw:style-name="gr529" draw:text-style-name="P65" svg:width="2.022cm" svg:height="0.664cm" svg:x="11.707cm" svg:y="4.57cm"><text:p text:style-name="P56"><text:span text:style-name="T19">таймер</text:span></text:p><draw:enhanced-geometry svg:viewBox="0 0 21600 21600" draw:mirror-horizontal="false" draw:mirror-vertical="false" draw:type="rectangle" draw:enhanced-path="M 0 0 L 21600 0 21600 21600 0 21600 0 0 Z N"/></draw:custom-shape><draw:line draw:style-name="gr530" draw:text-style-name="P58" svg:x1="2.527cm" svg:y1="8.55cm" svg:x2="3.26cm" svg:y2="8.548cm"><text:p/></draw:line><draw:line draw:style-name="gr531" draw:text-style-name="P58" svg:x1="5.187cm" svg:y1="7.222cm" svg:x2="4.177cm" svg:y2="8.051cm"><text:p/></draw:line><draw:line draw:style-name="gr532" draw:text-style-name="P58" svg:x1="5.463cm" svg:y1="8.548cm" svg:x2="4.453cm" svg:y2="8.548cm"><text:p/></draw:line></draw:g></text:p><text:p text:style-name="P38">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12">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12">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6">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1">Константа</text:p>
          </table:table-cell>
          <table:table-cell table:style-name="Таблица3.A1" office:value-type="string">
            <text:p text:style-name="P11">Код</text:p>
          </table:table-cell>
          <table:table-cell table:style-name="Таблица3.C1" office:value-type="string">
            <text:p text:style-name="P11">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ext:soft-page-break/>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12"/>
      <text:p text:style-name="P12">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12">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11">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10"/>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10">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10">Таким образом, обмен идёт идёт сериями сегментов с оконечным sync-сегмент, который <text:soft-page-break/>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10"/>
      <text:p text:style-name="Standard"/>
      <text:h text:style-name="Heading_20_1" text:outline-level="1">Авторизация</text:h>
      <text:p text:style-name="Standard">После соединения узлы начинают обмен сегментами проходя три этапа:</text:p>
      <text:list xml:id="list4048674506480692611" text:style-name="L273">
        <text:list-item>
          <text:p text:style-name="P43">согласование протокола</text:p>
        </text:list-item>
        <text:list-item>
          <text:p text:style-name="P43">авторизация</text:p>
        </text:list-item>
        <text:list-item>
          <text:p text:style-name="P43">обмен данными.</text:p>
        </text:list-item>
      </text:list>
      <text:p text:style-name="Standard"/>
      <text:p text:style-name="P12">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13613981874375" text:continue-numbering="true" text:style-name="L273">
        <text:list-header>
          <text:p text:style-name="P43"/>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57" svg:width="5.201cm" svg:height="0.664cm" svg:x="4.177cm" svg:y="0.579cm"><text:p text:style-name="P56"><text:span text:style-name="T12">узел отключен</text:span></text:p><draw:enhanced-geometry svg:viewBox="0 0 21600 21600" draw:mirror-horizontal="false" draw:mirror-vertical="false" draw:type="rectangle" draw:enhanced-path="M 0 0 L 21600 0 21600 21600 0 21600 0 0 Z N"/></draw:custom-shape><draw:custom-shape draw:style-name="gr3" draw:text-style-name="P57" svg:width="5.201cm" svg:height="0.664cm" svg:x="4.175cm" svg:y="1.905cm"><text:p text:style-name="P56"><text:span text:style-name="T12">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57" svg:width="5.201cm" svg:height="0.664cm" svg:x="4.177cm" svg:y="3.234cm"><text:p text:style-name="P56"><text:span text:style-name="T12">IP разрешен</text:span></text:p><draw:enhanced-geometry svg:viewBox="0 0 21600 21600" draw:mirror-horizontal="false" draw:mirror-vertical="false" draw:type="rectangle" draw:enhanced-path="M 0 0 L 21600 0 21600 21600 0 21600 0 0 Z N"/></draw:custom-shape><draw:custom-shape draw:style-name="gr5" draw:text-style-name="P57" svg:width="5.201cm" svg:height="0.666cm" svg:x="4.175cm" svg:y="4.558cm"><text:p text:style-name="P56"><text:span text:style-name="T12">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57" svg:width="5.201cm" svg:height="0.662cm" svg:x="4.177cm" svg:y="5.888cm"><text:p text:style-name="P56"><text:span text:style-name="T12">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57" svg:width="5.201cm" svg:height="0.666cm" svg:x="4.177cm" svg:y="7.215cm"><text:p text:style-name="P56"><text:span text:style-name="T12">[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57" svg:width="5.201cm" svg:height="0.664cm" svg:x="4.175cm" svg:y="8.541cm"><text:p text:style-name="P56"><text:span text:style-name="T12">[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58" svg:x1="6.776cm" svg:y1="2.57cm" svg:x2="6.776cm" svg:y2="3.234cm"><text:p/></draw:line><draw:line draw:style-name="gr10" draw:text-style-name="P58" svg:x1="6.776cm" svg:y1="3.895cm" svg:x2="6.776cm" svg:y2="4.559cm"><text:p/></draw:line><draw:line draw:style-name="gr11" draw:text-style-name="P58" svg:x1="6.776cm" svg:y1="5.223cm" svg:x2="6.776cm" svg:y2="5.887cm"><text:p/></draw:line><draw:line draw:style-name="gr12" draw:text-style-name="P58" svg:x1="6.776cm" svg:y1="6.552cm" svg:x2="6.776cm" svg:y2="7.216cm"><text:p/></draw:line><draw:line draw:style-name="gr13" draw:text-style-name="P58" svg:x1="6.776cm" svg:y1="7.877cm" svg:x2="6.776cm" svg:y2="8.541cm"><text:p/></draw:line><draw:line draw:style-name="gr14" draw:text-style-name="P58" svg:x1="6.776cm" svg:y1="11.858cm" svg:x2="6.776cm" svg:y2="12.606cm"><text:p/></draw:line><draw:line draw:style-name="gr15" draw:text-style-name="P58" svg:x1="6.776cm" svg:y1="1.241cm" svg:x2="6.776cm" svg:y2="1.905cm"><text:p/></draw:line><draw:line draw:style-name="gr16" draw:text-style-name="P58" svg:x1="16.776cm" svg:y1="6.223cm" svg:x2="9.476cm" svg:y2="6.223cm"><text:p/></draw:line><draw:custom-shape draw:style-name="gr17" draw:text-style-name="P57" svg:width="5.201cm" svg:height="0.664cm" svg:x="4.175cm" svg:y="9.869cm"><text:p text:style-name="P56"><text:span text:style-name="T12">[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57" svg:width="5.201cm" svg:height="0.666cm" svg:x="4.175cm" svg:y="12.605cm"><text:p text:style-name="P56"><text:span text:style-name="T12">узел отключен</text:span></text:p><draw:enhanced-geometry svg:viewBox="0 0 21600 21600" draw:mirror-horizontal="false" draw:mirror-vertical="false" draw:type="rectangle" draw:enhanced-path="M 0 0 L 21600 0 21600 21600 0 21600 0 0 Z N"/></draw:custom-shape><draw:line draw:style-name="gr19" draw:text-style-name="P58" svg:x1="6.775cm" svg:y1="9.204cm" svg:x2="6.775cm" svg:y2="9.868cm"><text:p/></draw:line><draw:frame draw:style-name="gr20" draw:text-style-name="P58" svg:width="2.971cm" svg:height="1.227cm" svg:x="0.806cm" svg:y="6.386cm"><draw:text-box><text:p text:style-name="P56"><text:span text:style-name="T13">Синхронный</text:span></text:p><text:p text:style-name="P56"><text:span text:style-name="T13">обмен</text:span></text:p></draw:text-box></draw:frame><draw:frame draw:style-name="gr21" draw:text-style-name="P58" svg:width="3.16cm" svg:height="1.227cm" svg:x="0.815cm" svg:y="11.115cm"><draw:text-box><text:p text:style-name="P56"><text:span text:style-name="T13">Асинхронный</text:span></text:p><text:p text:style-name="P56"><text:span text:style-name="T13">обмен</text:span></text:p></draw:text-box></draw:frame><draw:line draw:style-name="gr22" draw:text-style-name="P58" svg:x1="0.976cm" svg:y1="10.201cm" svg:x2="3.676cm" svg:y2="10.201cm"><text:p/></draw:line><draw:line draw:style-name="gr22" draw:text-style-name="P58" svg:x1="0.975cm" svg:y1="2.236cm" svg:x2="3.675cm" svg:y2="2.236cm"><text:p/></draw:line><draw:line draw:style-name="gr22" draw:text-style-name="P58" svg:x1="0.975cm" svg:y1="12.94cm" svg:x2="3.675cm" svg:y2="12.94cm"><text:p/></draw:line><draw:frame draw:style-name="gr23" draw:text-style-name="P58" svg:width="6.831cm" svg:height="1.714cm" svg:x="9.745cm" svg:y="6.301cm"><draw:text-box><text:p text:style-name="P56"><text:span text:style-name="T12">разрешен прием:</text:span></text:p><text:p text:style-name="P56"><text:span text:style-name="T12">2х сообщений (после капчи),</text:span></text:p><text:p text:style-name="P56"><text:span text:style-name="T12">панхэша, ключа и фразы</text:span></text:p></draw:text-box></draw:frame><draw:line draw:style-name="gr16" draw:text-style-name="P58" svg:x1="17.176cm" svg:y1="10.201cm" svg:x2="9.476cm" svg:y2="10.201cm"><text:p/></draw:line><draw:frame draw:style-name="gr24" draw:text-style-name="P58" svg:width="7.631cm" svg:height="1.714cm" svg:x="9.576cm" svg:y="10.284cm"><draw:text-box><text:p text:style-name="P56"><text:span text:style-name="T12">разрешен прием сообщений,</text:span></text:p><text:p text:style-name="P56"><text:span text:style-name="T12">записей/патчей,</text:span></text:p><text:p text:style-name="P56"><text:span text:style-name="T12">видео и звука</text:span></text:p></draw:text-box></draw:frame><draw:frame draw:style-name="gr25" draw:text-style-name="P60" svg:width="15.063cm" svg:height="0.74cm" svg:x="1.476cm" svg:y="14.575cm"><draw:text-box><text:p text:style-name="P59"><text:span text:style-name="T14">*Желтым цветом указанны стадии, которые [могут быть пропущены]</text:span></text:p></draw:text-box></draw:frame><draw:custom-shape draw:style-name="gr26" draw:text-style-name="P57" svg:width="5.201cm" svg:height="0.666cm" svg:x="4.173cm" svg:y="11.194cm"><text:p text:style-name="P56"><text:span text:style-name="T12">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58" svg:x1="6.774cm" svg:y1="10.534cm" svg:x2="6.774cm" svg:y2="11.198cm"><text:p/></draw:line></draw:g></text:p><text:p text:style-name="P21">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41"><draw:g text:anchor-type="paragraph" draw:z-index="10" draw:style-name="gr1"><draw:custom-shape draw:style-name="gr140" draw:text-style-name="P58" svg:width="4.172cm" svg:height="0.606cm" svg:x="10.64cm" svg:y="1.905cm"><text:p text:style-name="P56"><text:span text:style-name="T13">ST_IpCheck</text:span></text:p><draw:enhanced-geometry svg:viewBox="0 0 21600 21600" draw:type="rectangle" draw:enhanced-path="M 0 0 L 21600 0 21600 21600 0 21600 0 0 Z N"/></draw:custom-shape><draw:custom-shape draw:style-name="gr141" draw:text-style-name="P58" svg:width="3.964cm" svg:height="0.606cm" svg:x="1.667cm" svg:y="1.099cm"><text:p text:style-name="P56"><text:span text:style-name="T13">ST_IpCheck</text:span></text:p><draw:enhanced-geometry svg:viewBox="0 0 21600 21600" draw:type="rectangle" draw:enhanced-path="M 0 0 L 21600 0 21600 21600 0 21600 0 0 Z N"/></draw:custom-shape><draw:frame draw:style-name="gr142" draw:text-style-name="P68" svg:width="5.488cm" svg:height="0.825cm" svg:x="1.459cm" svg:y="0.157cm"><draw:text-box><text:p text:style-name="P59"><text:span text:style-name="T20">Стадии охотника</text:span></text:p></draw:text-box></draw:frame><draw:frame draw:style-name="gr143" draw:text-style-name="P68" svg:width="6.021cm" svg:height="0.825cm" svg:x="10.43cm" svg:y="0.157cm"><draw:text-box><text:p text:style-name="P59"><text:span text:style-name="T20">Стадии слушателя</text:span></text:p></draw:text-box></draw:frame><draw:custom-shape draw:style-name="gr144" draw:text-style-name="P58" svg:width="4.172cm" svg:height="0.604cm" svg:x="10.638cm" svg:y="2.715cm"><text:p text:style-name="P56"><text:span text:style-name="T13">ST_Protocol</text:span></text:p><draw:enhanced-geometry svg:viewBox="0 0 21600 21600" draw:type="rectangle" draw:enhanced-path="M 0 0 L 21600 0 21600 21600 0 21600 0 0 Z N"/></draw:custom-shape><draw:custom-shape draw:style-name="gr145" draw:text-style-name="P58" svg:width="3.962cm" svg:height="0.606cm" svg:x="1.667cm" svg:y="1.905cm"><text:p text:style-name="P56"><text:span text:style-name="T13">ST_Protocol</text:span></text:p><draw:enhanced-geometry svg:viewBox="0 0 21600 21600" draw:type="rectangle" draw:enhanced-path="M 0 0 L 21600 0 21600 21600 0 21600 0 0 Z N"/></draw:custom-shape><draw:custom-shape draw:style-name="gr146" draw:text-style-name="P69" svg:width="4.172cm" svg:height="0.604cm" svg:x="10.638cm" svg:y="3.521cm"><text:p text:style-name="P56"><text:span text:style-name="T21">ST_Puzzle</text:span></text:p><draw:enhanced-geometry svg:viewBox="0 0 21600 21600" draw:type="rectangle" draw:enhanced-path="M 0 0 L 21600 0 21600 21600 0 21600 0 0 Z N"/></draw:custom-shape><draw:custom-shape draw:style-name="gr147" draw:text-style-name="P58" svg:width="3.962cm" svg:height="0.606cm" svg:x="1.667cm" svg:y="11.793cm"><text:p text:style-name="P56"><text:span text:style-name="T13">ST_Sign</text:span></text:p><draw:enhanced-geometry svg:viewBox="0 0 21600 21600" draw:type="rectangle" draw:enhanced-path="M 0 0 L 21600 0 21600 21600 0 21600 0 0 Z N"/></draw:custom-shape><draw:frame draw:style-name="gr148" draw:text-style-name="P70" svg:width="3.931cm" svg:height="0.782cm" svg:x="6.675cm" svg:y="2.041cm"><draw:text-box><text:p text:style-name="P59"><text:span text:style-name="T13">подключение</text:span></text:p></draw:text-box></draw:frame><draw:line draw:style-name="gr149" draw:text-style-name="P58" svg:x1="6.574cm" svg:y1="2.579cm" svg:x2="10.121cm" svg:y2="2.579cm"><text:p/></draw:line><draw:frame draw:style-name="gr150" draw:text-style-name="P58" svg:width="3.234cm" svg:height="0.782cm" svg:x="6.673cm" svg:y="2.635cm"><draw:text-box><text:p text:style-name="P56"><text:span text:style-name="T13">Hello</text:span></text:p></draw:text-box></draw:frame><draw:line draw:style-name="gr151" draw:text-style-name="P58" svg:x1="6.569cm" svg:y1="3.319cm" svg:x2="10.116cm" svg:y2="3.319cm"><text:p/></draw:line><draw:frame draw:style-name="gr152" draw:text-style-name="P69" svg:width="3.234cm" svg:height="0.782cm" svg:x="6.673cm" svg:y="3.441cm"><draw:text-box><text:p text:style-name="P56"><text:span text:style-name="T21">Puzzle</text:span></text:p></draw:text-box></draw:frame><draw:line draw:style-name="gr153" draw:text-style-name="P58" svg:x1="6.568cm" svg:y1="4.126cm" svg:x2="10.115cm" svg:y2="4.126cm"><text:p/></draw:line><draw:frame draw:style-name="gr154" draw:text-style-name="P69" svg:width="3.234cm" svg:height="1.297cm" svg:x="6.673cm" svg:y="4.059cm"><draw:text-box><text:p text:style-name="P56"><text:span text:style-name="T21">Answer(Sol)</text:span></text:p></draw:text-box></draw:frame><draw:line draw:style-name="gr155" draw:text-style-name="P58" svg:x1="6.568cm" svg:y1="5cm" svg:x2="10.115cm" svg:y2="5cm"><text:p/></draw:line><draw:custom-shape draw:style-name="gr156" draw:text-style-name="P58" svg:width="4.172cm" svg:height="0.609cm" svg:x="10.64cm" svg:y="7.285cm"><text:p text:style-name="P56"><text:span text:style-name="T13">ST_Sign</text:span></text:p><draw:enhanced-geometry svg:viewBox="0 0 21600 21600" draw:type="rectangle" draw:enhanced-path="M 0 0 L 21600 0 21600 21600 0 21600 0 0 Z N"/></draw:custom-shape><draw:custom-shape draw:style-name="gr157" draw:text-style-name="P58" svg:width="4.172cm" svg:height="0.604cm" svg:x="10.638cm" svg:y="9.507cm"><text:p text:style-name="P56"><text:span text:style-name="T13">ST_Greeting</text:span></text:p><draw:enhanced-geometry svg:viewBox="0 0 21600 21600" draw:type="rectangle" draw:enhanced-path="M 0 0 L 21600 0 21600 21600 0 21600 0 0 Z N"/></draw:custom-shape><draw:custom-shape draw:style-name="gr158" draw:text-style-name="P58" svg:width="4.172cm" svg:height="0.606cm" svg:x="10.638cm" svg:y="12.534cm"><text:p text:style-name="P56"><text:span text:style-name="T13">ST_Exchange</text:span></text:p><draw:enhanced-geometry svg:viewBox="0 0 21600 21600" draw:mirror-horizontal="false" draw:mirror-vertical="false" draw:type="rectangle" draw:enhanced-path="M 0 0 L 21600 0 21600 21600 0 21600 0 0 Z N"/></draw:custom-shape><draw:frame draw:style-name="gr159" draw:text-style-name="P58" svg:width="3.234cm" svg:height="0.784cm" svg:x="6.673cm" svg:y="6.602cm"><draw:text-box><text:p text:style-name="P56"><text:span text:style-name="T13">Phrase(nil)</text:span></text:p></draw:text-box></draw:frame><draw:line draw:style-name="gr160" draw:text-style-name="P58" svg:x1="6.568cm" svg:y1="7.287cm" svg:x2="10.115cm" svg:y2="7.287cm"><text:p/></draw:line><draw:frame draw:style-name="gr161" draw:text-style-name="P58" svg:width="3.236cm" svg:height="0.782cm" svg:x="6.671cm" svg:y="7.477cm"><draw:text-box><text:p text:style-name="P56"><text:span text:style-name="T13">Sign</text:span></text:p></draw:text-box></draw:frame><draw:line draw:style-name="gr162" draw:text-style-name="P58" svg:x1="6.567cm" svg:y1="8.162cm" svg:x2="10.114cm" svg:y2="8.162cm"><text:p/></draw:line><draw:frame draw:style-name="gr163" draw:text-style-name="P58" svg:width="3.234cm" svg:height="0.784cm" svg:x="6.673cm" svg:y="9.428cm"><draw:text-box><text:p text:style-name="P56"><text:span text:style-name="T13">Hello</text:span></text:p></draw:text-box></draw:frame><draw:line draw:style-name="gr164" draw:text-style-name="P58" svg:x1="6.568cm" svg:y1="10.113cm" svg:x2="10.115cm" svg:y2="10.113cm"><text:p/></draw:line><draw:frame draw:style-name="gr165" draw:text-style-name="P58" svg:width="3.236cm" svg:height="0.782cm" svg:x="6.67cm" svg:y="11.783cm"><draw:text-box><text:p text:style-name="P56"><text:span text:style-name="T13">Phrase</text:span></text:p></draw:text-box></draw:frame><draw:line draw:style-name="gr166" draw:text-style-name="P58" svg:x1="6.566cm" svg:y1="12.467cm" svg:x2="10.113cm" svg:y2="12.467cm"><text:p/></draw:line><draw:frame draw:style-name="gr167" draw:text-style-name="P58" svg:width="3.234cm" svg:height="0.782cm" svg:x="6.673cm" svg:y="12.455cm"><draw:text-box><text:p text:style-name="P56"><text:span text:style-name="T13">Sign</text:span></text:p></draw:text-box></draw:frame><draw:line draw:style-name="gr168" draw:text-style-name="P58" svg:x1="6.568cm" svg:y1="13.14cm" svg:x2="10.115cm" svg:y2="13.14cm"><text:p/></draw:line><draw:custom-shape draw:style-name="gr169" draw:text-style-name="P69" svg:width="4.172cm" svg:height="0.608cm" svg:x="10.638cm" svg:y="8.16cm"><text:p text:style-name="P56"><text:span text:style-name="T21">ST_Captcha</text:span></text:p><draw:enhanced-geometry svg:viewBox="0 0 21600 21600" draw:type="rectangle" draw:enhanced-path="M 0 0 L 21600 0 21600 21600 0 21600 0 0 Z N"/></draw:custom-shape><draw:frame draw:style-name="gr170" draw:text-style-name="P69" svg:width="3.234cm" svg:height="0.782cm" svg:x="6.673cm" svg:y="8.082cm"><draw:text-box><text:p text:style-name="P56"><text:span text:style-name="T21">Captcha</text:span></text:p></draw:text-box></draw:frame><draw:line draw:style-name="gr171" draw:text-style-name="P58" svg:x1="6.568cm" svg:y1="8.767cm" svg:x2="10.115cm" svg:y2="8.767cm"><text:p/></draw:line><draw:frame draw:style-name="gr172" draw:text-style-name="P69" svg:width="3.236cm" svg:height="1.297cm" svg:x="6.671cm" svg:y="8.498cm"><draw:text-box><text:p text:style-name="P56"><text:span text:style-name="T21">Answer(Cap)</text:span></text:p></draw:text-box></draw:frame><draw:line draw:style-name="gr173" draw:text-style-name="P58" svg:x1="6.567cm" svg:y1="9.44cm" svg:x2="10.114cm" svg:y2="9.44cm"><text:p/></draw:line><draw:custom-shape draw:style-name="gr174" draw:text-style-name="P58" svg:width="3.962cm" svg:height="0.606cm" svg:x="1.667cm" svg:y="13.07cm"><text:p text:style-name="P56"><text:span text:style-name="T13">ST_Exchange</text:span></text:p><draw:enhanced-geometry svg:viewBox="0 0 21600 21600" draw:type="rectangle" draw:enhanced-path="M 0 0 L 21600 0 21600 21600 0 21600 0 0 Z N"/></draw:custom-shape><draw:frame draw:style-name="gr175" draw:text-style-name="P68" svg:width="2.534cm" svg:height="0.825cm" svg:x="7.197cm" svg:y="0.697cm"><draw:text-box><text:p text:style-name="P59"><text:span text:style-name="T20">Обмен</text:span></text:p></draw:text-box></draw:frame><draw:frame draw:style-name="gr176" draw:text-style-name="P70" svg:width="8.083cm" svg:height="0.782cm" svg:x="5.112cm" svg:y="14.349cm"><draw:text-box><text:p text:style-name="P59"><text:span text:style-name="T13">Асинхронный обмен данными</text:span></text:p></draw:text-box></draw:frame><draw:line draw:style-name="gr177" draw:text-style-name="P58" svg:x1="6.568cm" svg:y1="14.216cm" svg:x2="10.115cm" svg:y2="14.216cm"><text:p/></draw:line><draw:line draw:style-name="gr178" draw:text-style-name="P58" svg:x1="6.565cm" svg:y1="14.956cm" svg:x2="10.112cm" svg:y2="14.956cm"><text:p/></draw:line><draw:custom-shape draw:style-name="gr179" draw:text-style-name="P69" svg:width="4.172cm" svg:height="0.608cm" svg:x="10.638cm" svg:y="4.999cm"><text:p text:style-name="P56"><text:span text:style-name="T21">ST_KeyRequest</text:span></text:p><draw:enhanced-geometry svg:viewBox="0 0 21600 21600" draw:type="rectangle" draw:enhanced-path="M 0 0 L 21600 0 21600 21600 0 21600 0 0 Z N"/></draw:custom-shape><draw:frame draw:style-name="gr180" draw:text-style-name="P69" svg:width="3.236cm" svg:height="1.297cm" svg:x="6.671cm" svg:y="4.731cm"><draw:text-box><text:p text:style-name="P56"><text:span text:style-name="T21">Request(nil)</text:span></text:p></draw:text-box></draw:frame><draw:line draw:style-name="gr181" draw:text-style-name="P58" svg:x1="6.567cm" svg:y1="5.673cm" svg:x2="10.114cm" svg:y2="5.673cm"><text:p/></draw:line><draw:frame draw:style-name="gr182" draw:text-style-name="P69" svg:width="3.236cm" svg:height="0.782cm" svg:x="6.671cm" svg:y="5.729cm"><draw:text-box><text:p text:style-name="P56"><text:span text:style-name="T21">Record</text:span></text:p></draw:text-box></draw:frame><draw:line draw:style-name="gr183" draw:text-style-name="P58" svg:x1="6.567cm" svg:y1="6.413cm" svg:x2="10.114cm" svg:y2="6.413cm"><text:p/></draw:line><draw:custom-shape draw:style-name="gr184" draw:text-style-name="P69" svg:width="4.172cm" svg:height="0.606cm" svg:x="10.637cm" svg:y="6.412cm"><text:p text:style-name="P56"><text:span text:style-name="T21">ST_Protocol</text:span></text:p><draw:enhanced-geometry svg:viewBox="0 0 21600 21600" draw:type="rectangle" draw:enhanced-path="M 0 0 L 21600 0 21600 21600 0 21600 0 0 Z N"/></draw:custom-shape><draw:frame draw:style-name="gr185" draw:text-style-name="P69" svg:width="3.234cm" svg:height="1.297cm" svg:x="6.673cm" svg:y="9.91cm"><draw:text-box><text:p text:style-name="P56"><text:span text:style-name="T21">Request(nil)</text:span></text:p></draw:text-box></draw:frame><draw:line draw:style-name="gr186" draw:text-style-name="P58" svg:x1="6.569cm" svg:y1="10.853cm" svg:x2="10.116cm" svg:y2="10.853cm"><text:p/></draw:line><draw:frame draw:style-name="gr187" draw:text-style-name="P69" svg:width="3.234cm" svg:height="0.782cm" svg:x="6.673cm" svg:y="10.841cm"><draw:text-box><text:p text:style-name="P56"><text:span text:style-name="T21">Record</text:span></text:p></draw:text-box></draw:frame><draw:line draw:style-name="gr188" draw:text-style-name="P58" svg:x1="6.568cm" svg:y1="11.525cm" svg:x2="10.115cm" svg:y2="11.525cm"><text:p/></draw:line><draw:custom-shape draw:style-name="gr189" draw:text-style-name="P69" svg:width="3.962cm" svg:height="0.606cm" svg:x="1.667cm" svg:y="10.918cm"><text:p text:style-name="P56"><text:span text:style-name="T21">ST_KeyRequest</text:span></text:p><draw:enhanced-geometry svg:viewBox="0 0 21600 21600" draw:type="rectangle" draw:enhanced-path="M 0 0 L 21600 0 21600 21600 0 21600 0 0 Z N"/></draw:custom-shape></draw:g></text:p><text:p text:style-name="P38"/><text:p text:style-name="P38">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22">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23"><draw:frame draw:style-name="fr3" draw:name="Frame4" text:anchor-type="char" svg:x="-0.041cm" svg:y="0.316cm" svg:height="7.738cm" draw:z-index="11"><draw:text-box fo:min-height="31%" fo:min-width="15.367cm"><text:p text:style-name="P41"><draw:g text:anchor-type="char" draw:z-index="15" draw:style-name="gr190"><draw:custom-shape draw:style-name="gr241" draw:text-style-name="P58"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58"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58"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58"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58"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58"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58"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58"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58" svg:x1="5.489cm" svg:y1="3.041cm" svg:x2="8.789cm" svg:y2="3.441cm"><text:p/></draw:line><draw:line draw:style-name="gr250" draw:text-style-name="P58" svg:x1="9.789cm" svg:y1="3.438cm" svg:x2="11.589cm" svg:y2="2.438cm"><text:p/></draw:line><draw:line draw:style-name="gr251" draw:text-style-name="P58" svg:x1="5.489cm" svg:y1="3.038cm" svg:x2="9.989cm" svg:y2="0.838cm"><text:p/></draw:line><draw:line draw:style-name="gr252" draw:text-style-name="P58" svg:x1="5.489cm" svg:y1="3.041cm" svg:x2="8.889cm" svg:y2="5.941cm"><text:p/></draw:line><draw:custom-shape draw:style-name="gr253" draw:text-style-name="P58"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58"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58"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58"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58" svg:x1="5.489cm" svg:y1="4.241cm" svg:x2="5.489cm" svg:y2="3.041cm"><text:p/></draw:line><draw:custom-shape draw:style-name="gr258" draw:text-style-name="P58"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38">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text:soft-page-break/>Рыбаки используют любую возможность подключиться напрямую, или найти более короткую и производительную цепочку посредников.</text:p>
      <text:p text:style-name="P23">Все сессии регистрируются в пуле. Диспетчер пула управляет соединениями:</text:p>
      <text:p text:style-name="P23">а) регистрирует входящие соединения</text:p>
      <text:p text:style-name="P23">б) инициирует новые исходящие сокеты</text:p>
      <text:p text:style-name="P23">в) рассылает заявки на рыбалку, если не удалось создать сокет</text:p>
      <text:p text:style-name="P23">г) перебрасывает соединение сессии на другие соединения</text:p>
      <text:p text:style-name="P10"/>
      <text:p text:style-name="P10"><draw:frame draw:style-name="fr3" draw:name="Frame7" text:anchor-type="char" svg:x="-0.041cm" svg:y="0.316cm" svg:height="9.684cm" draw:z-index="16"><draw:text-box fo:min-height="39%" fo:min-width="16.108cm"><text:p text:style-name="P41"><draw:g text:anchor-type="char" draw:z-index="18" draw:style-name="gr190"><draw:custom-shape draw:style-name="gr259" draw:text-style-name="P58"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58"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58"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58" svg:x1="8.422cm" svg:y1="4.61cm" svg:x2="11.84cm" svg:y2="6.286cm"><text:p/></draw:line><draw:line draw:style-name="gr263" draw:text-style-name="P58" svg:x1="8.422cm" svg:y1="3.286cm" svg:x2="12.015cm" svg:y2="1.875cm"><text:p/></draw:line><draw:custom-shape draw:style-name="gr264" draw:text-style-name="P58"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58"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58"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58"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58" svg:x1="7.195cm" svg:y1="4.61cm" svg:x2="3.865cm" svg:y2="6.286cm"><text:p/></draw:line><draw:custom-shape draw:style-name="gr268" draw:text-style-name="P58"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58"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58"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58" svg:x1="8.159cm" svg:y1="3.728cm" svg:x2="8.071cm" svg:y2="4.169cm"><text:p/></draw:line><draw:line draw:style-name="gr272" draw:text-style-name="P58" svg:x1="8.026cm" svg:y1="4.276cm" svg:x2="12.014cm" svg:y2="6.198cm"><text:p/></draw:line><draw:frame draw:style-name="gr273" draw:text-style-name="P71" svg:width="1.41cm" svg:height="0.74cm" svg:x="5.8cm" svg:y="1.754cm"><draw:text-box><text:p text:style-name="P59"><text:span text:style-name="T22">пруд</text:span></text:p></draw:text-box></draw:frame><draw:frame draw:style-name="gr274" draw:text-style-name="P72" svg:width="1.698cm" svg:height="1.352cm" svg:x="1.976cm" svg:y="4.936cm"><draw:text-box><text:p text:style-name="P59"><text:span text:style-name="T23">рыбак</text:span></text:p></draw:text-box></draw:frame><draw:frame draw:style-name="gr275" draw:text-style-name="P73" svg:width="1.842cm" svg:height="0.74cm" svg:x="11.665cm" svg:y="0.175cm"><draw:text-box><text:p text:style-name="P59"><text:span text:style-name="T24">клиент</text:span></text:p></draw:text-box></draw:frame><draw:frame draw:style-name="gr276" draw:text-style-name="P74" svg:width="1.717cm" svg:height="0.74cm" svg:x="11.272cm" svg:y="4.876cm"><draw:text-box><text:p text:style-name="P59"><text:span text:style-name="T25">рыбка</text:span></text:p></draw:text-box></draw:frame><draw:line draw:style-name="gr277" draw:text-style-name="P58" svg:x1="3.952cm" svg:y1="6.374cm" svg:x2="7.632cm" svg:y2="4.514cm"><text:p/></draw:line><draw:line draw:style-name="gr278" draw:text-style-name="P58" svg:x1="11.927cm" svg:y1="6.463cm" svg:x2="7.945cm" svg:y2="4.508cm"><text:p/></draw:line><draw:custom-shape draw:style-name="gr279" draw:text-style-name="P58"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58"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58"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58"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58" svg:x1="11.931cm" svg:y1="6.551cm" svg:x2="11.931cm" svg:y2="6.551cm"><text:p/></draw:line><draw:custom-shape draw:style-name="gr284" draw:text-style-name="P58"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58"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58" svg:x1="2.901cm" svg:y1="6.553cm" svg:x2="3.865cm" svg:y2="6.2cm"><text:p/></draw:line><draw:line draw:style-name="gr287" draw:text-style-name="P58" svg:x1="3.865cm" svg:y1="6.374cm" svg:x2="3.514cm" svg:y2="6.991cm"><text:p/></draw:line><draw:custom-shape draw:style-name="gr288" draw:text-style-name="P58"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58"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58"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70" svg:width="0.623cm" svg:height="0.74cm" svg:x="6.677cm" svg:y="1.754cm"><draw:text-box><text:p text:style-name="P59"><text:span text:style-name="T13">/</text:span></text:p></draw:text-box></draw:frame><draw:frame draw:style-name="gr292" draw:text-style-name="P70" svg:width="1.604cm" svg:height="0.74cm" svg:x="6.837cm" svg:y="1.754cm"><draw:text-box><text:p text:style-name="P59"><text:span text:style-name="T13">шлюз</text:span></text:p></draw:text-box></draw:frame><draw:line draw:style-name="gr293" draw:text-style-name="P58" svg:x1="8.51cm" svg:y1="3.288cm" svg:x2="8.159cm" svg:y2="3.729cm"><text:p/></draw:line><draw:custom-shape draw:style-name="gr294" draw:text-style-name="P58"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58" svg:x1="7.576cm" svg:y1="4.293cm" svg:x2="7.458cm" svg:y2="3.817cm"><text:p/></draw:line><draw:frame draw:style-name="gr296" draw:text-style-name="P75" svg:width="1.431cm" svg:height="0.74cm" svg:x="12.579cm" svg:y="4.851cm"><draw:text-box><text:p text:style-name="P59"><text:span text:style-name="T26">цель</text:span></text:p></draw:text-box></draw:frame><draw:frame draw:style-name="gr297" draw:text-style-name="P74" svg:width="1.717cm" svg:height="0.74cm" svg:x="8.088cm" svg:y="1.754cm"><draw:text-box><text:p text:style-name="P59"><text:span text:style-name="T25">рыбка</text:span></text:p></draw:text-box></draw:frame><draw:frame draw:style-name="gr298" draw:text-style-name="P70" svg:width="0.623cm" svg:height="0.74cm" svg:x="7.89cm" svg:y="1.754cm"><draw:text-box><text:p text:style-name="P59"><text:span text:style-name="T13">/</text:span></text:p></draw:text-box></draw:frame><draw:custom-shape draw:style-name="gr299" draw:text-style-name="P58"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58" svg:x1="7.62cm" svg:y1="4.522cm" svg:x2="7.899cm" svg:y2="4.522cm"><text:p/></draw:line><draw:custom-shape draw:style-name="gr301" draw:text-style-name="P58"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58"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58" svg:x1="3.864cm" svg:y1="6.193cm" svg:x2="7.588cm" svg:y2="4.275cm"><text:p/></draw:line><draw:custom-shape draw:style-name="gr304" draw:text-style-name="P58"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58"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58"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58"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58" svg:x1="11.911cm" svg:y1="6.551cm" svg:x2="12.014cm" svg:y2="6.992cm"><text:p/></draw:line><draw:custom-shape draw:style-name="gr309" draw:text-style-name="P58"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58"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58" svg:x1="2.45cm" svg:y1="6.919cm" svg:x2="2.115cm" svg:y2="7.168cm"><text:p/></draw:line><draw:line draw:style-name="gr311" draw:text-style-name="P58" svg:x1="2.901cm" svg:y1="6.551cm" svg:x2="2.55cm" svg:y2="6.992cm"><text:p/></draw:line><draw:line draw:style-name="gr312" draw:text-style-name="P58" svg:x1="2.533cm" svg:y1="7.031cm" svg:x2="2.182cm" svg:y2="7.296cm"><text:p/></draw:line><draw:custom-shape draw:style-name="gr313" draw:text-style-name="P58"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58"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71" svg:width="1.41cm" svg:height="0.74cm" svg:x="3.339cm" svg:y="4.936cm"><draw:text-box><text:p text:style-name="P59"><text:span text:style-name="T22">пруд</text:span></text:p></draw:text-box></draw:frame><draw:frame draw:style-name="gr316" draw:text-style-name="P70" svg:width="0.623cm" svg:height="0.74cm" svg:x="3.145cm" svg:y="4.936cm"><draw:text-box><text:p text:style-name="P59"><text:span text:style-name="T13">/</text:span></text:p></draw:text-box></draw:frame><draw:custom-shape draw:style-name="gr317" draw:text-style-name="P58"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58" svg:x1="12.013cm" svg:y1="6.197cm" svg:x2="12.802cm" svg:y2="6.373cm"><text:p/></draw:line><draw:custom-shape draw:style-name="gr319" draw:text-style-name="P58"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58"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58"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58"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58"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58"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70" svg:width="0.623cm" svg:height="0.74cm" svg:x="12.402cm" svg:y="4.895cm"><draw:text-box><text:p text:style-name="P59"><text:span text:style-name="T13">/</text:span></text:p></draw:text-box></draw:frame></draw:g></text:p><text:p text:style-name="P38">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p>
      <text:p text:style-name="P10">Сессия инициируется в случаях:</text:p>
      <text:p text:style-name="P10"><text:soft-page-break/>1) открыт диалог и нажата галочка «онлайн»</text:p>
      <text:p text:style-name="P10">2) охота по запросу (например, поиск или рыбалка)</text:p>
      <text:p text:style-name="P10">3) плановая охота по шедулеру</text:p>
      <text:p text:style-name="P10"/>
      <text:p text:style-name="P10">Сессия продолжает переподключаться или рыбачить если:</text:p>
      <text:p text:style-name="P10">1) активен хотя бы один диалог на этот узел</text:p>
      <text:p text:style-name="P10">2) почемучка не закончил свою работу</text:p>
      <text:p text:style-name="P10"/>
      <text:p text:style-name="P10">Сессия держит соединение, если установлен флаг «держать» хотя бы на одной из сторон.</text:p>
      <text:p text:style-name="P10">Флаг «держать» ставится, если есть хотя бы один диалог с галочкой «онлайн».</text:p>
      <text:p text:style-name="P10">Флаг «держать» снимается, если диалоги закрыты или в них сняты галочки «онлайн».</text:p>
      <text:p text:style-name="P10">Когда снимается флаг «держать», сессия оповещает об этом другую сторону.</text:p>
      <text:p text:style-name="P10">Сессия следит за своим флагом «держать» и за таким же флагом на другой стороне.</text:p>
      <text:p text:style-name="P10">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23"><draw:frame draw:style-name="fr3" draw:name="Frame8" text:anchor-type="char" svg:x="-0.041cm" svg:y="0.316cm" svg:height="8.322cm" draw:z-index="17"><draw:text-box fo:min-height="34%" fo:min-width="16.452cm"><text:p text:style-name="P41"><draw:g text:anchor-type="char" draw:z-index="19" draw:style-name="gr190"><draw:custom-shape draw:style-name="gr326" draw:text-style-name="P57" svg:width="3.941cm" svg:height="2.869cm" svg:x="5.031cm" svg:y="0.318cm"><text:p text:style-name="P56"><text:span text:style-name="T12">skey1/sbase1</text:span></text:p><draw:enhanced-geometry svg:viewBox="0 0 21600 21600" draw:type="rectangle" draw:enhanced-path="M 0 0 L 21600 0 21600 21600 0 21600 0 0 Z N"/></draw:custom-shape><draw:custom-shape draw:style-name="gr327" draw:text-style-name="P58" svg:width="3.943cm" svg:height="2.871cm" svg:x="5.031cm" svg:y="3.525cm"><text:p text:style-name="P56"><text:span text:style-name="T13">skey3/sbase3</text:span></text:p><draw:enhanced-geometry svg:viewBox="0 0 21600 21600" draw:type="rectangle" draw:enhanced-path="M 0 0 L 21600 0 21600 21600 0 21600 0 0 Z N"/></draw:custom-shape><draw:custom-shape draw:style-name="gr328" draw:text-style-name="P58" svg:width="1.489cm" svg:height="1.435cm" svg:x="10.137cm" svg:y="1.33cm"><text:p text:style-name="P56"><text:span text:style-name="T13">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58" svg:width="1.666cm" svg:height="1.858cm" svg:x="7.045cm" svg:y="3.779cm"><text:p/><draw:enhanced-geometry svg:viewBox="0 0 21600 21600" draw:type="rectangle" draw:enhanced-path="M 0 0 L 21600 0 21600 21600 0 21600 0 0 Z N"/></draw:custom-shape><draw:custom-shape draw:style-name="gr330" draw:text-style-name="P58" svg:width="1.666cm" svg:height="1.86cm" svg:x="7.045cm" svg:y="1.076cm"><text:p/><draw:enhanced-geometry svg:viewBox="0 0 21600 21600" draw:type="rectangle" draw:enhanced-path="M 0 0 L 21600 0 21600 21600 0 21600 0 0 Z N"/></draw:custom-shape><draw:custom-shape draw:style-name="gr331" draw:text-style-name="P58" svg:width="1.403cm" svg:height="0.727cm" svg:x="7.177cm" svg:y="1.198cm"><text:p text:style-name="P56"><text:span text:style-name="T13">send</text:span></text:p><draw:enhanced-geometry svg:viewBox="0 0 21600 21600" draw:mirror-horizontal="false" draw:mirror-vertical="false" draw:type="rectangle" draw:enhanced-path="M 0 0 L 21600 0 21600 21600 0 21600 0 0 Z N"/></draw:custom-shape><draw:custom-shape draw:style-name="gr332" draw:text-style-name="P58"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58" svg:x1="10.269cm" svg:y1="2.429cm" svg:x2="8.604cm" svg:y2="2.429cm"><text:p/></draw:line><draw:line draw:style-name="gr334" draw:text-style-name="P58" svg:x1="8.573cm" svg:y1="1.577cm" svg:x2="10.288cm" svg:y2="1.585cm"><text:p/></draw:line><draw:line draw:style-name="gr335" draw:text-style-name="P58" svg:x1="7.22cm" svg:y1="2.512cm" svg:x2="6.256cm" svg:y2="3.739cm"><text:p/></draw:line><draw:line draw:style-name="gr336" draw:text-style-name="P58" svg:x1="7.22cm" svg:y1="5.297cm" svg:x2="6.081cm" svg:y2="2.006cm"><text:p/></draw:line><draw:line draw:style-name="gr337" draw:text-style-name="P58" svg:x1="7.133cm" svg:y1="1.415cm" svg:x2="6.432cm" svg:y2="1.415cm"><text:p/></draw:line><draw:custom-shape draw:style-name="gr338" draw:text-style-name="P58" svg:width="1.403cm" svg:height="0.726cm" svg:x="7.177cm" svg:y="3.9cm"><text:p text:style-name="P56"><text:span text:style-name="T13">send</text:span></text:p><draw:enhanced-geometry svg:viewBox="0 0 21600 21600" draw:mirror-horizontal="false" draw:mirror-vertical="false" draw:type="rectangle" draw:enhanced-path="M 0 0 L 21600 0 21600 21600 0 21600 0 0 Z N"/></draw:custom-shape><draw:custom-shape draw:style-name="gr339" draw:text-style-name="P58" svg:width="1.403cm" svg:height="0.727cm" svg:x="7.177cm" svg:y="2.087cm"><text:p text:style-name="P56"><text:span text:style-name="T13">recv</text:span></text:p><draw:enhanced-geometry svg:viewBox="0 0 21600 21600" draw:mirror-horizontal="false" draw:mirror-vertical="false" draw:type="rectangle" draw:enhanced-path="M 0 0 L 21600 0 21600 21600 0 21600 0 0 Z N"/></draw:custom-shape><draw:custom-shape draw:style-name="gr340" draw:text-style-name="P58" svg:width="1.403cm" svg:height="0.727cm" svg:x="7.177cm" svg:y="4.788cm"><text:p text:style-name="P56"><text:span text:style-name="T13">recv</text:span></text:p><draw:enhanced-geometry svg:viewBox="0 0 21600 21600" draw:mirror-horizontal="false" draw:mirror-vertical="false" draw:type="rectangle" draw:enhanced-path="M 0 0 L 21600 0 21600 21600 0 21600 0 0 Z N"/></draw:custom-shape><draw:custom-shape draw:style-name="gr341" draw:text-style-name="P58" svg:width="1.491cm" svg:height="1.435cm" svg:x="13.18cm" svg:y="1.33cm"><text:p text:style-name="P56"><text:span text:style-name="T13">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58" svg:x1="13.181cm" svg:y1="2.06cm" svg:x2="11.617cm" svg:y2="2.036cm"><text:p/></draw:line><draw:custom-shape draw:style-name="gr343" draw:text-style-name="P58" svg:width="3.684cm" svg:height="2.869cm" svg:x="0.734cm" svg:y="0.318cm"><text:p text:style-name="P56"><text:span text:style-name="T13">skey2/sbase2</text:span></text:p><draw:enhanced-geometry svg:viewBox="0 0 21600 21600" draw:mirror-horizontal="false" draw:mirror-vertical="false" draw:type="rectangle" draw:enhanced-path="M 0 0 L 21600 0 21600 21600 0 21600 0 0 Z N"/></draw:custom-shape><draw:custom-shape draw:style-name="gr344" draw:text-style-name="P58" svg:width="1.666cm" svg:height="1.858cm" svg:x="0.999cm" svg:y="0.57cm"><text:p/><draw:enhanced-geometry svg:viewBox="0 0 21600 21600" draw:type="rectangle" draw:enhanced-path="M 0 0 L 21600 0 21600 21600 0 21600 0 0 Z N"/></draw:custom-shape><draw:custom-shape draw:style-name="gr345" draw:text-style-name="P58" svg:width="1.403cm" svg:height="0.727cm" svg:x="1.129cm" svg:y="0.692cm"><text:p text:style-name="P56"><text:span text:style-name="T13">send</text:span></text:p><draw:enhanced-geometry svg:viewBox="0 0 21600 21600" draw:mirror-horizontal="false" draw:mirror-vertical="false" draw:type="rectangle" draw:enhanced-path="M 0 0 L 21600 0 21600 21600 0 21600 0 0 Z N"/></draw:custom-shape><draw:custom-shape draw:style-name="gr346" draw:text-style-name="P58" svg:width="1.403cm" svg:height="0.727cm" svg:x="1.129cm" svg:y="1.581cm"><text:p text:style-name="P56"><text:span text:style-name="T13">recv</text:span></text:p><draw:enhanced-geometry svg:viewBox="0 0 21600 21600" draw:mirror-horizontal="false" draw:mirror-vertical="false" draw:type="rectangle" draw:enhanced-path="M 0 0 L 21600 0 21600 21600 0 21600 0 0 Z N"/></draw:custom-shape><draw:custom-shape draw:style-name="gr347" draw:text-style-name="P58"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58" svg:x1="7.188cm" svg:y1="2.513cm" svg:x2="3.891cm" svg:y2="2.092cm"><text:p/></draw:line><draw:line draw:style-name="gr349" draw:text-style-name="P58" svg:x1="2.665cm" svg:y1="1.502cm" svg:x2="5.382cm" svg:y2="1.502cm"><text:p/></draw:line><draw:line draw:style-name="gr350" draw:text-style-name="P58" svg:x1="3.19cm" svg:y1="2.006cm" svg:x2="2.577cm" svg:y2="2.006cm"><text:p/></draw:line><draw:custom-shape draw:style-name="gr351" draw:text-style-name="P58"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58" svg:x1="7.152cm" svg:y1="4.102cm" svg:x2="6.451cm" svg:y2="4.102cm"><text:p/></draw:line><draw:custom-shape draw:style-name="gr353" draw:text-style-name="P58" svg:width="1.489cm" svg:height="1.435cm" svg:x="10.137cm" svg:y="3.946cm"><text:p text:style-name="P56"><text:span text:style-name="T13">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58" svg:x1="10.269cm" svg:y1="5.043cm" svg:x2="8.604cm" svg:y2="5.043cm"><text:p/></draw:line><draw:line draw:style-name="gr355" draw:text-style-name="P58" svg:x1="8.573cm" svg:y1="4.192cm" svg:x2="10.288cm" svg:y2="4.2cm"><text:p/></draw:line><draw:custom-shape draw:style-name="gr356" draw:text-style-name="P58" svg:width="1.491cm" svg:height="1.435cm" svg:x="13.18cm" svg:y="3.946cm"><text:p text:style-name="P56"><text:span text:style-name="T13">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58" svg:x1="13.181cm" svg:y1="4.679cm" svg:x2="11.617cm" svg:y2="4.655cm"><text:p/></draw:line></draw:g></text:p><text:p text:style-name="P38"/><text:p text:style-name="P38">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23">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10">1) встречный прострел на заданные порты tcp и udp</text:p>
      <text:p text:style-name="P10">2) прострел с помощью SYN-пакета tcp</text:p>
      <text:p text:style-name="P10">3) протокол NAT-PMP</text:p>
      <text:p text:style-name="P10">4) перебор udp-портов в попытке «поймать» нужный</text:p>
      <text:p text:style-name="P10">5) выход «наружу» роутера используя UPnP</text:p>
      <text:p text:style-name="P10"><text:soft-page-break/></text:p>
      <text:p text:style-name="P10">Обмен данными происходит по приоритету:</text:p>
      <text:p text:style-name="P10">1) отсылка сообщений</text:p>
      <text:p text:style-name="P10">2) запросы почемучки</text:p>
      <text:p text:style-name="P10">3) приём медиа потоков</text:p>
      <text:p text:style-name="P10">4) отсылка медиа потоков</text:p>
      <text:p text:style-name="P10"/>
      <text:p text:style-name="P22">Рассмотрим сессии, сокеты, циклы обработки, циклические буферы.</text:p>
      <text:p text:style-name="P23"/>
      <text:p text:style-name="P23"/>
      <text:h text:style-name="P45" text:outline-level="1">Почемучка и ответчик</text:h>
      <text:p text:style-name="P12">Почемучка формирует запросы и отправляет их узлу собеседника.</text:p>
      <text:p text:style-name="P12">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12">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12">При этом нагрузка распределяется с огладкой на пропускную способность каналов.</text:p>
      <text:p text:style-name="P12">Если какой-то узел долго не отдаёт кусок, то кусок запрашивается у другого узла. Если приходит кусок, который уже есть, то он игнорируется.</text:p>
      <text:p text:style-name="P12">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12">Матрица панхэшей содержит:</text:p>
      <text:list xml:id="list7667108041858091532" text:style-name="L274">
        <text:list-item>
          <text:p text:style-name="P50">панхэш;</text:p>
        </text:list-item>
        <text:list-item>
          <text:p text:style-name="P50">публичность записи;</text:p>
        </text:list-item>
        <text:list-item>
          <text:p text:style-name="P50">доверие к записи;</text:p>
        </text:list-item>
        <text:list-item>
          <text:p text:style-name="P50">дату создания/модификации записи;</text:p>
        </text:list-item>
        <text:list-item>
          <text:p text:style-name="P50">связь с другими записями (для связей).</text:p>
        </text:list-item>
      </text:list>
      <text:p text:style-name="P12">Также кэшируются последние запросы к базе данных. Размер кэша задан 100 Мб.</text:p>
      <text:p text:style-name="P12"/>
      <text:p text:style-name="P12"/>
      <text:h text:style-name="P45" text:outline-level="1"><text:soft-page-break/>Рыбалка</text:h>
      <text:p text:style-name="P12">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12">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12">Например, A запрашивает у слушателя B проброс на узел C. </text:p>
      <text:p text:style-name="P12">- A запрашивает у B рыбалку узла C </text:p>
      <text:p text:style-name="P12">- если C подключен к B, узел B сообщает узлу C что его ищет A </text:p>
      <text:p text:style-name="P12">- если C отключен, но слушает, к нему подключается узел B </text:p>
      <text:p text:style-name="P12">- если C отключен и не слушает, то B запрашивает A: будет ждать (10 мин макс) или периодически подключаться (каждую 1 мин)? </text:p>
      <text:p text:style-name="P12">- если A ждет - он висячий рыбак </text:p>
      <text:p text:style-name="P12">- если A периодически опрашивает - он прыгающий рыбак </text:p>
      <text:p text:style-name="P12">- если C подключился к B, то B сообщает C, что на него идет рыбалка от A, далее одно из трёх: </text:p>
      <text:p text:style-name="P12">- C подключается к узлу A напрямую </text:p>
      <text:p text:style-name="P12">- начинается разговор между A и C через B, если еще A висит на B </text:p>
      <text:p text:style-name="P12">- узел B даёт узлу C время на встречную висячую рыбалку узла A (10 минут), если A прыгающий </text:p>
      <text:p text:style-name="P12">- если прыгающий A появился за это время, их соединяют, если нет - оба рыбака снимаются с рыбалки </text:p>
      <text:p text:style-name="P12">- рыбаки снимаются с рыбалки также по таймауту (10 мин) </text:p>
      <text:p text:style-name="P12"/>
      <text:p text:style-name="P12">Дополнительно: </text:p>
      <text:p text:style-name="P12">- на узле (B) задается максимальное число заявок на рыбалку, например 500 </text:p>
      <text:p text:style-name="P12">- кроме того задается максимальное число подключенных рыбаков, например 20 </text:p>
      <text:p text:style-name="P12">- в заявке на рыбалку может фигурировать не только узел, но и панхеш человека или ключа </text:p>
      <text:p text:style-name="P12">- узел B может задавать ограничения на объем трафика в ед. времени или запретить медиа-обмен. </text:p>
      <text:p text:style-name="P12"/>
      <text:p text:style-name="P10">NATы преодолеваются с использованием технологий : UPnP (IGD?) - for local, NAT-PMP, STUN, SOCKS, NAT-T (in IKE), TURN, RSIP, MIDCOM, ICE, Teredo(miredo), SBC, SYN-TCP, UDP-pounching, ALG.</text:p>
      <text:p text:style-name="P10"/>
      <text:p text:style-name="P10"/>
      <text:h text:style-name="Heading_20_1" text:outline-level="1"><text:soft-page-break/>Мультимедиа и GStreamer</text:h>
      <text:p text:style-name="Standard">конвейеры, кодеки, захват звука и видео, отображение и звучание.</text:p>
      <text:p text:style-name="P12"/>
      <text:p text:style-name="P12"><draw:frame draw:style-name="fr3" draw:name="Frame9" text:anchor-type="char" svg:x="-0.041cm" svg:y="0.316cm" svg:height="12.395cm" draw:z-index="20"><draw:text-box fo:min-height="50%" fo:min-width="16.452cm"><text:p text:style-name="P41"><draw:g text:anchor-type="paragraph" draw:z-index="21" draw:style-name="gr28"><draw:custom-shape draw:style-name="gr358" draw:text-style-name="P58" svg:width="5.882cm" svg:height="3.619cm" svg:x="9.22cm" svg:y="6.156cm"><text:p text:style-name="P56"><text:span text:style-name="T13">skey3/sbaseC</text:span></text:p><draw:enhanced-geometry svg:viewBox="0 0 21600 21600" draw:type="rectangle" draw:enhanced-path="M 0 0 L 21600 0 21600 21600 0 21600 0 0 Z N"/></draw:custom-shape><draw:custom-shape draw:style-name="gr359" draw:text-style-name="P58" svg:width="5.88cm" svg:height="1.736cm" svg:x="9.222cm" svg:y="4.346cm"><text:p text:style-name="P56"><text:span text:style-name="T13">skey1/sbaseB</text:span></text:p><draw:enhanced-geometry svg:viewBox="0 0 21600 21600" draw:type="rectangle" draw:enhanced-path="M 0 0 L 21600 0 21600 21600 0 21600 0 0 Z N"/></draw:custom-shape><draw:custom-shape draw:style-name="gr360" draw:text-style-name="P58" svg:width="5.88cm" svg:height="2.035cm" svg:x="9.222cm" svg:y="2.237cm"><text:p text:style-name="P56"><text:span text:style-name="T13">skey2/sbaseA</text:span></text:p><draw:enhanced-geometry svg:viewBox="0 0 21600 21600" draw:type="rectangle" draw:enhanced-path="M 0 0 L 21600 0 21600 21600 0 21600 0 0 Z N"/></draw:custom-shape><draw:custom-shape draw:style-name="gr361" draw:text-style-name="P58" svg:width="5.88cm" svg:height="1.96cm" svg:x="9.222cm" svg:y="0.201cm"><text:p text:style-name="P56"><text:span text:style-name="T13">skey1/sbaseA</text:span></text:p><draw:enhanced-geometry svg:viewBox="0 0 21600 21600" draw:type="rectangle" draw:enhanced-path="M 0 0 L 21600 0 21600 21600 0 21600 0 0 Z N"/></draw:custom-shape><draw:custom-shape draw:style-name="gr362" draw:text-style-name="P58" svg:width="6.181cm" svg:height="10.78cm" svg:x="0.78cm" svg:y="0.201cm"><text:p text:style-name="P56"><text:span text:style-name="T13">skey0/sbaseZ</text:span></text:p><draw:enhanced-geometry svg:viewBox="0 0 21600 21600" draw:type="rectangle" draw:enhanced-path="M 0 0 L 21600 0 21600 21600 0 21600 0 0 Z N"/></draw:custom-shape><draw:custom-shape draw:style-name="gr363" draw:text-style-name="P58" svg:width="2.34cm" svg:height="0.981cm" svg:x="3.417cm" svg:y="0.751cm"><text:p text:style-name="P56"><text:span text:style-name="T13">skey1/sbaseA</text:span></text:p><draw:enhanced-geometry svg:viewBox="0 0 21600 21600" draw:type="rectangle" draw:enhanced-path="M 0 0 L 21600 0 21600 21600 0 21600 0 0 Z N"/></draw:custom-shape><draw:custom-shape draw:style-name="gr364" draw:text-style-name="P58" svg:width="2.34cm" svg:height="0.981cm" svg:x="3.417cm" svg:y="2.461cm"><text:p text:style-name="P56"><text:span text:style-name="T13">skey1/sbaseB</text:span></text:p><draw:enhanced-geometry svg:viewBox="0 0 21600 21600" draw:type="rectangle" draw:enhanced-path="M 0 0 L 21600 0 21600 21600 0 21600 0 0 Z N"/></draw:custom-shape><draw:custom-shape draw:style-name="gr365" draw:text-style-name="P58" svg:width="2.34cm" svg:height="0.981cm" svg:x="3.417cm" svg:y="4.422cm"><text:p text:style-name="P56"><text:span text:style-name="T13">skey2/sbaseA</text:span></text:p><draw:enhanced-geometry svg:viewBox="0 0 21600 21600" draw:type="rectangle" draw:enhanced-path="M 0 0 L 21600 0 21600 21600 0 21600 0 0 Z N"/></draw:custom-shape><draw:custom-shape draw:style-name="gr366" draw:text-style-name="P58" svg:width="2.336cm" svg:height="0.98cm" svg:x="10.58cm" svg:y="0.727cm"><text:p text:style-name="P56"><text:span text:style-name="T13">skey0/sbaseZ</text:span></text:p><draw:enhanced-geometry svg:viewBox="0 0 21600 21600" draw:type="rectangle" draw:enhanced-path="M 0 0 L 21600 0 21600 21600 0 21600 0 0 Z N"/></draw:custom-shape><draw:custom-shape draw:style-name="gr367" draw:text-style-name="P58" svg:width="2.336cm" svg:height="0.981cm" svg:x="10.58cm" svg:y="2.461cm"><text:p text:style-name="P56"><text:span text:style-name="T13">skey0/sbaseZ</text:span></text:p><draw:enhanced-geometry svg:viewBox="0 0 21600 21600" draw:type="rectangle" draw:enhanced-path="M 0 0 L 21600 0 21600 21600 0 21600 0 0 Z N"/></draw:custom-shape><draw:custom-shape draw:style-name="gr368" draw:text-style-name="P58" svg:width="2.34cm" svg:height="0.98cm" svg:x="3.417cm" svg:y="6.382cm"><text:p text:style-name="P56"><text:span text:style-name="T13">skey3/sbaseC</text:span></text:p><draw:enhanced-geometry svg:viewBox="0 0 21600 21600" draw:type="rectangle" draw:enhanced-path="M 0 0 L 21600 0 21600 21600 0 21600 0 0 Z N"/></draw:custom-shape><draw:custom-shape draw:style-name="gr369" draw:text-style-name="P58" svg:width="2.338cm" svg:height="0.981cm" svg:x="10.578cm" svg:y="4.422cm"><text:p text:style-name="P56"><text:span text:style-name="T13">skey0/sbaseZ</text:span></text:p><draw:enhanced-geometry svg:viewBox="0 0 21600 21600" draw:type="rectangle" draw:enhanced-path="M 0 0 L 21600 0 21600 21600 0 21600 0 0 Z N"/></draw:custom-shape><draw:custom-shape draw:style-name="gr370" draw:text-style-name="P58" svg:width="2.338cm" svg:height="0.981cm" svg:x="10.578cm" svg:y="6.306cm"><text:p text:style-name="P56"><text:span text:style-name="T13">skey0/sbaseZ</text:span></text:p><draw:enhanced-geometry svg:viewBox="0 0 21600 21600" draw:type="rectangle" draw:enhanced-path="M 0 0 L 21600 0 21600 21600 0 21600 0 0 Z N"/></draw:custom-shape><draw:line draw:style-name="gr371" draw:text-style-name="P58" svg:x1="5.754cm" svg:y1="1.255cm" svg:x2="10.579cm" svg:y2="1.255cm"><text:p/></draw:line><draw:line draw:style-name="gr372" draw:text-style-name="P58" svg:x1="5.754cm" svg:y1="4.874cm" svg:x2="10.579cm" svg:y2="2.989cm"><text:p/></draw:line><draw:line draw:style-name="gr373" draw:text-style-name="P58" svg:x1="5.754cm" svg:y1="2.989cm" svg:x2="10.579cm" svg:y2="4.949cm"><text:p/></draw:line><draw:line draw:style-name="gr374" draw:text-style-name="P58" svg:x1="5.754cm" svg:y1="6.909cm" svg:x2="10.579cm" svg:y2="6.909cm"><text:p/></draw:line><draw:custom-shape draw:style-name="gr375" draw:text-style-name="P58" svg:width="0.907cm" svg:height="1.056cm" svg:x="5.83cm" svg:y="3.392cm"><text:p text:style-name="P56"><text:span text:style-name="T13">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58" svg:width="0.904cm" svg:height="1.056cm" svg:x="9.525cm" svg:y="1.557cm"><text:p text:style-name="P56"><text:span text:style-name="T13">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58" svg:width="0.904cm" svg:height="1.056cm" svg:x="9.525cm" svg:y="4.949cm"><text:p text:style-name="P56"><text:span text:style-name="T13">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58" svg:width="0.904cm" svg:height="1.054cm" svg:x="9.525cm" svg:y="7.063cm"><text:p text:style-name="P56"><text:span text:style-name="T13">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58" svg:width="1.433cm" svg:height="1.735cm" svg:x="1.006cm" svg:y="1.33cm"><text:p text:style-name="P56"><text:span text:style-name="T13">room I</text:span></text:p><text:p text:style-name="P56"><text:span text:style-name="T13">person1</text:span></text:p><text:p text:style-name="P56"><text:span text:style-name="T13">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58" svg:x1="2.438cm" svg:y1="1.707cm" svg:x2="3.418cm" svg:y2="1.255cm"><text:p/></draw:line><draw:line draw:style-name="gr381" draw:text-style-name="P58" svg:x1="2.438cm" svg:y1="1.934cm" svg:x2="3.418cm" svg:y2="2.989cm"><text:p/></draw:line><draw:line draw:style-name="gr382" draw:text-style-name="P58" svg:x1="2.438cm" svg:y1="2.16cm" svg:x2="3.418cm" svg:y2="5.025cm"><text:p/></draw:line><draw:custom-shape draw:style-name="gr383" draw:text-style-name="P58" svg:width="1.433cm" svg:height="1.46cm" svg:x="1.004cm" svg:y="6.279cm"><text:p text:style-name="P56"><text:span text:style-name="T13">room II</text:span></text:p><text:p text:style-name="P56"><text:span text:style-name="T13">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58" svg:width="1.431cm" svg:height="1.131cm" svg:x="13.521cm" svg:y="0.653cm"><text:p text:style-name="P56"><text:span text:style-name="T13">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58" svg:x1="3.418cm" svg:y1="6.834cm" svg:x2="2.438cm" svg:y2="6.834cm"><text:p/></draw:line><draw:line draw:style-name="gr386" draw:text-style-name="P58" svg:x1="12.917cm" svg:y1="1.029cm" svg:x2="13.52cm" svg:y2="1.029cm"><text:p/></draw:line><draw:line draw:style-name="gr387" draw:text-style-name="P58" svg:x1="14.65cm" svg:y1="1.783cm" svg:x2="14.65cm" svg:y2="2.085cm"><text:p/></draw:line><draw:line draw:style-name="gr388" draw:text-style-name="P58" svg:x1="13.971cm" svg:y1="1.783cm" svg:x2="13.971cm" svg:y2="2.085cm"><text:p/></draw:line><draw:custom-shape draw:style-name="gr389" draw:text-style-name="P58" svg:width="1.431cm" svg:height="1.133cm" svg:x="13.521cm" svg:y="6.308cm"><text:p text:style-name="P56"><text:span text:style-name="T13">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58" svg:x1="12.917cm" svg:y1="6.759cm" svg:x2="13.52cm" svg:y2="6.759cm"><text:p/></draw:line><draw:custom-shape draw:style-name="gr391" draw:text-style-name="P58" svg:width="1.431cm" svg:height="1.133cm" svg:x="13.519cm" svg:y="4.422cm"><text:p text:style-name="P56"><text:span text:style-name="T13">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58" svg:x1="12.917cm" svg:y1="4.873cm" svg:x2="13.52cm" svg:y2="4.873cm"><text:p/></draw:line><draw:custom-shape draw:style-name="gr393" draw:text-style-name="P58" svg:width="1.431cm" svg:height="1.13cm" svg:x="13.519cm" svg:y="2.461cm"><text:p text:style-name="P56"><text:span text:style-name="T13">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58" svg:x1="12.917cm" svg:y1="2.989cm" svg:x2="13.52cm" svg:y2="2.989cm"><text:p/></draw:line><draw:custom-shape draw:style-name="gr395" draw:text-style-name="P76" svg:width="0.602cm" svg:height="0.604cm" svg:x="14.198cm" svg:y="3.291cm"><text:p text:style-name="P56"><text:span text:style-name="T2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77" svg:width="0.906cm" svg:height="0.604cm" svg:x="0.916cm" svg:y="4.447cm"><text:p text:style-name="P56"><text:span text:style-name="T28">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58" svg:x1="1.382cm" svg:y1="3.065cm" svg:x2="1.382cm" svg:y2="4.573cm"><text:p/></draw:line><draw:line draw:style-name="gr16" draw:text-style-name="P58" svg:x1="1.382cm" svg:y1="4.874cm" svg:x2="1.382cm" svg:y2="6.306cm"><text:p/></draw:line><draw:line draw:style-name="gr397" draw:text-style-name="P58" svg:x1="3.116cm" svg:y1="5.628cm" svg:x2="3.418cm" svg:y2="5.176cm"><text:p/></draw:line><draw:line draw:style-name="gr398" draw:text-style-name="P58" svg:x1="3.041cm" svg:y1="6.231cm" svg:x2="3.418cm" svg:y2="6.759cm"><text:p/></draw:line><draw:line draw:style-name="gr399" draw:text-style-name="P58" svg:x1="11.864cm" svg:y1="3.442cm" svg:x2="12.467cm" svg:y2="3.744cm"><text:p/></draw:line><draw:line draw:style-name="gr400" draw:text-style-name="P58" svg:x1="11.938cm" svg:y1="7.286cm" svg:x2="12.466cm" svg:y2="7.588cm"><text:p/></draw:line><draw:line draw:style-name="gr401" draw:text-style-name="P58" svg:x1="13.067cm" svg:y1="3.894cm" svg:x2="14.198cm" svg:y2="3.743cm"><text:p/></draw:line><draw:line draw:style-name="gr402" draw:text-style-name="P58" svg:x1="13.067cm" svg:y1="7.739cm" svg:x2="14.198cm" svg:y2="7.588cm"><text:p/></draw:line><draw:custom-shape draw:style-name="gr403" draw:text-style-name="P65" svg:width="0.68cm" svg:height="0.678cm" svg:x="12.388cm" svg:y="3.517cm"><text:p text:style-name="P56"><text:span text:style-name="T19">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58" svg:x1="14.649cm" svg:y1="5.552cm" svg:x2="14.649cm" svg:y2="5.854cm"><text:p/></draw:line><draw:custom-shape draw:style-name="gr405" draw:text-style-name="P58"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58" svg:x1="11.559cm" svg:y1="7.286cm" svg:x2="12.765cm" svg:y2="8.341cm"><text:p/></draw:line><draw:line draw:style-name="gr407" draw:text-style-name="P58" svg:x1="13.142cm" svg:y1="8.719cm" svg:x2="14.047cm" svg:y2="8.719cm"><text:p/></draw:line><draw:custom-shape draw:style-name="gr408" draw:text-style-name="P65" svg:width="0.83cm" svg:height="0.602cm" svg:x="11.032cm" svg:y="7.966cm"><text:p text:style-name="P56"><text:span text:style-name="T19">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58" svg:x1="12.467cm" svg:y1="7.739cm" svg:x2="11.864cm" svg:y2="8.191cm"><text:p/></draw:line><draw:line draw:style-name="gr410" draw:text-style-name="P58" svg:x1="12.467cm" svg:y1="8.719cm" svg:x2="11.864cm" svg:y2="8.342cm"><text:p/></draw:line><draw:custom-shape draw:style-name="gr411" draw:text-style-name="P65" svg:width="0.682cm" svg:height="0.678cm" svg:x="12.462cm" svg:y="8.341cm"><text:p text:style-name="P56"><text:span text:style-name="T19">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65" svg:width="0.68cm" svg:height="0.682cm" svg:x="12.464cm" svg:y="7.361cm"><text:p text:style-name="P56"><text:span text:style-name="T19">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58" svg:x1="10.428cm" svg:y1="7.814cm" svg:x2="11.031cm" svg:y2="8.266cm"><text:p/></draw:line><draw:custom-shape draw:style-name="gr414" draw:text-style-name="P58" svg:width="0.602cm" svg:height="0.606cm" svg:x="14.198cm" svg:y="7.212cm"><text:p text:style-name="P56"><text:span text:style-name="T2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58" svg:x1="2.161cm" svg:y1="5.075cm" svg:x2="2.086cm" svg:y2="5.678cm"><text:p/></draw:line><draw:line draw:style-name="gr416" draw:text-style-name="P58" svg:x1="2.362cm" svg:y1="5.627cm" svg:x2="2.739cm" svg:y2="5.778cm"><text:p/></draw:line><draw:custom-shape draw:style-name="gr417" draw:text-style-name="P65" svg:width="0.678cm" svg:height="0.68cm" svg:x="1.761cm" svg:y="5.325cm"><text:p text:style-name="P56"><text:span text:style-name="T19">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58" svg:x1="2.137cm" svg:y1="4.422cm" svg:x2="2.062cm" svg:y2="3.894cm"><text:p/></draw:line><draw:custom-shape draw:style-name="gr419" draw:text-style-name="P65" svg:width="0.68cm" svg:height="0.678cm" svg:x="1.835cm" svg:y="4.396cm"><text:p text:style-name="P56"><text:span text:style-name="T19">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78" svg:width="0.678cm" svg:height="0.68cm" svg:x="1.761cm" svg:y="3.365cm"><text:p text:style-name="P56"><text:span text:style-name="T29">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58" svg:x1="1.381cm" svg:y1="7.738cm" svg:x2="1.382cm" svg:y2="9.322cm"><text:p/></draw:line><draw:line draw:style-name="gr421" draw:text-style-name="P58" svg:x1="2.16cm" svg:y1="9.748cm" svg:x2="2.085cm" svg:y2="10.351cm"><text:p/></draw:line><draw:custom-shape draw:style-name="gr422" draw:text-style-name="P77" svg:width="0.678cm" svg:height="0.678cm" svg:x="1.759cm" svg:y="9.999cm"><text:p text:style-name="P56"><text:span text:style-name="T28">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58" svg:x1="2.137cm" svg:y1="9.095cm" svg:x2="2.062cm" svg:y2="8.567cm"><text:p/></draw:line><draw:custom-shape draw:style-name="gr424" draw:text-style-name="P65" svg:width="0.678cm" svg:height="0.682cm" svg:x="1.835cm" svg:y="9.068cm"><text:p text:style-name="P56"><text:span text:style-name="T19">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78" svg:width="0.678cm" svg:height="0.678cm" svg:x="1.759cm" svg:y="8.04cm"><text:p text:style-name="P56"><text:span text:style-name="T29">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58" svg:x1="3.418cm" svg:y1="7.136cm" svg:x2="3.041cm" svg:y2="7.739cm"><text:p/></draw:line><draw:line draw:style-name="gr427" draw:text-style-name="P58" svg:x1="2.317cm" svg:y1="8.259cm" svg:x2="2.694cm" svg:y2="8.108cm"><text:p/></draw:line><draw:custom-shape draw:style-name="gr428" draw:text-style-name="P65" svg:width="0.68cm" svg:height="0.678cm" svg:x="2.664cm" svg:y="5.554cm"><text:p text:style-name="P56"><text:span text:style-name="T19">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77" svg:width="0.906cm" svg:height="0.606cm" svg:x="0.918cm" svg:y="9.119cm"><text:p text:style-name="P56"><text:span text:style-name="T28">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65" svg:width="0.68cm" svg:height="0.678cm" svg:x="2.664cm" svg:y="7.664cm"><text:p text:style-name="P56"><text:span text:style-name="T19">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38">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p>
      <text:p text:style-name="P12">GStreamer позволяет:</text:p>
      <text:p text:style-name="P12">- захватывать видео и аудио потоки с камеры и микрофона,</text:p>
      <text:p text:style-name="P12">- выводить их в окно или на звуковое устройство,</text:p>
      <text:p text:style-name="P12">- запаковывать медиа поток нужными кодеками в нужный контейнер,</text:p>
      <text:p text:style-name="P12">- сохранять медиа поток в файл.</text:p>
      <text:p text:style-name="P12">Хотя возможностей у GStreamer больше, для Пандоры перечисленных достаточно.</text:p>
      <text:p text:style-name="P12"/>
      <text:p text:style-name="Standard"><draw:frame draw:style-name="fr3" draw:name="Frame10" text:anchor-type="char" svg:x="-0.041cm" svg:y="0.316cm" svg:height="4.713cm" draw:z-index="22"><draw:text-box fo:min-height="19%" fo:min-width="16.452cm"><text:p text:style-name="P41"><draw:g text:anchor-type="paragraph" draw:z-index="23" draw:style-name="gr28"><draw:custom-shape draw:style-name="gr431" draw:text-style-name="P58" svg:width="2.114cm" svg:height="0.683cm" svg:x="1.085cm" svg:y="0.335cm"><text:p text:style-name="P56"><text:span text:style-name="T13">video-src</text:span></text:p><draw:enhanced-geometry svg:viewBox="0 0 21600 21600" draw:type="rectangle" draw:enhanced-path="M 0 0 L 21600 0 21600 21600 0 21600 0 0 Z N"/></draw:custom-shape><draw:custom-shape draw:style-name="gr432" draw:text-style-name="P58" svg:width="1.587cm" svg:height="0.683cm" svg:x="3.904cm" svg:y="0.335cm"><text:p text:style-name="P56"><text:span text:style-name="T13">caps</text:span></text:p><draw:enhanced-geometry svg:viewBox="0 0 21600 21600" draw:type="rectangle" draw:enhanced-path="M 0 0 L 21600 0 21600 21600 0 21600 0 0 Z N"/></draw:custom-shape><draw:custom-shape draw:style-name="gr433" draw:text-style-name="P79" svg:width="2.996cm" svg:height="0.683cm" svg:x="6.193cm" svg:y="0.335cm"><text:p text:style-name="P56"><text:span text:style-name="T30">video-send-tee</text:span></text:p><draw:enhanced-geometry svg:viewBox="0 0 21600 21600" draw:type="rectangle" draw:enhanced-path="M 0 0 L 21600 0 21600 21600 0 21600 0 0 Z N"/></draw:custom-shape><draw:custom-shape draw:style-name="gr434" draw:text-style-name="P58" svg:width="2.73cm" svg:height="0.682cm" svg:x="7.781cm" svg:y="1.547cm"><text:p text:style-name="P56"><text:span text:style-name="T13">video-view1</text:span></text:p><draw:enhanced-geometry svg:viewBox="0 0 21600 21600" draw:type="rectangle" draw:enhanced-path="M 0 0 L 21600 0 21600 21600 0 21600 0 0 Z N"/></draw:custom-shape><draw:custom-shape draw:style-name="gr435" draw:text-style-name="P58" svg:width="3.525cm" svg:height="0.683cm" svg:x="7.779cm" svg:y="2.757cm"><text:p text:style-name="P56"><text:span text:style-name="T13">video-can-encoder</text:span></text:p><draw:enhanced-geometry svg:viewBox="0 0 21600 21600" draw:type="rectangle" draw:enhanced-path="M 0 0 L 21600 0 21600 21600 0 21600 0 0 Z N"/></draw:custom-shape><draw:custom-shape draw:style-name="gr436" draw:text-style-name="P80" svg:width="2.996cm" svg:height="0.683cm" svg:x="11.921cm" svg:y="2.759cm"><text:p text:style-name="P56"><text:span text:style-name="T14">video-can-sink</text:span></text:p><draw:enhanced-geometry svg:viewBox="0 0 21600 21600" draw:type="rectangle" draw:enhanced-path="M 0 0 L 21600 0 21600 21600 0 21600 0 0 Z N"/></draw:custom-shape><draw:line draw:style-name="gr437" draw:text-style-name="P58" svg:x1="7.074cm" svg:y1="1.016cm" svg:x2="7.074cm" svg:y2="3.137cm"><text:p/></draw:line><draw:line draw:style-name="gr438" draw:text-style-name="P58" svg:x1="7.074cm" svg:y1="3.137cm" svg:x2="7.779cm" svg:y2="3.137cm"><text:p/></draw:line><draw:line draw:style-name="gr439" draw:text-style-name="P58" svg:x1="7.074cm" svg:y1="1.847cm" svg:x2="7.779cm" svg:y2="1.847cm"><text:p/></draw:line><draw:line draw:style-name="gr440" draw:text-style-name="P58" svg:x1="3.198cm" svg:y1="0.637cm" svg:x2="3.903cm" svg:y2="0.637cm"><text:p/></draw:line><draw:line draw:style-name="gr441" draw:text-style-name="P58" svg:x1="5.489cm" svg:y1="0.637cm" svg:x2="6.194cm" svg:y2="0.637cm"><text:p/></draw:line><draw:line draw:style-name="gr442" draw:text-style-name="P58" svg:x1="11.303cm" svg:y1="3.137cm" svg:x2="11.92cm" svg:y2="3.137cm"><text:p/></draw:line></draw:g></text:p><text:p text:style-name="P38">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draw:frame draw:style-name="fr3" draw:name="Frame11" text:anchor-type="char" svg:x="-0.041cm" svg:y="0.316cm" svg:height="4.302cm" draw:z-index="24"><draw:text-box fo:min-height="17%" fo:min-width="16.452cm"><text:p text:style-name="P41"><draw:g text:anchor-type="paragraph" draw:z-index="25" draw:style-name="gr28"><draw:custom-shape draw:style-name="gr443" draw:text-style-name="P58" svg:width="2.183cm" svg:height="0.772cm" svg:x="0.727cm" svg:y="0.228cm"><text:p text:style-name="P56"><text:span text:style-name="T13">audio-src</text:span></text:p><draw:enhanced-geometry svg:viewBox="0 0 21600 21600" draw:type="rectangle" draw:enhanced-path="M 0 0 L 21600 0 21600 21600 0 21600 0 0 Z N"/></draw:custom-shape><draw:custom-shape draw:style-name="gr444" draw:text-style-name="P58" svg:width="1.634cm" svg:height="0.772cm" svg:x="3.636cm" svg:y="0.228cm"><text:p text:style-name="P56"><text:span text:style-name="T13">caps</text:span></text:p><draw:enhanced-geometry svg:viewBox="0 0 21600 21600" draw:type="rectangle" draw:enhanced-path="M 0 0 L 21600 0 21600 21600 0 21600 0 0 Z N"/></draw:custom-shape><draw:custom-shape draw:style-name="gr445" draw:text-style-name="P79" svg:width="3.089cm" svg:height="0.772cm" svg:x="5.998cm" svg:y="0.228cm"><text:p text:style-name="P56"><text:span text:style-name="T30">audio-send-tee</text:span></text:p><draw:enhanced-geometry svg:viewBox="0 0 21600 21600" draw:type="rectangle" draw:enhanced-path="M 0 0 L 21600 0 21600 21600 0 21600 0 0 Z N"/></draw:custom-shape><draw:custom-shape draw:style-name="gr446" draw:text-style-name="P58" svg:width="3.638cm" svg:height="0.772cm" svg:x="7.631cm" svg:y="1.86cm"><text:p text:style-name="P56"><text:span text:style-name="T13">audio-can-encoder</text:span></text:p><draw:enhanced-geometry svg:viewBox="0 0 21600 21600" draw:type="rectangle" draw:enhanced-path="M 0 0 L 21600 0 21600 21600 0 21600 0 0 Z N"/></draw:custom-shape><draw:custom-shape draw:style-name="gr447" draw:text-style-name="P80" svg:width="3.089cm" svg:height="0.773cm" svg:x="11.907cm" svg:y="1.861cm"><text:p text:style-name="P56"><text:span text:style-name="T14">audio-can-sink</text:span></text:p><draw:enhanced-geometry svg:viewBox="0 0 21600 21600" draw:type="rectangle" draw:enhanced-path="M 0 0 L 21600 0 21600 21600 0 21600 0 0 Z N"/></draw:custom-shape><draw:line draw:style-name="gr448" draw:text-style-name="P58" svg:x1="6.815cm" svg:y1="1.002cm" svg:x2="6.815cm" svg:y2="2.205cm"><text:p/></draw:line><draw:line draw:style-name="gr449" draw:text-style-name="P58" svg:x1="7.633cm" svg:y1="2.204cm" svg:x2="6.815cm" svg:y2="2.204cm"><text:p/></draw:line><draw:line draw:style-name="gr450" draw:text-style-name="P58" svg:x1="2.907cm" svg:y1="0.658cm" svg:x2="3.634cm" svg:y2="0.658cm"><text:p/></draw:line><draw:line draw:style-name="gr451" draw:text-style-name="P58" svg:x1="5.27cm" svg:y1="0.658cm" svg:x2="5.997cm" svg:y2="0.658cm"><text:p/></draw:line><draw:line draw:style-name="gr452" draw:text-style-name="P58" svg:x1="11.268cm" svg:y1="2.204cm" svg:x2="11.904cm" svg:y2="2.204cm"><text:p/></draw:line></draw:g></text:p><text:p text:style-name="P38">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h text:style-name="Heading_20_1" text:outline-level="1">Передача блобов</text:h>
      <text:p text:style-name="P12">Если блоб меньше 20Кб, то он передаётся напрямую от одного узла.</text:p>
      <text:p text:style-name="P12">Если размер больше, то организуется закачка с нескольких узлов наподобе торрента.</text:p>
      <text:p text:style-name="P12"/>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41"><draw:g text:anchor-type="paragraph" draw:z-index="27" draw:style-name="gr28"><draw:custom-shape draw:style-name="gr453" draw:text-style-name="P58"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65"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58"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58"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58"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58"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58"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58" svg:x1="7.318cm" svg:y1="2.005cm" svg:x2="6.618cm" svg:y2="2.605cm"><text:p text:style-name="P56"><text:span text:style-name="T13">0,7</text:span></text:p></draw:line><draw:line draw:style-name="gr461" draw:text-style-name="P58" svg:x1="7.318cm" svg:y1="3.805cm" svg:x2="6.618cm" svg:y2="4.405cm"><text:p text:style-name="P56"><text:span text:style-name="T13">0,9</text:span></text:p></draw:line><draw:line draw:style-name="gr462" draw:text-style-name="P58" svg:x1="7.318cm" svg:y1="5.605cm" svg:x2="6.618cm" svg:y2="6.205cm"><text:p text:style-name="P56"><text:span text:style-name="T13">-0,3</text:span></text:p></draw:line><draw:line draw:style-name="gr463" draw:text-style-name="P58" svg:x1="6.618cm" svg:y1="1.205cm" svg:x2="7.318cm" svg:y2="1.705cm"><text:p/></draw:line><draw:line draw:style-name="gr464" draw:text-style-name="P58" svg:x1="6.521cm" svg:y1="3.005cm" svg:x2="7.221cm" svg:y2="3.505cm"><text:p/></draw:line><draw:line draw:style-name="gr465" draw:text-style-name="P58" svg:x1="6.521cm" svg:y1="4.805cm" svg:x2="7.221cm" svg:y2="5.305cm"><text:p/></draw:line><draw:frame draw:style-name="gr466" draw:text-style-name="P70" svg:width="2.823cm" svg:height="0.74cm" svg:x="8.493cm" svg:y="1.38cm"><draw:text-box><text:p text:style-name="P59"><text:span text:style-name="T13">1-й уровень</text:span></text:p></draw:text-box></draw:frame><draw:frame draw:style-name="gr467" draw:text-style-name="P70" svg:width="2.823cm" svg:height="0.74cm" svg:x="8.493cm" svg:y="3.181cm"><draw:text-box><text:p text:style-name="P59"><text:span text:style-name="T13">2-й уровень</text:span></text:p></draw:text-box></draw:frame><draw:frame draw:style-name="gr468" draw:text-style-name="P70" svg:width="2.823cm" svg:height="0.74cm" svg:x="8.42cm" svg:y="5.08cm"><draw:text-box><text:p text:style-name="P59"><text:span text:style-name="T13">3-й уровень</text:span></text:p></draw:text-box></draw:frame><draw:frame draw:style-name="gr469" draw:text-style-name="P70" svg:width="0.786cm" svg:height="0.74cm" svg:x="5.321cm" svg:y="0.205cm"><draw:text-box><text:p text:style-name="P59"><text:span text:style-name="T13">А</text:span></text:p></draw:text-box></draw:frame><draw:frame draw:style-name="gr470" draw:text-style-name="P70" svg:width="0.787cm" svg:height="0.74cm" svg:x="5.235cm" svg:y="1.905cm"><draw:text-box><text:p text:style-name="P59"><text:span text:style-name="T13">B</text:span></text:p></draw:text-box></draw:frame><draw:frame draw:style-name="gr471" draw:text-style-name="P70" svg:width="0.786cm" svg:height="0.74cm" svg:x="5.147cm" svg:y="3.805cm"><draw:text-box><text:p text:style-name="P59"><text:span text:style-name="T13">C</text:span></text:p></draw:text-box></draw:frame><draw:frame draw:style-name="gr472" draw:text-style-name="P70" svg:width="0.787cm" svg:height="0.74cm" svg:x="5.11cm" svg:y="5.604cm"><draw:text-box><text:p text:style-name="P59"><text:span text:style-name="T13">D</text:span></text:p></draw:text-box></draw:frame><draw:custom-shape draw:style-name="gr473" draw:text-style-name="P58"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58" svg:x1="5.821cm" svg:y1="1.106cm" svg:x2="4.721cm" svg:y2="1.706cm"><text:p/></draw:line><draw:line draw:style-name="gr475" draw:text-style-name="P58" svg:x1="4.721cm" svg:y1="2.005cm" svg:x2="6.021cm" svg:y2="4.205cm"><text:p text:style-name="P56"><text:span text:style-name="T13">0,8</text:span></text:p></draw:line><draw:custom-shape draw:style-name="gr476" draw:text-style-name="P58"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58" svg:x1="5.919cm" svg:y1="2.907cm" svg:x2="4.819cm" svg:y2="3.707cm"><text:p/></draw:line><draw:line draw:style-name="gr478" draw:text-style-name="P58" svg:x1="4.721cm" svg:y1="4.005cm" svg:x2="6.021cm" svg:y2="6.005cm"><text:p text:style-name="P56"><text:span text:style-name="T13">0,4</text:span></text:p></draw:line><draw:line draw:style-name="gr16" draw:text-style-name="P58" svg:x1="4.121cm" svg:y1="3.205cm" svg:x2="8.121cm" svg:y2="3.205cm"><text:p/></draw:line></draw:g></text:p><text:p text:style-name="P38">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10"/>
      <text:h text:style-name="Heading_20_1" text:outline-level="1">Графический интерфейс Gtk2</text:h>
      <text:p text:style-name="P10"><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10"/>
      <text:p text:style-name="P10">баги и хаки.</text:p>
      <text:p text:style-name="P10">к чему надо стремиться.</text:p>
      <text:p text:style-name="P12"/>
      <text:p text:style-name="P12"/>
      <text:h text:style-name="Heading_20_1" text:outline-level="1">Формы отчётов</text:h>
      <text:p text:style-name="P12">Формы отчетов составляются в формате *.odt или *.ods.</text:p>
      <text:p text:style-name="P12"/>
      <text:p text:style-name="P12"/>
      <text:h text:style-name="Heading_20_1" text:outline-level="1">Криптогрфия через OpenSSL</text:h>
      <text:p text:style-name="P12">Генерация ключей</text:p>
      <text:p text:style-name="P12">Ключ — это случайная последовательность байт определенной длинны.</text:p>
      <text:p text:style-name="P12"><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12">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12">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они обмениваются открытыми ключами. При этом каждый узел оставляет у себя свой закрытый ключ.</text:p>
      <text:p text:style-name="P12">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12">В первом случае шифрование происходит на открытом ключе получателя, и расшифровать сообщение может только владелец закрытого ключа. Это шифрование шифрование широко используется, в том числе для скрытой передачи симметричных ключей.</text:p>
      <text:p text:style-name="P12">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12">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12">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по другому каналу; 2) сверка хэша ключей по надёжному каналу; 3) проверка цифровой подписи ключа, сделанной третьим узлом с гарантированным доверием.</text:p>
      <text:p text:style-name="P12">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сеансового»), а далее обмен проходит на этом симметричном ключе.</text:p>
      <text:p text:style-name="P12">Для генерации служит метод:</text:p>
      <text:p text:style-name="P12">generate_key(type_klen = KT_Rsa | KL_bit2048, cipher_hash=nil, cipherkey=nil)</text:p>
      <text:p text:style-name="P12">Результат: один или пара ключей, в зависимости от заданного алгоритма.</text:p>
      <text:p text:style-name="P12">Хранение ключей</text:p>
      <text:p text:style-name="P12"><text:soft-page-break/>При этом Пандора хранит пары ключей разрознено: открытые отдельно от закрытых. Каждый ключ в Пандоре имеет свой панхэш.</text:p>
      <text:p text:style-name="P12">Открытые ключи хранятся в базе в открытом виде.</text:p>
      <text:p text:style-name="P12">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Закрытые ключи, которые имеют пару имеют ссылку на открытый ключ.</text:p>
      <text:p text:style-name="P12"/>
      <text:p text:style-name="P12">Активация ключей</text:p>
      <text:p text:style-name="P12">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12">init_key(key_vec)</text:p>
      <text:p text:style-name="P12">Результат: криптографический объект или Integer при ошибке с кодом ошибки.</text:p>
      <text:p text:style-name="P12">Шифрование/дешифрование</text:p>
      <text:p text:style-name="P12">Генерация подписей</text:p>
      <text:p text:style-name="P12">Проверка подписей</text:p>
      <text:p text:style-name="P12"/>
      <text:p text:style-name="Standard">4. Асимметричное (rsa) и симметричное (aes, bf) шифрование, эл. подпись, хэши</text:p>
      <text:p text:style-name="P10"/>
      <text:p text:style-name="P12"/>
      <text:p text:style-name="P12"/>
      <text:h text:style-name="Heading_20_1" text:outline-level="1">Мусорщик</text:h>
      <text:p text:style-name="P12">Сборщик мусора работает в фоне шагами по таймеру с заданным временным интервалом.</text:p>
      <text:p text:style-name="P12">Функции мусорщика:</text:p>
      <text:list xml:id="list2692475810940936471" text:style-name="L275">
        <text:list-item>
          <text:p text:style-name="P51">сокрытие, а затем удаление, старых записей без поддержки и доверия</text:p>
        </text:list-item>
        <text:list-item>
          <text:p text:style-name="P51">рассылка синхропакетов в активных сессиях, отключение замерших соединений</text:p>
        </text:list-item>
        <text:list-item>
          <text:p text:style-name="P51">очистка списков в памяти от устаревших записей</text:p>
        </text:list-item>
        <text:list-item>
          <text:p text:style-name="P51">активация заданий, у которых подошло время</text:p>
        </text:list-item>
      </text:list>
      <text:p text:style-name="P12"/>
      <text:p text:style-name="P12"/>
      <text:h text:style-name="Heading_20_1" text:outline-level="1">Ленточная координата</text:h>
      <text:p text:style-name="P12">Под географическую координату в Пандоре отводится 4 байта.</text:p>
      <text:p text:style-name="P12">Широта имеет диапазон 180 градусов, а долгота – 360. Если отводить по 2 байта на каждую координату, то погрешности распределяются ассиметрично: 0,0014 и 0,0027 градусов, <text:soft-page-break/>соответственно.</text:p>
      <text:p text:style-name="P12">Чтобы выровнять погрешность, в Пандоре используется «ленто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12">Матрице в градусах 360*180=64800 соответствует матрица значений 92681*46340=4294837540.</text:p>
      <text:p text:style-name="P12"><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39">Рисунок <text:sequence text:ref-name="refDrawing14" text:name="Drawing" text:formula="ooow:Drawing+1" style:num-format="1">15</text:sequence>: <text:s/>Ленточная координата</text:p></draw:text-box></draw:frame>Если широта равна W, а долгота L, то</text:p>
      <text:p text:style-name="P12">ленточная координата вычисляется по формуле:</text:p>
      <text:p text:style-name="P12">K = 92681*(ROUND(W/180*46340)-1)+ROUND(L/360*92681)</text:p>
      <text:p text:style-name="P12">Обратное преобразование происходит по формулам:</text:p>
      <text:p text:style-name="P12">L = (K-TRUNK(K/92681))*92681)/92681*360</text:p>
      <text:p text:style-name="P12">W = (TRUNK(K/92681) + 1)/46340*180</text:p>
      <text:p text:style-name="P12">при этом погрешность для каждой координаты становится одинаковой и составляет 0,0019 градуса.</text:p>
      <text:p text:style-name="P12">Хотя обеспечивается достаточно большая точность, Пандора округляет координату до сотой доли градуса 0,01 (погрешность 0,5 к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12">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12"/>
      <text:p text:style-name="P12"/>
      <text:h text:style-name="Heading_20_1" text:outline-level="1">Параметры</text:h>
      <text:p text:style-name="P31">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35">&lt;base_id desc="Base ID" type="String" section="common" setting="[create_base_id],hex" /&gt;</text:p>
      <text:p text:style-name="P31">1) имя параметра (в примере выше «base_id»)</text:p>
      <text:p text:style-name="P31"><text:soft-page-break/>2) desc – описание</text:p>
      <text:p text:style-name="P31">3) type – тип (String, Integer, Word, Byte, Boolean, Time)</text:p>
      <text:p text:style-name="P31">4) section – секция (common, view, update, network, crypto, media), может задаваться числом</text:p>
      <text:p text:style-name="P31">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31"/>
      <text:p text:style-name="P32">Секция «Главное» (Common)</text:p>
      <text:p text:style-name="P31">Главные параметры определяют общую работу Пандоры.</text:p>
      <text:p text:style-name="P31">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31"/>
      <text:p text:style-name="P32">Секция «Вид» (View)</text:p>
      <text:p text:style-name="P31">Параметры определяют визуальное поведение Пандоры.</text:p>
      <text:p text:style-name="P31">do_on_show – Делать при показе главного окна (Do on show main window). 0 – ничего, 1 – инициализировать ключ, 2 – и запустить слушателя.</text:p>
      <text:p text:style-name="P31">hide_on_minimize – Скрывать главное окно при минимизации, иначе сворачивать.</text:p>
      <text:p text:style-name="P31">status_update_win_icon – Менять иконку главного окна при поступлении сообщения.</text:p>
      <text:p text:style-name="P31">status_flash_on_new – Моргать иконкой в трее при поступлении нового сообщения.</text:p>
      <text:p text:style-name="P31">status_flash_interval – Интервал моргания иконкой в секундах.</text:p>
      <text:p text:style-name="P31">play_sounds – Проигрывать звуки при событиях (например, получении сообщения).</text:p>
      <text:p text:style-name="P31">linux_mp3_player – Задаёт утилиту для Linux, с помощью которой будут проигрываться звуки.</text:p>
      <text:p text:style-name="P31">win_mp3_player – Задаёт утилиту для Windows, с помощью которой будут проигрываться звуки.</text:p>
      <text:p text:style-name="P31">load_history_count – Число сообщений из истории подгружаемых в окно диалога при его открытии.</text:p>
      <text:p text:style-name="P31">sort_history_mode – Сортировать сообщения по: 0 – времени получения получателем, 1 – времени создания отправителем.</text:p>
      <text:p text:style-name="P31"/>
      <text:p text:style-name="P32">Секция «Обновление» (Update)</text:p>
      <text:p text:style-name="P31">Параметры регулируют обновление Пандоры.</text:p>
      <text:p text:style-name="P31">check_update – Проверять обновления.</text:p>
      <text:p text:style-name="P31">check_interval – Интервал проверки в днях, если истёк update_period.</text:p>
      <text:p text:style-name="P31">update_period – Интервал в днях, меньше которого обновления не проверяются.</text:p>
      <text:p text:style-name="P31">last_check – Время последней успешной проверки.</text:p>
      <text:p text:style-name="P31">last_update – Время последнего успешного обновления.</text:p>
      <text:p text:style-name="P31"/>
      <text:p text:style-name="P32"><text:soft-page-break/>Секция «Сеть» (Net)</text:p>
      <text:p text:style-name="P31">Параметры определяют сетевое поведение Пандоры.</text:p>
      <text:p text:style-name="P31">tcp_port, udp_port – Порты слушателя. По умолчанию 5577.</text:p>
      <text:p text:style-name="P31">listen_host – Хост слушателя. Обычно это локальный адрес.</text:p>
      <text:p text:style-name="P31">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31">puzzle_bit_length – Длина хэш-загадки в битах (0 – отключено).</text:p>
      <text:p text:style-name="P31">puzzle_sec_delay – Требовать ожидание на шаге хэш-загадки (в секундах).</text:p>
      <text:p text:style-name="P31">captcha_length – Длина капчи в символах (0 – отключено).</text:p>
      <text:p text:style-name="P31">captcha_attempts – Число допустимых попыток ввода капчи.</text:p>
      <text:p text:style-name="P31">trust_for_captchaed – Оказывать малое (равное 0.01) доверие узлам, прошедшим капчу.</text:p>
      <text:p text:style-name="P31">trust_for_listener – Доверять (с доверием 0.01) слушателю (т. е. к кому подключаешься)</text:p>
      <text:p text:style-name="P31">low_conn_trust – Минимально допустимый уровень доверия для подключаемых. По умолчанию 0.</text:p>
      <text:p text:style-name="P31"/>
      <text:p text:style-name="P32">Секция «Крипто» (Crypto)</text:p>
      <text:p text:style-name="P31">Параметры задают работу с ключами.</text:p>
      <text:p text:style-name="P31">last_auth_key – Последний авторизованный ключ.</text:p>
      <text:p text:style-name="P31"/>
      <text:p text:style-name="P32">Секция «Медиа» (Media)</text:p>
      <text:p text:style-name="P31">Параметры задают работу с мультимедия через библиотеку GStreamer.</text:p>
      <text:p text:style-name="P31">video_src_v4l2 – источник изображения в Linux, как привило устройство для веб-камеры.</text:p>
      <text:p text:style-name="P31">video_src_win – источник изображения в Windows.</text:p>
      <text:p text:style-name="P31">video_src_auto – Источник звука для автоматического режима.</text:p>
      <text:p text:style-name="P31">video_src – Ссылается на параметр с источником звука (по умолчанию на video_src_auto).</text:p>
      <text:p text:style-name="P31">video_send_caps_raw_320x240 – Задаёт фильтр для видео потока raw 320x240.</text:p>
      <text:p text:style-name="P31">video_send_caps_raw_640x480</text:p>
      <text:p text:style-name="P31">video_send_caps_yuv_320x240</text:p>
      <text:p text:style-name="P31">video_send_caps_yuv_640x480</text:p>
      <text:p text:style-name="P31">video_send_caps – Ссылается на параметр с нужным фильтром (по умолчанию на <text:s/>raw 320x240)</text:p>
      <text:p text:style-name="P31">video_send_tee_def – Разветвитель для отправки видео.</text:p>
      <text:p text:style-name="P31">video_view1_auto – Элемент авто захвата видео потока .</text:p>
      <text:p text:style-name="P31">video_view1_x – Элемент для нерастягивающегося экрана.</text:p>
      <text:p text:style-name="P31">video_view1_xv – Элемент для растягивающегося экрана.</text:p>
      <text:p text:style-name="P31">video_view1_win – Элемент для вывода в Windows.</text:p>
      <text:p text:style-name="P31">video_view1 – Ссылка на параметр для экрана с видео на отправку.</text:p>
      <text:p text:style-name="P31">video_can_encoder_vp8 – Цепочка для кодирования vp8.</text:p>
      <text:p text:style-name="P31">video_can_encoder_jpeg – ** jpeg</text:p>
      <text:p text:style-name="P31"><text:soft-page-break/>video_can_encoder_smoke – **smoke</text:p>
      <text:p text:style-name="P31">video_can_encoder_theora – ** theora</text:p>
      <text:p text:style-name="P31">video_can_encoder_x264 – ** x264</text:p>
      <text:p text:style-name="P31">video_can_encoder_h264 – ** h264</text:p>
      <text:p text:style-name="P31">video_can_encoder – Ссылка на параметр кодировщика (по умолчанию vp8).</text:p>
      <text:p text:style-name="P31">video_can_sink_app – Цепочка для извлечения сырого видео на отправку.</text:p>
      <text:p text:style-name="P31">video_can_src_app – Цепочка для заполнения сырого видео при получении.</text:p>
      <text:p text:style-name="P31">video_can_decoder_vp8 – Цепочка декодирования vp8</text:p>
      <text:p text:style-name="P31">video_can_decoder_jpeg – ** </text:p>
      <text:p text:style-name="P31">video_can_decoder_smoke – ** </text:p>
      <text:p text:style-name="P31">video_can_decoder_theora – ** </text:p>
      <text:p text:style-name="P31">video_can_decoder_x264 – ** </text:p>
      <text:p text:style-name="P31">video_can_decoder_h263 – ** </text:p>
      <text:p text:style-name="P31">video_can_decoder – Ссылка на параметр декодера (по умолчанию vp8)</text:p>
      <text:p text:style-name="P31">video_recv_tee_def – Разветвитель на получении видео.</text:p>
      <text:p text:style-name="P31">video_view2_auto – Авто <text:s/></text:p>
      <text:p text:style-name="P31">video_view2_x </text:p>
      <text:p text:style-name="P31">video_view2_xv </text:p>
      <text:p text:style-name="P31">video_view2_win </text:p>
      <text:p text:style-name="P31">video_view2 </text:p>
      <text:p text:style-name="P31">audio_src_alsa – Цепочка захвата звука с ALSA</text:p>
      <text:p text:style-name="P31">audio_src_pulse </text:p>
      <text:p text:style-name="P31">audio_src_auto </text:p>
      <text:p text:style-name="P31">audio_src_win </text:p>
      <text:p text:style-name="P31">audio_src_test </text:p>
      <text:p text:style-name="P31">audio_src </text:p>
      <text:p text:style-name="P31">audio_send_caps_8000 – </text:p>
      <text:p text:style-name="P31">audio_send_caps – </text:p>
      <text:p text:style-name="P31">audio_send_tee_def – </text:p>
      <text:p text:style-name="P31">audio_can_encoder_vorbis – </text:p>
      <text:p text:style-name="P31">audio_can_encoder_speex – </text:p>
      <text:p text:style-name="P31">audio_can_encoder_opus – </text:p>
      <text:p text:style-name="P31">audio_can_encoder_a52 – </text:p>
      <text:p text:style-name="P31">audio_can_encoder_flac – </text:p>
      <text:p text:style-name="P31">audio_can_encoder_mulaw – </text:p>
      <text:p text:style-name="P31">audio_can_encoder_mp3 – </text:p>
      <text:p text:style-name="P31">audio_can_encoder_voaac – </text:p>
      <text:p text:style-name="P31">audio_can_encoder_faac – </text:p>
      <text:p text:style-name="P31"><text:soft-page-break/>audio_can_encoder_voamrwb – </text:p>
      <text:p text:style-name="P31">audio_can_encoder_adpcm – </text:p>
      <text:p text:style-name="P31">audio_can_encoder_amrnb – </text:p>
      <text:p text:style-name="P31">audio_can_encoder_nelly – </text:p>
      <text:p text:style-name="P31">audio_can_encoder – </text:p>
      <text:p text:style-name="P31">audio_can_sink_app – </text:p>
      <text:p text:style-name="P31">audio_can_src_app – </text:p>
      <text:p text:style-name="P31">audio_can_decoder_vorbis – </text:p>
      <text:p text:style-name="P31">audio_can_decoder_speex – </text:p>
      <text:p text:style-name="P31">audio_can_decoder_mulaw – </text:p>
      <text:p text:style-name="P31">audio_can_decoder_mp3 – </text:p>
      <text:p text:style-name="P31">audio_can_decoder_amrwb – </text:p>
      <text:p text:style-name="P31">audio_can_decoder_adpcm – </text:p>
      <text:p text:style-name="P31">audio_can_decoder_amrnb – </text:p>
      <text:p text:style-name="P31">audio_can_decoder_voaac – </text:p>
      <text:p text:style-name="P31">audio_can_decoder_a52 – </text:p>
      <text:p text:style-name="P31">audio_can_decoder_faad – </text:p>
      <text:p text:style-name="P31">audio_can_decoder_nelly – </text:p>
      <text:p text:style-name="P31">audio_can_decoder_flac – </text:p>
      <text:p text:style-name="P31">audio_can_decoder_opus – </text:p>
      <text:p text:style-name="P31">audio_can_decoder – </text:p>
      <text:p text:style-name="P31">audio_recv_tee_def – </text:p>
      <text:p text:style-name="P31">audio_phones_auto – </text:p>
      <text:p text:style-name="P31">audio_phones_alsa – </text:p>
      <text:p text:style-name="P31">audio_phones_pulse – </text:p>
      <text:p text:style-name="P31">audio_phones_win – </text:p>
      <text:p text:style-name="P31">audio_phones – </text:p>
      <text:p text:style-name="P12"/>
      <text:h text:style-name="Heading_20_1" text:outline-level="1">Функции и их описание</text:h>
      <text:p text:style-name="P34">I. Модуль PandoraUtils – служебные функции</text:p>
      <text:p text:style-name="P34"/>
      <text:p text:style-name="P33">1. Общие функции</text:p>
      <text:p text:style-name="P30">os_family – возвращает тип операционной системы: unix, windows или other</text:p>
      <text:p text:style-name="P30">level_to_str(level) – преобразует уровень логирования в строку: Error, Warning, Info, Trace</text:p>
      <text:p text:style-name="P30">log_message(level, mes) – добавляет сообщение в список событий внизу главного окна [и в лог-файл]</text:p>
      <text:p text:style-name="P33">2. Языковые функции</text:p>
      <text:p text:style-name="P30"><text:soft-page-break/>load_language(lang='ru') – загружает переведенные фразы из языковового файла в память</text:p>
      <text:p text:style-name="P30">unslash_quotes(str) – разэкранирует кавычки</text:p>
      <text:p text:style-name="P30">addline(str, line) – добавляет строку к другим</text:p>
      <text:p text:style-name="P30">spaces_after?(line, pos) – есть ли пробелы после позиции?</text:p>
      <text:p text:style-name="P30">save_as_language(lang='ru') – сохраняет переводы из памяти в файл</text:p>
      <text:p text:style-name="P30">slash_quotes(str) – экранирует кавычки слэшем</text:p>
      <text:p text:style-name="P30">there_are_end_space?(str) – есть конечный пробел или табуляция?</text:p>
      <text:p text:style-name="P30">get_name_or_names(mes, plural=false) – из перевода берет слово в нужном числе</text:p>
      <text:p text:style-name="P33">3. Операции с панхэшем</text:p>
      <text:p text:style-name="P30">panhash_nil?(panhash) – панхэш не нулевой?</text:p>
      <text:p text:style-name="P30">kind_from_panhash(panhash) – берет код типа из панхэша</text:p>
      <text:p text:style-name="P30">lang_from_panhash(panhash) – берет код языка из панхэша</text:p>
      <text:p text:style-name="P33">4. Преобразования типов</text:p>
      <text:p text:style-name="P30">bytes_to_hex(bytes) – преобразует блок данных в 16-ричную строку</text:p>
      <text:p text:style-name="P30">hex_to_bytes(hexstr) – преобразует 16-ричную строку в блок</text:p>
      <text:p text:style-name="P30">bytes_to_bigint(bytes) – преобразует строку байт в большое целое</text:p>
      <text:p text:style-name="P30">bytes_to_int(bytes) – преобрзует строку байт в целое</text:p>
      <text:p text:style-name="P30">date_to_str(date) – дату в строку</text:p>
      <text:p text:style-name="P30">str_to_date(str) – стоку в дату</text:p>
      <text:p text:style-name="P30">fill_zeros_from_left(data, size) – заполняет строку нулями слева до нужного размера</text:p>
      <text:p text:style-name="P27">fill_by_zeros(str) – перебивает строку нулями</text:p>
      <text:p text:style-name="P27">string_to_pantype(type) – преобразует тип в код</text:p>
      <text:p text:style-name="P27">pantype_to_view(type) – код типа в метод отображение</text:p>
      <text:p text:style-name="P27">any_value_to_boolean(val) – любое значение в логическое</text:p>
      <text:p text:style-name="P27">calc_midnight(time) – округлить время к полуночи</text:p>
      <text:p text:style-name="P27">time_to_str(val, time_now=nil) – время в человеческий вид</text:p>
      <text:p text:style-name="P27">time_to_dialog_str(time, time_now) – преобразует время в строку для диалога</text:p>
      <text:p text:style-name="P27">val_to_view(val, type, view, can_edit=true) – значение для отображения</text:p>
      <text:p text:style-name="P27">view_to_val(val, type, view) – преобразовать значение в согласованный вид</text:p>
      <text:p text:style-name="P27">text_coord_to_float(text) – координата как текст в число</text:p>
      <text:p text:style-name="P27">coord_to_int(y, x) – координату в 4-байтовое целое</text:p>
      <text:p text:style-name="P27">int_to_coord(int) – целое в координату</text:p>
      <text:p text:style-name="P27">simplify_coord(val) – упростить координату</text:p>
      <text:p text:style-name="P27">encode_pson_type(basetype, int) – кодирует тип данных и размер в тип PSON и число байт размера</text:p>
      <text:p text:style-name="P27">decode_pson_type(type) – раскодирует тип PSON в тип данных и число байт размера</text:p>
      <text:p text:style-name="P27">rubyobj_to_pson_elem(rubyobj) – конвертирует объект руби в PSON ("простая нотация объектов в Пандоре")</text:p>
      <text:p text:style-name="P27">pson_elem_to_rubyobj(data) – конвертирует PSON в объект руби</text:p>
      <text:p text:style-name="P27"><text:soft-page-break/>value_is_empty?(val) – значение пустое?</text:p>
      <text:p text:style-name="P27">namehash_to_pson(fldvalues, pack_empty=false) – пакует поля панобъекта в бинарный формат PSON</text:p>
      <text:p text:style-name="P27">pson_to_namehash(pson) – преобразует PSON блок в поля панобъекта</text:p>
      <text:p text:style-name="P28">1) Класс DatabaseSession – абстрактный класс адаптера</text:p>
      <text:p text:style-name="P28">2) Класс SQLiteDbSession – адаптер для работы с SQLite</text:p>
      <text:p text:style-name="P30">pan_type_to_sqlite_type(rt, size) – преобразует пандорский тип в тип записи sqlite</text:p>
      <text:p text:style-name="P30">ruby_val_to_sqlite_val(v) – преобразует значения ruby в значения sqlite</text:p>
      <text:p text:style-name="P30">panobj_fld_to_sqlite_tab(panobj_flds) – по матрице описания полей строит описание вновь создаваемой таблицы sqlite</text:p>
      <text:p text:style-name="P30">connect – подключается к базе</text:p>
      <text:p text:style-name="P30">create_table(table_name, recreate=false, arch_table=nil, arch_fields=nil, new_fields=nil) – создаёт таблицу в базе</text:p>
      <text:p text:style-name="P30">fields_table(table_name) – возвращает список полей таблицы в виде [имя, тип]</text:p>
      <text:p text:style-name="P27">escape_like_mask(mask) – экранирует спецсимволы маски для LIKE символом $</text:p>
      <text:p text:style-name="P27">select_table(table_name, filter=nil, fields=nil, sort=nil, limit=nil, like_filter=nil) – делает выборку из таблицы</text:p>
      <text:p text:style-name="P27">update_table(table_name, values, names=nil, filter=nil) – записывает данные в таблицу</text:p>
      <text:p text:style-name="P28">3) Класс RepositoryManager – менеджер хранилищ</text:p>
      <text:p text:style-name="P27">get_adapter(panobj, table_ptr, recreate=false) – инициировать адаптер к базе</text:p>
      <text:p text:style-name="P27">def get_tab_update(panobj, table_ptr, values, names, filter='') – записать данные в таблицу</text:p>
      <text:p text:style-name="P27">get_tab_fields(panobj, table_ptr) – взять список полей</text:p>
      <text:p text:style-name="P28">4) Класс BasePanobject – базовый объект Пандоры</text:p>
      <text:p text:style-name="P27">ider – идентификатор класса (название типа записи, например «Person»)</text:p>
      <text:p text:style-name="P27">kind – номер класса (для Person равно 1)</text:p>
      <text:p text:style-name="P27">sort – сортировка таблицы по умолчанию, передаётся в sql-запрос после «ORDER BY»</text:p>
      <text:p text:style-name="P27">def_fields – массив с описанием полей таблицы</text:p>
      <text:p text:style-name="P27">get_parent – находит родительский класс объекта Пандоры</text:p>
      <text:p text:style-name="P27">field_des(fld_name) – возвращает описание поля в виде строки из массива def_fields</text:p>
      <text:p text:style-name="P27">field_title(fd) – название поля на текущем языке, заголовок колонки</text:p>
      <text:p text:style-name="P27">set_if_nil(f, fi, pfd) – установливает описание поля из родителя, если своё пустое</text:p>
      <text:p text:style-name="P27">decode_pos(pos=nil) – разгадывает позицию метки по отношению к полю ввода</text:p>
      <text:p text:style-name="P27">set_view_and_len(fd) – определяет способ отображения и размер ввода для поля</text:p>
      <text:p text:style-name="P27">tab_fields(reinit=false) – берет описание полей из sql-таблицы</text:p>
      <text:p text:style-name="P27">expand_def_fields_to_parent(reinit=false) – расширяет описание полей, беря недостающие значения от родителя</text:p>
      <text:p text:style-name="P27">def_hash(fd) – формула для компонента панхэша по его типу</text:p>
      <text:p text:style-name="P27">panhash_pattern(auto_calc=true) – шаблон для вычиисления панхэша</text:p>
      <text:p text:style-name="P27">select(afilter=nil, set_namesvalues=false, fields=nil, sort=nil, limit=nil, like_filter=nil) – делает выборку из таблицы</text:p>
      <text:p text:style-name="P27"><text:soft-page-break/>update(values, names=nil, filter='', set_namesvalues=false) – записывает данные в таблицу</text:p>
      <text:p text:style-name="P27">field_val(fld_name, values) – выбирает значение по имени поля</text:p>
      <text:p text:style-name="P27">field_des(fld_name) – возвращает описание поля в виде строки из массива def_fields</text:p>
      <text:p text:style-name="P27">lang_to_str(lang) – краткое обозначение языка по его коду</text:p>
      <text:p text:style-name="P27">panhash_formula – формула панхэша для показа</text:p>
      <text:p text:style-name="P27">calc_hash(hfor, hlen, fval) – рассчитывает компоненту панхэша</text:p>
      <text:p text:style-name="P27">show_panhash(val, prefix=true) – панхэш для показа</text:p>
      <text:p text:style-name="P27">panhash(values, lang=0, prefix=true, hexview=false) – рассчитывает панхэш</text:p>
      <text:p text:style-name="P27">matter_fields – сущностные поля (входящие в панхэш)</text:p>
      <text:p text:style-name="P27">clear_excess_fields(row) – удалить избыточные поля</text:p>
      <text:p text:style-name="P28">5. Работа с параметрами</text:p>
      <text:p text:style-name="P27">create_base_id – создаёт новый идентификатор базы</text:p>
      <text:p text:style-name="P27">decode_param_setting(setting) – распознаёт атрибуты параметра</text:p>
      <text:p text:style-name="P27">normalize_param_value(val, type) – нормализует значение параметра</text:p>
      <text:p text:style-name="P27">calc_default_param_val(type, setting) – вычисляет значение по умолчанию параметра</text:p>
      <text:p text:style-name="P27">get_model(ider, models=nil) – возвращает экземпляр модели</text:p>
      <text:p text:style-name="P27">get_param(name, get_id=false) –возвращает значение параметра</text:p>
      <text:p text:style-name="P27">set_param(name, value, definition=nil) – задаёт значение параметра</text:p>
      <text:p text:style-name="P28">5) Класс RoundQueue – циклический буфер</text:p>
      <text:p text:style-name="P27">add_block_to_queue(block, max=MaxQueue) – добавить блок в очередь</text:p>
      <text:p text:style-name="P27">single_read_state(max=MaxQueue) – состояние одиночной очереди</text:p>
      <text:p text:style-name="P27">get_block_from_queue(max=MaxQueue, ptrind=nil) – взять блок из очереди</text:p>
      <text:p text:style-name="P28">6. Работа с капчой</text:p>
      <text:p text:style-name="P27">generate_captcha(drawing=nil, length=6, height=70, circles=5, curves=0) – сгенерировать капчу</text:p>
      <text:p text:style-name="P28">7. Мультимедиа функции</text:p>
      <text:p text:style-name="P27">is_64bit_os? – ОС является 64-битной?</text:p>
      <text:p text:style-name="P27">win_exec(cmd) – запустить в Винде</text:p>
      <text:p text:style-name="P27">play_mp3(filename, path=nil) – проиграть mp3</text:p>
      <text:p text:style-name="P27">elem_stopped?(elem) – элемент остановлен</text:p>
      <text:p text:style-name="P27">elem_playing?(elem) – элемент проигрывается</text:p>
      <text:p text:style-name="P27"/>
      <text:p text:style-name="P28">II. Модуль PandoraModel – логическая модель</text:p>
      <text:p text:style-name="P28"/>
      <text:p text:style-name="P28">1) Класс Panobject – корневой класс объектов Пандоры</text:p>
      <text:p text:style-name="P28">1. Управление моделью</text:p>
      <text:p text:style-name="P27">load_model_from_xml(lang='ru') – сформировать описание модели по XML-файлу</text:p>
      <text:p text:style-name="P27">panobjectclass_by_kind(kind) – класс панобъекта по коду типа</text:p>
      <text:p text:style-name="P27">normalize_trust(trust, to_int=nil) – нормализовать и преобразовать доверие</text:p>
      <text:p text:style-name="P27"><text:soft-page-break/>get_record_by_panhash(kind, panhash, pson_with_kind=nil, models=nil, getfields=nil) – читает запись по панхэшу</text:p>
      <text:p text:style-name="P27">save_record(kind, lang, values, models=nil, require_panhash=nil) – сохранить запись</text:p>
      <text:p text:style-name="P27">relation_is_symmetric?(relation) – связь симметрична</text:p>
      <text:p text:style-name="P27">act_relation(panhash1, panhash2, rel_kind=RK_Unknown, act=:check, creator=true, init=false, models=nil) – проверяет, создаёт или удаляет связь между двумя объектами</text:p>
      <text:p text:style-name="P27"/>
      <text:p text:style-name="P28">III. Модуль PandoraCrypto – криптографический модуль Пандоры</text:p>
      <text:p text:style-name="P28"/>
      <text:p text:style-name="P28">1. Битовые преобразование</text:p>
      <text:p text:style-name="P27">klen_to_bitlen(len) – код длины ключа в байтовую длину ключа</text:p>
      <text:p text:style-name="P27">bitlen_to_klen(len) – байтовая длина ключа в код длины</text:p>
      <text:p text:style-name="P27">divide_type_and_klen(tnl) – разделить тип и код длины</text:p>
      <text:p text:style-name="P28">2. Ключи, шифрование и подпись</text:p>
      <text:p text:style-name="P27">encode_cipher_and_hash(cipher, hash) – упаковать коды методов шифровки и хэширования</text:p>
      <text:p text:style-name="P27">decode_cipher_and_hash(cnh) – распаковать коды методов шифровки и хэширования</text:p>
      <text:p text:style-name="P27">pan_kh_to_openssl_hash(hash_len) – получает объект OpenSSL по коду хэша Пандоры</text:p>
      <text:p text:style-name="P27">pankt_to_openssl(type) – преобразует тип хэша Пандоры в имя OpenSSL</text:p>
      <text:p text:style-name="P27">pankt_len_to_full_openssl(type, len) – преобразует тип хэша Пандоры в строку OpenSSL</text:p>
      <text:p text:style-name="P27">key_recrypt(data, encode=true, cipher_hash=nil, cipherkey=nil) – зашифровать или расшифровать ключ</text:p>
      <text:p text:style-name="P27">generate_key(type_klen = KT_Rsa | KL_bit2048, cipher_hash=nil, cipherkey=nil) – генерирует ключ или ключевую пару</text:p>
      <text:p text:style-name="P27">init_key(key_vec) – инициализирует ключ или ключевую пару</text:p>
      <text:p text:style-name="P27">make_sign(key, data, hash_len=KH_Sha2 | KL_bit256) – создает подпись</text:p>
      <text:p text:style-name="P27">verify_sign(key, data, sign, hash_len=KH_Sha2 | KL_bit256) – проверяет подпись</text:p>
      <text:p text:style-name="P27">recrypt(key_vec, data, encrypt=true, private=false) – зашифровывает или расшифровывает данные</text:p>
      <text:p text:style-name="P28">3. Высокоуровневая криптография</text:p>
      <text:p text:style-name="P27">deactivate_key(key_vec) – деактивирует текущий или указанный ключ</text:p>
      <text:p text:style-name="P27">reset_current_key – деактивирует текущий ключ</text:p>
      <text:p text:style-name="P27">current_key(switch_key=false, need_init=true) – возвращает текущий ключ или позволяет выбрать и активировать ключ</text:p>
      <text:p text:style-name="P27">read_key(panhash, passwd, key_model) – считывает ключ из базы</text:p>
      <text:p text:style-name="P27">recrypt_key(key_model, key_vec, cipher, panhash, passwd, newpasswd) – перекодирует ключ</text:p>
      <text:p text:style-name="P27">current_user_or_key(user=true, init=true) – возвращает панхэш текущего пользователя или ключа</text:p>
      <text:p text:style-name="P27">sign_panobject(panobject, trust=0, models=nil) – подписывает PSON ПанОбъекта и сохраняет подпись как запись</text:p>
      <text:p text:style-name="P27">unsign_panobject(obj_hash, delete_all=false, models=nil) – удаляет подписи по заданному панхэшу</text:p>
      <text:p text:style-name="P27">trust_of_panobject(panhash, models=nil) – возвращает доверие к панобъекту по его панхэшу</text:p>
      <text:p text:style-name="P27"><text:soft-page-break/>rate_of_panobj(panhash, depth=$query_depth, querist=nil, models=nil) – вычислить рейтинг панобъекта</text:p>
      <text:p text:style-name="P27">open_key(panhash, models=nil, init=true) – активировать ключ по заданному панхэшу</text:p>
      <text:p text:style-name="P27">name_and_family_of_person(key, person=nil) – возвращает имя и фамилию человека</text:p>
      <text:p text:style-name="P27">short_name_of_person(key, person=nil, view_kind=0, othername=nil) – возвращает короткое имя человека</text:p>
      <text:p text:style-name="P27">find_sha1_solution(phrase) – находит sha1-загадку</text:p>
      <text:p text:style-name="P27">check_sha1_solution(phrase, add) – проверяет sha1-загадку</text:p>
      <text:p text:style-name="P27"/>
      <text:p text:style-name="P28">IV. Модуль PandoraNet – сетевые классы Пандоры</text:p>
      <text:p text:style-name="P27"/>
      <text:p text:style-name="P28">1) Класс Pool – пул</text:p>
      <text:p text:style-name="P27">add_to_white(ip) – </text:p>
      <text:p text:style-name="P27">is_white?(ip) – ip в белом списке?</text:p>
      <text:p text:style-name="P27">is_black?(ip) – ip в черном списке?</text:p>
      <text:p text:style-name="P27">add_session(conn) – добавляет сессию в список</text:p>
      <text:p text:style-name="P27">del_session(conn) – удаляет сессию из списка</text:p>
      <text:p text:style-name="P27">session_of_node(node) – возвращает сессию для узла</text:p>
      <text:p text:style-name="P27">session_of_keybase(keybase) – возвращает сессию по ключу и идентификатору базы</text:p>
      <text:p text:style-name="P27">session_of_key(key) – возвращает сессию по панхэшу ключа</text:p>
      <text:p text:style-name="P27">session_of_person(person) – возвращает сессию по панхэшу человека</text:p>
      <text:p text:style-name="P27">sessions_on_dialog(dialog) – возвращает сессию по диалогу</text:p>
      <text:p text:style-name="P27">init_session(node=nil, keybase=nil, send_state_add=nil, dialog=nil, node_id=nil) – находит или создает соединение с нужным узлом</text:p>
      <text:p text:style-name="P27">stop_session(node=nil, keybase=nil, disconnect=true) <text:s/>#, wait_disconnect=true) – останавливает соединение с заданным узлом</text:p>
      <text:p text:style-name="P27">encode_node(host, port, proto) – формирует маркер узла</text:p>
      <text:p text:style-name="P27">decode_node(node) – распаковывает маркер узла</text:p>
      <text:p text:style-name="P27">check_callback_addr(addr, host_ip) – стукануться по обратному адресу</text:p>
      <text:p text:style-name="P27">init_fish_for_fisher(fisher, in_lure, aim_keyhash=nil, baseid=nil) – инициализирует рыбку для заданного рыбака</text:p>
      <text:p text:style-name="P27"/>
      <text:p text:style-name="P28">2) Класс Session – сессия</text:p>
      <text:p text:style-name="P27">set_keepalive(client) – установить опции сокета</text:p>
      <text:p text:style-name="P27">pool – ссылка на пул</text:p>
      <text:p text:style-name="P27">get_type – тип сессии</text:p>
      <text:p text:style-name="P27">unpack_comm(comm) – распаковать команду</text:p>
      <text:p text:style-name="P27">unpack_comm_ext(comm) – распаковать расширение команды</text:p>
      <text:p text:style-name="P27">send_comm_and_data(index, cmd, code, data=nil) – отправляет команду, код и данные (если есть)</text:p>
      <text:p text:style-name="P27"><text:soft-page-break/>err_scmd(mes=nil, code=nil, buf=nil) – компонует команду ошибки и логирует сообщение</text:p>
      <text:p text:style-name="P27">add_send_segment(ex_comm, last_seg=true, param=nil, ascode=nil) – добавляет сегмент в пакет и отправляет если пора</text:p>
      <text:p text:style-name="P27">set_request(panhashes, send_now=false) – компонует команду запроса записи/записей</text:p>
      <text:p text:style-name="P27">set_query(list, time, send_now=false) – компонует команду запроса сорта/сортов</text:p>
      <text:p text:style-name="P27">accept_segment – принять полученный сегмент</text:p>
      <text:p text:style-name="P27">recognize_params – распознает данные приветствия</text:p>
      <text:p text:style-name="P27">set_max_pack_size(stage) – ставит лимит на допустимый размер пакета</text:p>
      <text:p text:style-name="P27">init_skey_or_error(first=true) – отреагировать на приветствие</text:p>
      <text:p text:style-name="P27">get_sphrase(init=false) – сгенерировать случайную фразу</text:p>
      <text:p text:style-name="P27">send_captcha – компоновать команду с капчой</text:p>
      <text:p text:style-name="P27">update_node(skey_panhash=nil, sbase_id=nil, trust=nil, session_key=nil) – обновить запись об узле</text:p>
      <text:p text:style-name="P27">process_media_segment(cannel, mediabuf) – обработать медиа сегмент</text:p>
      <text:p text:style-name="P27">get_simple_answer_to_node – взять пароль для упрощенной авторизации</text:p>
      <text:p text:style-name="P27">take_out_lure_for_fisher(fisher, in_lure) – взять исходящую наживку по входящей наживке для заданного рыбака</text:p>
      <text:p text:style-name="P27">get_out_lure_for_fisher(fisher, in_lure) – проверить исходящую наживку по входящей наживке и рыбаку</text:p>
      <text:p text:style-name="P27">get_fisher_for_out_lure(out_lure) – определить рыбака по исходящей наживке</text:p>
      <text:p text:style-name="P27">free_out_lure_of_fisher(fisher, in_lure) – очистить исходящие наживки для рыбака и входящей наживки</text:p>
      <text:p text:style-name="P27">set_fish_of_in_lure(in_lure, fish) – поставить рыбку на входящую наживку</text:p>
      <text:p text:style-name="P27">get_fish_for_in_lure(in_lure) – взять рыбку по входящей наживке</text:p>
      <text:p text:style-name="P27">free_fish_of_in_lure(in_lure) – очистить рыбку для входящей наживки</text:p>
      <text:p text:style-name="P27">send_segment_to_fish(in_lure, segment) – отправляет сегмент от текущей рыбацкой сессии к сессии рыбки</text:p>
      <text:p text:style-name="P27">send_segment_to_fisher(out_lure, segment) – отправляет сегмент от текущей сессии к сессии рыбака</text:p>
      <text:p text:style-name="P27">socket_recv(maxsize) – прочитать следующие данные из сокета, или вернуть nil, если сокет закрылся</text:p>
      <text:p text:style-name="P27">initialize(asocket, ahost_name, ahost_ip, aport, aproto, aconn_state, anode_id, a_dialog, tokey, send_state_add) – запускает три цикла сессии: чтение из очереди, чтение из сокета, отправка (общий)</text:p>
      <text:p text:style-name="P28">1. Функции слушания и охоты</text:p>
      <text:p text:style-name="P27">get_listener_client_or_nil(server) – взять следующий сокет клиента со слушателя, или вернуть nil</text:p>
      <text:p text:style-name="P27">get_exchage_params – взять параметры обмена</text:p>
      <text:p text:style-name="P27">start_or_stop_listen – открывает серверный сокет и начинает слушать</text:p>
      <text:p text:style-name="P27">hunt_nodes(round_count=1) – начать охоту</text:p>
      <text:p text:style-name="P27"/>
      <text:p text:style-name="P28"><text:soft-page-break/>V. Модуль PandoraGtk – графический интерфейс Пандоры</text:p>
      <text:p text:style-name="P28"/>
      <text:p text:style-name="P28">1) Класс AdvancedDialog – продвинутое окно диалога</text:p>
      <text:p text:style-name="P27">initialize(*args) – метод создания</text:p>
      <text:p text:style-name="P27">run2 – показать диалог в модальном режиме</text:p>
      <text:p text:style-name="P28">2) Класс SafeToggleToolButton – ToggleToolButton с безопасным переключением "active"</text:p>
      <text:p text:style-name="P27">safe_signal_clicked – запомнить обработчик сигнала</text:p>
      <text:p text:style-name="P27">safe_set_active(an_active) – безопасно установить свойство "active"</text:p>
      <text:p text:style-name="P28">3) Класс SafeCheckButton – CheckButton с безопасным переключением "active"</text:p>
      <text:p text:style-name="P27">safe_signal_clicked – запомнить обработчик сигнала</text:p>
      <text:p text:style-name="P27">safe_set_active(an_active) – безопасно установить свойство "active"</text:p>
      <text:p text:style-name="P28">4) Класс MaskEntry – поле ввода с допустимыми символами в маске</text:p>
      <text:p text:style-name="P28">5) Класс IntegerEntry – поле ввода целых чисел</text:p>
      <text:p text:style-name="P28">6) Класс FloatEntry – поле ввода дробных чисел</text:p>
      <text:p text:style-name="P28">7) Класс HexEntry – поле ввода шестнадцатеричных чисел</text:p>
      <text:p text:style-name="P28">8) Класс Base64Entry – поле ввода Base64</text:p>
      <text:p text:style-name="P28">9) Класс DateEntrySimple – поле ввода даты (простое)</text:p>
      <text:p text:style-name="P28">10) Класс TimeEntry – поле ввода даты и времени</text:p>
      <text:p text:style-name="P28">11) Класс DateEntry – поле ввода даты</text:p>
      <text:p text:style-name="P28">12) Класс PanhashBox – поле ввода панхэша</text:p>
      <text:p text:style-name="P27">set_classes – определить допустимые классы Пандоры</text:p>
      <text:p text:style-name="P28">13) Класс CoordEntry – поле ввода координаты</text:p>
      <text:p text:style-name="P28">14) Класс CoordBox – поле ввода координат</text:p>
      <text:p text:style-name="P28">15) Класс ExtTextView – расширенный TextView</text:p>
      <text:p text:style-name="P29">before_addition(cur_time=nil, vadj_value=nil) – выполнить перед добавлением</text:p>
      <text:p text:style-name="P29">after_addition(go_to_end=nil) – выполнить после добавления</text:p>
      <text:p text:style-name="P28">16) Класс SubjTreeView – таблица для объектов Пандоры</text:p>
      <text:p text:style-name="P28">17) Класс SubjTreeViewColumn – колонка для SubjTreeView</text:p>
      <text:p text:style-name="P28">18) Класс PanobjScrollWin – ScrolledWindow для объектов Пандоры</text:p>
      <text:p text:style-name="P28">19) Класс FieldsDialog – диалог с полями ввода</text:p>
      <text:p text:style-name="P29">add_menu_item(label, menu, text) – добавляет пункт в меню</text:p>
      <text:p text:style-name="P27">set_view_buffer(format, view_buffer, raw_buffer) – задает тестовый буфер для просмотра</text:p>
      <text:p text:style-name="P27">set_raw_buffer(format, raw_buffer, view_buffer) – задает сырой тестовый буфер</text:p>
      <text:p text:style-name="P27">set_buffers(init=false) – задать буферы</text:p>
      <text:p text:style-name="P27">set_tag(tag) – задать тэг для выделенного</text:p>
      <text:p text:style-name="P27">initialize(apanobject, afields=[], *args) – создать форму с полями</text:p>
      <text:p text:style-name="P27">calc_field_size(field) – вычислить размер поля</text:p>
      <text:p text:style-name="P27">calc_row_size(row) – вычислить размер ряда</text:p>
      <text:p text:style-name="P27"><text:soft-page-break/>on_resize_window(window, event) – событие при изменении размеров окна</text:p>
      <text:p text:style-name="P28">20) Класс TabLabelBox – бокс закладки для блокнота с картинкой и кнопкой</text:p>
      <text:p text:style-name="P28">21) Класс ViewDrawingArea – DrawingArea для вывода видео</text:p>
      <text:p text:style-name="P29">set_expose_event(value) – устанавливает обработчик события expose</text:p>
      <text:p text:style-name="P28">22) Класс DialogScrollWin – диалог разговора</text:p>
      <text:p text:style-name="P29">initialize(known_node, a_room_id, a_targets) – показать диалог общения</text:p>
      <text:p text:style-name="P27">add_mes_to_view(mes, key_or_panhash=nil, myname=nil, modified=nil, created=nil, to_end=nil) – добавляет сообщение в диалог</text:p>
      <text:p text:style-name="P27">load_history(max_message=6, sort_mode=0) – подгрузить историю сообщений</text:p>
      <text:p text:style-name="P27">get_name_and_family(i) – определить имя и фамилию</text:p>
      <text:p text:style-name="P27">set_session(session, online=true) – задать сессию</text:p>
      <text:p text:style-name="P27">add_and_send_mes(text) – отправляет сообщение на узел</text:p>
      <text:p text:style-name="P27">update_state(received=true, curpage=nil) – обновляет цвет закладки при получении новых данных</text:p>
      <text:p text:style-name="P27">parse_gst_string(text) – распознаёт строку Gstreamer</text:p>
      <text:p text:style-name="P27">append_elems_to_pipe(elements, pipeline, prev_elem=nil, prev_pad=nil, name_suff=nil) – добавляет элементы в конвейер</text:p>
      <text:p text:style-name="P27">add_elem_to_pipe(str, pipeline, prev_elem=nil, prev_pad=nil, name_suff=nil) – добавляет элемент в конвейер</text:p>
      <text:p text:style-name="P27">link_sink_to_area(sink, area, pipeline=nil) – прицепляет сливной элемент к области виджета</text:p>
      <text:p text:style-name="P27">set_xid(area, sink) – устанавливает дескриптор окна</text:p>
      <text:p text:style-name="P27">get_video_sender_params(*) – берёт параметры отправителя видео</text:p>
      <text:p text:style-name="P27">init_video_sender(start=true, just_upd_area=false) – инициализирует отправщика видео</text:p>
      <text:p text:style-name="P27">get_video_receiver_params(*) – берёт параметры приёмщика видео</text:p>
      <text:p text:style-name="P27">init_video_receiver(start=true, can_play=true, init=true) – инициализирует приёмщика видео</text:p>
      <text:p text:style-name="P27">get_audio_sender_params(*) – берёт параметры отправителя аудио</text:p>
      <text:p text:style-name="P27">init_audio_sender(start=true, just_upd_area=false) – инициализирует отправителя аудио</text:p>
      <text:p text:style-name="P27">get_audio_receiver_params(*) – берёт параметры приёмщика аудио</text:p>
      <text:p text:style-name="P27">init_audio_receiver(start=true, can_play=true, init=true) – инициализирует приёмщика аудио</text:p>
      <text:p text:style-name="P28">23) Класс SearchScrollWin – панель поиска</text:p>
      <text:p text:style-name="P27">search_in_bases(text, th, bases='auto') – поиск в базах</text:p>
      <text:p text:style-name="P27">initialize(text=nil) – показать окно поиска</text:p>
      <text:p text:style-name="P28">24) Класс ProfileScrollWin – панель профиля</text:p>
      <text:p text:style-name="P27">initialize(a_person=nil) – показать окно профиля</text:p>
      <text:p text:style-name="P28">25) Класс SessionScrollWin – список сеансов</text:p>
      <text:p text:style-name="P27">initialize(session=nil) – показать окно сессий</text:p>
      <text:p text:style-name="P28">1. Работа с элементами</text:p>
      <text:p text:style-name="P27">set_readonly(widget, value=true, sensitive=true) – установить виджету режим только для чтения</text:p>
      <text:p text:style-name="P29">hack_enter_bug(enterbox) – исправляет баг с исчезновением нажатия Enter</text:p>
      <text:p text:style-name="P29"><text:soft-page-break/>hack_grab_focus(widget_to_focus) – исправляет баг с неработающей постановкой фокуса</text:p>
      <text:p text:style-name="P29">create_menu_item(mi, treeview=nil) – создание пункта меню по его описанию</text:p>
      <text:p text:style-name="P27">set_statusbar_text(statusbar, text) – задает текст статусной строки</text:p>
      <text:p text:style-name="P27">add_tool_btn(toolbar, stock, title, toggle=nil) – добавить кнопку на панель инструментов</text:p>
      <text:p text:style-name="P28">2. Обновление</text:p>
      <text:p text:style-name="P29">start_updating(all_step=true) – проверить обновления и скачать их</text:p>
      <text:p text:style-name="P29">update_file(http, tail, pfn) – обновить файл</text:p>
      <text:p text:style-name="P28">3. Работа с записями</text:p>
      <text:p text:style-name="P29">act_panobject(tree_view, action) – выполнить действие над выделенной записью</text:p>
      <text:p text:style-name="P29">get_panobject_icon(panobj) – взять иконку ассоциированную с панобъектом</text:p>
      <text:p text:style-name="P29">show_panobject_list(panobject_class, widget=nil, sw=nil, auto_create=false) – показ списка панобъектов</text:p>
      <text:p text:style-name="P28">4. Работа с комнатами</text:p>
      <text:p text:style-name="P29">set_send_ptrind_by_room(room_id) – взять индекс указателя для отправки по id комнаты</text:p>
      <text:p text:style-name="P29">get_send_ptrind_by_room(room_id) – проверить индекс указателя для отправки по id комнаты</text:p>
      <text:p text:style-name="P29">nil_send_ptrind_by_room(room_id) – сбросить индекс указателя для отправки для комнаты</text:p>
      <text:p text:style-name="P29">extract_targets_from_panhash(targets, panhashes) – получить панхэш персоны по произвольному панхэшу</text:p>
      <text:p text:style-name="P29">extend_targets_by_relations(targets) – расширить списки персон, узлов и ключей пройдясь по связям</text:p>
      <text:p text:style-name="P29">start_extending_targets_by_hunt(targets) – запуск потока, которые ищет дополнительные узлы и ключи</text:p>
      <text:p text:style-name="P29">construct_room_id(persons) – создать идентификатор комнаты</text:p>
      <text:p text:style-name="P29">find_active_sender(not_this=nil) – найти активного отправителя</text:p>
      <text:p text:style-name="P28">5. Общие методы</text:p>
      <text:p text:style-name="P29">get_view_params – взять параметры вида</text:p>
      <text:p text:style-name="P29">get_main_params – взять основные параметры</text:p>
      <text:p text:style-name="P27">show_about – показ окна "О программе"</text:p>
      <text:p text:style-name="P27">show_talk_dialog(panhashes, known_node=nil) – показать диалог общения</text:p>
      <text:p text:style-name="P27">show_search_panel(text=nil) – показать панель поиска</text:p>
      <text:p text:style-name="P27">show_profile_panel(a_person=nil) – показать панель профиля</text:p>
      <text:p text:style-name="P29">show_session_panel(session=nil) – показать список сеансов</text:p>
      <text:p text:style-name="P28">26) Класс PandoraStatusIcon – иконка в трее</text:p>
      <text:p text:style-name="P29">initialize(a_update_win_icon=false, a_flash_on_new=true, a_flash_interval=0, a_play_sounds=true, a_hide_on_minimize=true) – создает иконку в трее</text:p>
      <text:p text:style-name="P29">create_menu – создает и показывает всплывающее меню</text:p>
      <text:p text:style-name="P29">set_online(state=nil) – задаёт статус «онлайн»</text:p>
      <text:p text:style-name="P29">set_message(message=nil) – задаёт статус "есть сообщение"</text:p>
      <text:p text:style-name="P29">set_flash(flash=true) – задаёт мигание</text:p>
      <text:p text:style-name="P29"><text:soft-page-break/>update_icon – обновляет иконку</text:p>
      <text:p text:style-name="P29">timeout_func – ставит таймер на шаг мигания</text:p>
      <text:p text:style-name="P29">icon_activated(top_sens=true, force_show=false) – действия при нажатии на иконку</text:p>
      <text:p text:style-name="P28">27) Класс CaptchaHPaned – панель с капчой</text:p>
      <text:p text:style-name="P29">initialize(first_child) – показать панель</text:p>
      <text:p text:style-name="P29">show_captcha(srckey, captcha_buf=nil, clue_text=nil, node=nil) – показать капчу</text:p>
      <text:p text:style-name="P28">29) Класс MainWindow – главное окно</text:p>
      <text:p text:style-name="P29">update_conn_status(conn, session_type, diff_count) – обновить состояние подключений</text:p>
      <text:p text:style-name="P29">correct_lis_btn_state – изменить состояние кнопки слушателя</text:p>
      <text:p text:style-name="P29">correct_hunt_btn_state – изменить состояние кнопки охотника</text:p>
      <text:p text:style-name="P29">add_status_field(index, text) – добавляет поле в статусбар</text:p>
      <text:p text:style-name="P29">set_status_field(index, text, enabled=nil, toggle=nil) – задаёт свойства поля в статусбаре</text:p>
      <text:p text:style-name="P29">get_status_field(index) – возвращает поле статусбара</text:p>
      <text:p text:style-name="P29">construct_room_title(dialog, check_all=true) – задаёт осмысленный заголовок окна</text:p>
      <text:p text:style-name="P29">do_menu_act(command, treeview=nil) – обработчик события меню</text:p>
      <text:p text:style-name="P29">fill_menubar(menubar) – заполнить главное меню</text:p>
      <text:p text:style-name="P29">fill_toolbar(toolbar) – заполнить панель инструментов</text:p>
      <text:p text:style-name="P29">init_scheduler(interval=nil) – инициировать планировщик</text:p>
      <text:p text:style-name="P29">initialize(*args) – показать главное окно Gtk</text:p>
      <text:p text:style-name="P28">Функции и классы вне модулей</text:p>
      <text:p text:style-name="P29">delete_psocket – удаляет unix-сокет Пандоры</text:p>
      <text:p text:style-name="P29">init_win32api – инициализирует модуль win32</text:p>
      <text:p text:style-name="P29">AsciiString – класс строки в виде Ascii</text:p>
      <text:p text:style-name="P29">Utf8String – класс строки в виде Utf8</text:p>
      <text:p text:style-name="P29"/>
      <text:p text:style-name="P29"/>
      <text:p text:style-name="P29"/>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621cm" fo:margin-bottom="0.51cm" style:contextual-spacing="false"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Illustration" style:family="paragraph" style:parent-style-name="Caption" style:class="extra"/>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style:contextual-spacing="false" fo:text-align="start" style:justify-single-word="false" fo:orphans="2" fo:widows="2" style:writing-mode="lr-tb"/>
      <style:text-properties style:font-name="Arial1" fo:font-family="Arial" style:font-family-generic="roman"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table:align="margins"/>
    </style:style>
    <style:style style:name="Таблица7.A" style:family="table-column">
      <style:table-column-properties style:rel-column-width="40658*"/>
    </style:style>
    <style:style style:name="Таблица7.B" style:family="table-column">
      <style:table-column-properties style:rel-column-width="24877*"/>
    </style:style>
    <style:style style:name="Таблица7.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row>
            <table:table-cell table:style-name="Таблица7.A1" office:value-type="string">
              <text:p text:style-name="MP1">Pandora 0.2 мир в твоих руках</text:p>
            </table:table-cell>
            <table:table-cell table:style-name="Таблица7.A1" office:value-type="string">
              <text:p text:style-name="MP2">Страница <text:page-number text:select-page="current">45</text:page-number> из <text:page-count>59</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882f8a0a489bc99a9e60c7905a60226254cb6ff0</meta:generator>
    <dc:title>Pandora</dc:title>
    <dc:subject>User manual</dc:subject>
    <meta:initial-creator>iron</meta:initial-creator>
    <meta:creation-date>2009-04-16T13:41:44</meta:creation-date>
    <dc:date>2014-05-23T01:35:51.290718307</dc:date>
    <meta:editing-cycles>683</meta:editing-cycles>
    <meta:editing-duration>P20DT18H47M54S</meta:editing-duration>
    <meta:document-statistic meta:table-count="6" meta:image-count="2" meta:object-count="0" meta:page-count="59" meta:paragraph-count="1365" meta:word-count="12982" meta:character-count="102080" meta:non-whitespace-character-count="89884"/>
    <meta:user-defined meta:name="Поле 1">Michael Galyuk</meta:user-defined>
    <meta:user-defined meta:name="Поле 2"/>
    <meta:user-defined meta:name="Поле 3"/>
    <meta:user-defined meta:name="Поле 4"/>
  </office:meta>
</office:document-meta>
</file>